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6.46mm"/>
    </style:style>
    <style:style style:name="ro4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113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Plan1" table:style-name="ta4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3" office:value-type="string" calcext:value-type="string">
            <text:p>TMAX</text:p>
          </table:table-cell>
          <table:table-cell table:style-name="ce3" office:value-type="string" calcext:value-type="string">
            <text:p>TMIN</text:p>
          </table:table-cell>
          <table:table-cell table:style-name="ce5" office:value-type="string" calcext:value-type="string">
            <text:p>TMED</text:p>
          </table:table-cell>
          <table:table-cell table:style-name="ce5" office:value-type="string" calcext:value-type="string">
            <text:p>ETP-Pmoith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01" calcext:value-type="date">
            <text:p>1/1/2008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02" calcext:value-type="date">
            <text:p>2/1/2008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03" calcext:value-type="date">
            <text:p>3/1/2008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04" calcext:value-type="date">
            <text:p>4/1/2008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05" calcext:value-type="date">
            <text:p>5/1/2008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06" calcext:value-type="date">
            <text:p>6/1/2008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07" calcext:value-type="date">
            <text:p>7/1/2008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08" calcext:value-type="date">
            <text:p>8/1/2008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09" calcext:value-type="date">
            <text:p>9/1/2008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10" calcext:value-type="date">
            <text:p>10/1/200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11" calcext:value-type="date">
            <text:p>11/1/200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12" calcext:value-type="date">
            <text:p>12/1/2008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13" calcext:value-type="date">
            <text:p>13/1/2008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14" calcext:value-type="date">
            <text:p>14/1/2008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15" calcext:value-type="date">
            <text:p>15/1/200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16" calcext:value-type="date">
            <text:p>16/1/2008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17" calcext:value-type="date">
            <text:p>17/1/2008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18" calcext:value-type="date">
            <text:p>18/1/2008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19" calcext:value-type="date">
            <text:p>19/1/2008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20" calcext:value-type="date">
            <text:p>20/1/2008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21" calcext:value-type="date">
            <text:p>21/1/200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22" calcext:value-type="date">
            <text:p>22/1/2008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1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23" calcext:value-type="date">
            <text:p>23/1/2008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24" calcext:value-type="date">
            <text:p>24/1/2008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25" calcext:value-type="date">
            <text:p>25/1/2008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26" calcext:value-type="date">
            <text:p>26/1/2008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27" calcext:value-type="date">
            <text:p>27/1/2008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1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28" calcext:value-type="date">
            <text:p>28/1/2008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29" calcext:value-type="date">
            <text:p>29/1/2008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2.9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30" calcext:value-type="date">
            <text:p>30/1/2008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1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1-31" calcext:value-type="date">
            <text:p>31/1/2008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01" calcext:value-type="date">
            <text:p>1/2/2008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02" calcext:value-type="date">
            <text:p>2/2/2008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7.25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03" calcext:value-type="date">
            <text:p>3/2/200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04" calcext:value-type="date">
            <text:p>4/2/2008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05" calcext:value-type="date">
            <text:p>5/2/2008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2.7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06" calcext:value-type="date">
            <text:p>6/2/2008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07" calcext:value-type="date">
            <text:p>7/2/2008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08" calcext:value-type="date">
            <text:p>8/2/2008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09" calcext:value-type="date">
            <text:p>9/2/2008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10" calcext:value-type="date">
            <text:p>10/2/2008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11" calcext:value-type="date">
            <text:p>11/2/2008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12" calcext:value-type="date">
            <text:p>12/2/200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13" calcext:value-type="date">
            <text:p>13/2/2008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14" calcext:value-type="date">
            <text:p>14/2/200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15" calcext:value-type="date">
            <text:p>15/2/2008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16" calcext:value-type="date">
            <text:p>16/2/2008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17" calcext:value-type="date">
            <text:p>17/2/200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18" calcext:value-type="date">
            <text:p>18/2/2008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19" calcext:value-type="date">
            <text:p>19/2/2008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20" calcext:value-type="date">
            <text:p>20/2/2008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21" calcext:value-type="date">
            <text:p>21/2/2008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22" calcext:value-type="date">
            <text:p>22/2/2008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1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23" calcext:value-type="date">
            <text:p>23/2/2008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24" calcext:value-type="date">
            <text:p>24/2/2008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3.3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25" calcext:value-type="date">
            <text:p>25/2/2008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26" calcext:value-type="date">
            <text:p>26/2/2008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27" calcext:value-type="date">
            <text:p>27/2/2008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28" calcext:value-type="date">
            <text:p>28/2/2008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2-29" calcext:value-type="date">
            <text:p>29/2/2008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4.25</text:p>
          </table:table-cell>
          <table:table-cell table:style-name="ce4" office:value-type="string" calcext:value-type="string">
            <text:p>6.1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01" calcext:value-type="date">
            <text:p>1/3/2008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02" calcext:value-type="date">
            <text:p>2/3/2008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03" calcext:value-type="date">
            <text:p>3/3/2008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04" calcext:value-type="date">
            <text:p>4/3/2008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05" calcext:value-type="date">
            <text:p>5/3/2008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06" calcext:value-type="date">
            <text:p>6/3/2008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07" calcext:value-type="date">
            <text:p>7/3/2008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08" calcext:value-type="date">
            <text:p>8/3/2008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09" calcext:value-type="date">
            <text:p>9/3/2008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10" calcext:value-type="date">
            <text:p>10/3/2008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11" calcext:value-type="date">
            <text:p>11/3/2008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0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12" calcext:value-type="date">
            <text:p>12/3/2008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13" calcext:value-type="date">
            <text:p>13/3/2008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14" calcext:value-type="date">
            <text:p>14/3/200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0.35</text:p>
          </table:table-cell>
          <table:table-cell table:style-name="ce4" office:value-type="string" calcext:value-type="string">
            <text:p>1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15" calcext:value-type="date">
            <text:p>15/3/2008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16" calcext:value-type="date">
            <text:p>16/3/2008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17" calcext:value-type="date">
            <text:p>17/3/2008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18" calcext:value-type="date">
            <text:p>18/3/2008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19" calcext:value-type="date">
            <text:p>19/3/2008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20" calcext:value-type="date">
            <text:p>20/3/200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21" calcext:value-type="date">
            <text:p>21/3/2008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22" calcext:value-type="date">
            <text:p>22/3/2008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23" calcext:value-type="date">
            <text:p>23/3/2008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24" calcext:value-type="date">
            <text:p>24/3/2008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25" calcext:value-type="date">
            <text:p>25/3/2008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26" calcext:value-type="date">
            <text:p>26/3/2008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27" calcext:value-type="date">
            <text:p>27/3/200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28" calcext:value-type="date">
            <text:p>28/3/2008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29" calcext:value-type="date">
            <text:p>29/3/2008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30" calcext:value-type="date">
            <text:p>30/3/2008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3-31" calcext:value-type="date">
            <text:p>31/3/2008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01" calcext:value-type="date">
            <text:p>1/4/2008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02" calcext:value-type="date">
            <text:p>2/4/2008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string" calcext:value-type="string">
            <text:p>0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03" calcext:value-type="date">
            <text:p>3/4/200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1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04" calcext:value-type="date">
            <text:p>4/4/2008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05" calcext:value-type="date">
            <text:p>5/4/2008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06" calcext:value-type="date">
            <text:p>6/4/2008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07" calcext:value-type="date">
            <text:p>7/4/2008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08" calcext:value-type="date">
            <text:p>8/4/2008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09" calcext:value-type="date">
            <text:p>9/4/2008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10" calcext:value-type="date">
            <text:p>10/4/2008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11" calcext:value-type="date">
            <text:p>11/4/2008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12" calcext:value-type="date">
            <text:p>12/4/2008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13" calcext:value-type="date">
            <text:p>13/4/2008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14" calcext:value-type="date">
            <text:p>14/4/2008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15" calcext:value-type="date">
            <text:p>15/4/2008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2.9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16" calcext:value-type="date">
            <text:p>16/4/2008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17" calcext:value-type="date">
            <text:p>17/4/2008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18" calcext:value-type="date">
            <text:p>18/4/2008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19" calcext:value-type="date">
            <text:p>19/4/2008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20" calcext:value-type="date">
            <text:p>20/4/2008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0.75</text:p>
          </table:table-cell>
          <table:table-cell table:style-name="ce4" office:value-type="string" calcext:value-type="string">
            <text:p>0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21" calcext:value-type="date">
            <text:p>21/4/2008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0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22" calcext:value-type="date">
            <text:p>22/4/2008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23" calcext:value-type="date">
            <text:p>23/4/200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24" calcext:value-type="date">
            <text:p>24/4/2008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25" calcext:value-type="date">
            <text:p>25/4/2008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26" calcext:value-type="date">
            <text:p>26/4/2008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27" calcext:value-type="date">
            <text:p>27/4/2008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4.5</text:p>
          </table:table-cell>
          <table:table-cell table:style-name="ce4" office:value-type="string" calcext:value-type="string">
            <text:p>22.4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28" calcext:value-type="date">
            <text:p>28/4/2008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29" calcext:value-type="date">
            <text:p>29/4/2008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4-30" calcext:value-type="date">
            <text:p>30/4/2008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01" calcext:value-type="date">
            <text:p>1/5/2008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19.5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02" calcext:value-type="date">
            <text:p>2/5/200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03" calcext:value-type="date">
            <text:p>3/5/2008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04" calcext:value-type="date">
            <text:p>4/5/2008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05" calcext:value-type="date">
            <text:p>5/5/2008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06" calcext:value-type="date">
            <text:p>6/5/2008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07" calcext:value-type="date">
            <text:p>7/5/2008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8.9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08" calcext:value-type="date">
            <text:p>8/5/200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0.1</text:p>
          </table:table-cell>
          <table:table-cell table:style-name="ce4" office:value-type="string" calcext:value-type="string">
            <text:p>18.8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09" calcext:value-type="date">
            <text:p>9/5/2008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10" calcext:value-type="date">
            <text:p>10/5/2008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11" calcext:value-type="date">
            <text:p>11/5/2008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20.1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12" calcext:value-type="date">
            <text:p>12/5/2008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19.4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13" calcext:value-type="date">
            <text:p>13/5/2008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19.5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14" calcext:value-type="date">
            <text:p>14/5/2008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15" calcext:value-type="date">
            <text:p>15/5/2008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16" calcext:value-type="date">
            <text:p>16/5/200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17" calcext:value-type="date">
            <text:p>17/5/2008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18" calcext:value-type="date">
            <text:p>18/5/2008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19" calcext:value-type="date">
            <text:p>19/5/2008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20" calcext:value-type="date">
            <text:p>20/5/2008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21" calcext:value-type="date">
            <text:p>21/5/2008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22" calcext:value-type="date">
            <text:p>22/5/2008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23" calcext:value-type="date">
            <text:p>23/5/2008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24" calcext:value-type="date">
            <text:p>24/5/2008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0.8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25" calcext:value-type="date">
            <text:p>25/5/2008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0.3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26" calcext:value-type="date">
            <text:p>26/5/200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2.9</text:p>
          </table:table-cell>
          <table:table-cell table:style-name="ce4" office:value-type="string" calcext:value-type="string">
            <text:p>20.2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27" calcext:value-type="date">
            <text:p>27/5/2008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12.2</text:p>
          </table:table-cell>
          <table:table-cell table:style-name="ce4" office:value-type="string" calcext:value-type="string">
            <text:p>20.0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28" calcext:value-type="date">
            <text:p>28/5/2008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29" calcext:value-type="date">
            <text:p>29/5/2008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30" calcext:value-type="date">
            <text:p>30/5/2008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5-31" calcext:value-type="date">
            <text:p>31/5/2008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01" calcext:value-type="date">
            <text:p>1/6/2008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15.65</text:p>
          </table:table-cell>
          <table:table-cell table:style-name="ce4" office:value-type="string" calcext:value-type="string">
            <text:p>0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02" calcext:value-type="date">
            <text:p>2/6/2008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19.7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03" calcext:value-type="date">
            <text:p>3/6/2008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9.6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04" calcext:value-type="date">
            <text:p>4/6/2008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19.75</text:p>
          </table:table-cell>
          <table:table-cell table:style-name="ce4" office:value-type="string" calcext:value-type="string">
            <text:p>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05" calcext:value-type="date">
            <text:p>5/6/2008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06" calcext:value-type="date">
            <text:p>6/6/2008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07" calcext:value-type="date">
            <text:p>7/6/2008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08" calcext:value-type="date">
            <text:p>8/6/2008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09" calcext:value-type="date">
            <text:p>9/6/2008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1.8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10" calcext:value-type="date">
            <text:p>10/6/200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11" calcext:value-type="date">
            <text:p>11/6/2008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1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12" calcext:value-type="date">
            <text:p>12/6/200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13" calcext:value-type="date">
            <text:p>13/6/2008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14" calcext:value-type="date">
            <text:p>14/6/2008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15" calcext:value-type="date">
            <text:p>15/6/2008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16" calcext:value-type="date">
            <text:p>16/6/2008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18.7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17" calcext:value-type="date">
            <text:p>17/6/2008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18" calcext:value-type="date">
            <text:p>18/6/2008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0.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19" calcext:value-type="date">
            <text:p>19/6/2008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20" calcext:value-type="date">
            <text:p>20/6/2008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1.8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21" calcext:value-type="date">
            <text:p>21/6/2008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21.8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22" calcext:value-type="date">
            <text:p>22/6/2008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23" calcext:value-type="date">
            <text:p>23/6/2008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24" calcext:value-type="date">
            <text:p>24/6/2008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12.9</text:p>
          </table:table-cell>
          <table:table-cell table:style-name="ce4" office:value-type="string" calcext:value-type="string">
            <text:p>18.85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25" calcext:value-type="date">
            <text:p>25/6/2008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26" calcext:value-type="date">
            <text:p>26/6/2008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11.5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27" calcext:value-type="date">
            <text:p>27/6/2008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19.6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28" calcext:value-type="date">
            <text:p>28/6/2008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29" calcext:value-type="date">
            <text:p>29/6/2008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2.3</text:p>
          </table:table-cell>
          <table:table-cell table:style-name="ce4" office:value-type="string" calcext:value-type="string">
            <text:p>20.0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6-30" calcext:value-type="date">
            <text:p>30/6/200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01" calcext:value-type="date">
            <text:p>1/7/2008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02" calcext:value-type="date">
            <text:p>2/7/200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03" calcext:value-type="date">
            <text:p>3/7/200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04" calcext:value-type="date">
            <text:p>4/7/2008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05" calcext:value-type="date">
            <text:p>5/7/2008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1.1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06" calcext:value-type="date">
            <text:p>6/7/2008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07" calcext:value-type="date">
            <text:p>7/7/2008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08" calcext:value-type="date">
            <text:p>8/7/200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09" calcext:value-type="date">
            <text:p>9/7/2008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1.2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10" calcext:value-type="date">
            <text:p>10/7/200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9.3</text:p>
          </table:table-cell>
          <table:table-cell table:style-name="ce4" office:value-type="string" calcext:value-type="string">
            <text:p>17.1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11" calcext:value-type="date">
            <text:p>11/7/2008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10.2</text:p>
          </table:table-cell>
          <table:table-cell table:style-name="ce4" office:value-type="string" calcext:value-type="string">
            <text:p>17.9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12" calcext:value-type="date">
            <text:p>12/7/200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9.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13" calcext:value-type="date">
            <text:p>13/7/2008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10.8</text:p>
          </table:table-cell>
          <table:table-cell table:style-name="ce4" office:value-type="string" calcext:value-type="string">
            <text:p>18.2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14" calcext:value-type="date">
            <text:p>14/7/2008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9.6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15" calcext:value-type="date">
            <text:p>15/7/2008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9.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16" calcext:value-type="date">
            <text:p>16/7/200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9.2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17" calcext:value-type="date">
            <text:p>17/7/2008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10.4</text:p>
          </table:table-cell>
          <table:table-cell table:style-name="ce4" office:value-type="string" calcext:value-type="string">
            <text:p>18.4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18" calcext:value-type="date">
            <text:p>18/7/2008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0.2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19" calcext:value-type="date">
            <text:p>19/7/2008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2.5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20" calcext:value-type="date">
            <text:p>20/7/2008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21" calcext:value-type="date">
            <text:p>21/7/2008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2.5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22" calcext:value-type="date">
            <text:p>22/7/2008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2.1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23" calcext:value-type="date">
            <text:p>23/7/200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2.45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24" calcext:value-type="date">
            <text:p>24/7/2008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25" calcext:value-type="date">
            <text:p>25/7/2008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26" calcext:value-type="date">
            <text:p>26/7/2008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27" calcext:value-type="date">
            <text:p>27/7/2008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28" calcext:value-type="date">
            <text:p>28/7/2008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29" calcext:value-type="date">
            <text:p>29/7/2008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30" calcext:value-type="date">
            <text:p>30/7/2008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7-31" calcext:value-type="date">
            <text:p>31/7/2008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21.8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01" calcext:value-type="date">
            <text:p>1/8/2008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75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02" calcext:value-type="date">
            <text:p>2/8/2008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03" calcext:value-type="date">
            <text:p>3/8/2008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04" calcext:value-type="date">
            <text:p>4/8/200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4.5</text:p>
          </table:table-cell>
          <table:table-cell table:style-name="ce4" office:value-type="string" calcext:value-type="string">
            <text:p>21.0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05" calcext:value-type="date">
            <text:p>5/8/2008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19.9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06" calcext:value-type="date">
            <text:p>6/8/2008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07" calcext:value-type="date">
            <text:p>7/8/2008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4.2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08" calcext:value-type="date">
            <text:p>8/8/2008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09" calcext:value-type="date">
            <text:p>9/8/2008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2.7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10" calcext:value-type="date">
            <text:p>10/8/2008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11" calcext:value-type="date">
            <text:p>11/8/2008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3.3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12" calcext:value-type="date">
            <text:p>12/8/2008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13" calcext:value-type="date">
            <text:p>13/8/2008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14" calcext:value-type="date">
            <text:p>14/8/2008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15" calcext:value-type="date">
            <text:p>15/8/2008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16" calcext:value-type="date">
            <text:p>16/8/2008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17" calcext:value-type="date">
            <text:p>17/8/2008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18" calcext:value-type="date">
            <text:p>18/8/200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19" calcext:value-type="date">
            <text:p>19/8/2008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5.9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20" calcext:value-type="date">
            <text:p>20/8/2008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21" calcext:value-type="date">
            <text:p>21/8/2008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22" calcext:value-type="date">
            <text:p>22/8/2008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2.9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23" calcext:value-type="date">
            <text:p>23/8/2008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24" calcext:value-type="date">
            <text:p>24/8/2008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25" calcext:value-type="date">
            <text:p>25/8/2008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26" calcext:value-type="date">
            <text:p>26/8/2008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27" calcext:value-type="date">
            <text:p>27/8/2008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28" calcext:value-type="date">
            <text:p>28/8/2008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29" calcext:value-type="date">
            <text:p>29/8/2008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30" calcext:value-type="date">
            <text:p>30/8/2008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19.85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8-31" calcext:value-type="date">
            <text:p>31/8/2008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9.6</text:p>
          </table:table-cell>
          <table:table-cell table:style-name="ce4" office:value-type="string" calcext:value-type="string">
            <text:p>18.6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01" calcext:value-type="date">
            <text:p>1/9/2008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10.9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02" calcext:value-type="date">
            <text:p>2/9/2008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03" calcext:value-type="date">
            <text:p>3/9/2008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9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04" calcext:value-type="date">
            <text:p>4/9/2008</text:p>
          </table:table-cell>
          <table:table-cell table:style-name="ce4" office:value-type="string" calcext:value-type="string">
            <text:p>35.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05" calcext:value-type="date">
            <text:p>5/9/2008</text:p>
          </table:table-cell>
          <table:table-cell table:style-name="ce4" office:value-type="string" calcext:value-type="string">
            <text:p>35.5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string" calcext:value-type="string">
            <text:p>10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06" calcext:value-type="date">
            <text:p>6/9/2008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07" calcext:value-type="date">
            <text:p>7/9/200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16.15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08" calcext:value-type="date">
            <text:p>8/9/2008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09" calcext:value-type="date">
            <text:p>9/9/2008</text:p>
          </table:table-cell>
          <table:table-cell table:style-name="ce4" office:value-type="string" calcext:value-type="string">
            <text:p>36.4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10" calcext:value-type="date">
            <text:p>10/9/200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7.2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11" calcext:value-type="date">
            <text:p>11/9/2008</text:p>
          </table:table-cell>
          <table:table-cell table:style-name="ce4" office:value-type="string" calcext:value-type="string">
            <text:p>36.3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12" calcext:value-type="date">
            <text:p>12/9/2008</text:p>
          </table:table-cell>
          <table:table-cell table:style-name="ce4" office:value-type="string" calcext:value-type="string">
            <text:p>36.3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8.05</text:p>
          </table:table-cell>
          <table:table-cell table:style-name="ce4" office:value-type="string" calcext:value-type="string">
            <text:p>1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13" calcext:value-type="date">
            <text:p>13/9/2008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3.3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14" calcext:value-type="date">
            <text:p>14/9/2008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15" calcext:value-type="date">
            <text:p>15/9/2008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16" calcext:value-type="date">
            <text:p>16/9/2008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4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17" calcext:value-type="date">
            <text:p>17/9/2008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20.7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18" calcext:value-type="date">
            <text:p>18/9/2008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1.4</text:p>
          </table:table-cell>
          <table:table-cell table:style-name="ce4" office:value-type="string" calcext:value-type="string">
            <text:p>19.9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19" calcext:value-type="date">
            <text:p>19/9/2008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20" calcext:value-type="date">
            <text:p>20/9/2008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2.4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21" calcext:value-type="date">
            <text:p>21/9/2008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17.65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22" calcext:value-type="date">
            <text:p>22/9/2008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12.5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23" calcext:value-type="date">
            <text:p>23/9/2008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7.9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24" calcext:value-type="date">
            <text:p>24/9/2008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25" calcext:value-type="date">
            <text:p>25/9/2008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26" calcext:value-type="date">
            <text:p>26/9/2008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0.9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27" calcext:value-type="date">
            <text:p>27/9/2008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2.1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28" calcext:value-type="date">
            <text:p>28/9/2008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29" calcext:value-type="date">
            <text:p>29/9/2008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2.2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09-30" calcext:value-type="date">
            <text:p>30/9/2008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01" calcext:value-type="date">
            <text:p>1/10/200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7.15</text:p>
          </table:table-cell>
          <table:table-cell table:style-name="ce4" office:value-type="string" calcext:value-type="string">
            <text:p>9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02" calcext:value-type="date">
            <text:p>2/10/2008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03" calcext:value-type="date">
            <text:p>3/10/2008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04" calcext:value-type="date">
            <text:p>4/10/200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05" calcext:value-type="date">
            <text:p>5/10/2008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06" calcext:value-type="date">
            <text:p>6/10/2008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0.05</text:p>
          </table:table-cell>
          <table:table-cell table:style-name="ce4" office:value-type="string" calcext:value-type="string">
            <text:p>1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07" calcext:value-type="date">
            <text:p>7/10/2008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0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08" calcext:value-type="date">
            <text:p>8/10/2008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09" calcext:value-type="date">
            <text:p>9/10/2008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10" calcext:value-type="date">
            <text:p>10/10/2008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11" calcext:value-type="date">
            <text:p>11/10/2008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12" calcext:value-type="date">
            <text:p>12/10/2008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13" calcext:value-type="date">
            <text:p>13/10/2008</text:p>
          </table:table-cell>
          <table:table-cell table:style-name="ce4" office:value-type="string" calcext:value-type="string">
            <text:p>34.8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14" calcext:value-type="date">
            <text:p>14/10/2008</text:p>
          </table:table-cell>
          <table:table-cell table:style-name="ce4" office:value-type="string" calcext:value-type="string">
            <text:p>36.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8.6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15" calcext:value-type="date">
            <text:p>15/10/2008</text:p>
          </table:table-cell>
          <table:table-cell table:style-name="ce4" office:value-type="string" calcext:value-type="string">
            <text:p>37.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9.25</text:p>
          </table:table-cell>
          <table:table-cell table:style-name="ce4" office:value-type="string" calcext:value-type="string">
            <text:p>9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16" calcext:value-type="date">
            <text:p>16/10/2008</text:p>
          </table:table-cell>
          <table:table-cell table:style-name="ce4" office:value-type="string" calcext:value-type="string">
            <text:p>37.9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17" calcext:value-type="date">
            <text:p>17/10/2008</text:p>
          </table:table-cell>
          <table:table-cell table:style-name="ce4" office:value-type="string" calcext:value-type="string">
            <text:p>37.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8.7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18" calcext:value-type="date">
            <text:p>18/10/2008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19" calcext:value-type="date">
            <text:p>19/10/2008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20" calcext:value-type="date">
            <text:p>20/10/2008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21" calcext:value-type="date">
            <text:p>21/10/2008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22" calcext:value-type="date">
            <text:p>22/10/2008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23" calcext:value-type="date">
            <text:p>23/10/2008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24" calcext:value-type="date">
            <text:p>24/10/2008</text:p>
          </table:table-cell>
          <table:table-cell table:style-name="ce4" office:value-type="string" calcext:value-type="string">
            <text:p>35.7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7.75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25" calcext:value-type="date">
            <text:p>25/10/2008</text:p>
          </table:table-cell>
          <table:table-cell table:style-name="ce4" office:value-type="string" calcext:value-type="string">
            <text:p>36.8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26" calcext:value-type="date">
            <text:p>26/10/2008</text:p>
          </table:table-cell>
          <table:table-cell table:style-name="ce4" office:value-type="string" calcext:value-type="string">
            <text:p>37.2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9.45</text:p>
          </table:table-cell>
          <table:table-cell table:style-name="ce4" office:value-type="string" calcext:value-type="string">
            <text:p>11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27" calcext:value-type="date">
            <text:p>27/10/2008</text:p>
          </table:table-cell>
          <table:table-cell table:style-name="ce4" office:value-type="string" calcext:value-type="string">
            <text:p>35.7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28" calcext:value-type="date">
            <text:p>28/10/2008</text:p>
          </table:table-cell>
          <table:table-cell table:style-name="ce4" office:value-type="string" calcext:value-type="string">
            <text:p>36.4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string" calcext:value-type="string">
            <text:p>29.1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29" calcext:value-type="date">
            <text:p>29/10/2008</text:p>
          </table:table-cell>
          <table:table-cell table:style-name="ce4" office:value-type="string" calcext:value-type="string">
            <text:p>38.4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0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30" calcext:value-type="date">
            <text:p>30/10/2008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0-31" calcext:value-type="date">
            <text:p>31/10/2008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01" calcext:value-type="date">
            <text:p>1/11/2008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02" calcext:value-type="date">
            <text:p>2/11/200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03" calcext:value-type="date">
            <text:p>3/11/2008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04" calcext:value-type="date">
            <text:p>4/11/2008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9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05" calcext:value-type="date">
            <text:p>5/11/2008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06" calcext:value-type="date">
            <text:p>6/11/2008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07" calcext:value-type="date">
            <text:p>7/11/2008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1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08" calcext:value-type="date">
            <text:p>8/11/2008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09" calcext:value-type="date">
            <text:p>9/11/2008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7.4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10" calcext:value-type="date">
            <text:p>10/11/2008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11" calcext:value-type="date">
            <text:p>11/11/2008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12" calcext:value-type="date">
            <text:p>12/11/2008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13" calcext:value-type="date">
            <text:p>13/11/2008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4.2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14" calcext:value-type="date">
            <text:p>14/11/2008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15" calcext:value-type="date">
            <text:p>15/11/2008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16" calcext:value-type="date">
            <text:p>16/11/200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17" calcext:value-type="date">
            <text:p>17/11/200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18" calcext:value-type="date">
            <text:p>18/11/2008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1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19" calcext:value-type="date">
            <text:p>19/11/2008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9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20" calcext:value-type="date">
            <text:p>20/11/2008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10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21" calcext:value-type="date">
            <text:p>21/11/200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5.9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22" calcext:value-type="date">
            <text:p>22/11/2008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23" calcext:value-type="date">
            <text:p>23/11/2008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24" calcext:value-type="date">
            <text:p>24/11/2008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9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25" calcext:value-type="date">
            <text:p>25/11/2008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10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26" calcext:value-type="date">
            <text:p>26/11/2008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8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27" calcext:value-type="date">
            <text:p>27/11/2008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28" calcext:value-type="date">
            <text:p>28/11/2008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29" calcext:value-type="date">
            <text:p>29/11/2008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1-30" calcext:value-type="date">
            <text:p>30/11/2008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8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01" calcext:value-type="date">
            <text:p>1/12/200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02" calcext:value-type="date">
            <text:p>2/12/2008</text:p>
          </table:table-cell>
          <table:table-cell table:style-name="ce4" office:value-type="string" calcext:value-type="string">
            <text:p>34.8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7.6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03" calcext:value-type="date">
            <text:p>3/12/2008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04" calcext:value-type="date">
            <text:p>4/12/2008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22.6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05" calcext:value-type="date">
            <text:p>5/12/2008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10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06" calcext:value-type="date">
            <text:p>6/12/2008</text:p>
          </table:table-cell>
          <table:table-cell table:style-name="ce4" office:value-type="string" calcext:value-type="string">
            <text:p>34.2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07" calcext:value-type="date">
            <text:p>7/12/2008</text:p>
          </table:table-cell>
          <table:table-cell table:style-name="ce4" office:value-type="string" calcext:value-type="string">
            <text:p>34.5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08" calcext:value-type="date">
            <text:p>8/12/2008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7.0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09" calcext:value-type="date">
            <text:p>9/12/2008</text:p>
          </table:table-cell>
          <table:table-cell table:style-name="ce4" office:value-type="string" calcext:value-type="string">
            <text:p>35.7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10" calcext:value-type="date">
            <text:p>10/12/2008</text:p>
          </table:table-cell>
          <table:table-cell table:style-name="ce4" office:value-type="string" calcext:value-type="string">
            <text:p>34.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28.4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11" calcext:value-type="date">
            <text:p>11/12/2008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12" calcext:value-type="date">
            <text:p>12/12/2008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13" calcext:value-type="date">
            <text:p>13/12/2008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6.9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14" calcext:value-type="date">
            <text:p>14/12/2008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15" calcext:value-type="date">
            <text:p>15/12/2008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16" calcext:value-type="date">
            <text:p>16/12/2008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1.95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17" calcext:value-type="date">
            <text:p>17/12/2008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18" calcext:value-type="date">
            <text:p>18/12/2008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19" calcext:value-type="date">
            <text:p>19/12/2008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20" calcext:value-type="date">
            <text:p>20/12/2008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21" calcext:value-type="date">
            <text:p>21/12/2008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22" calcext:value-type="date">
            <text:p>22/12/2008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4.2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23" calcext:value-type="date">
            <text:p>23/12/2008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24" calcext:value-type="date">
            <text:p>24/12/2008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25" calcext:value-type="date">
            <text:p>25/12/2008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26" calcext:value-type="date">
            <text:p>26/12/200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27" calcext:value-type="date">
            <text:p>27/12/2008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28" calcext:value-type="date">
            <text:p>28/12/2008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29" calcext:value-type="date">
            <text:p>29/12/2008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30" calcext:value-type="date">
            <text:p>30/12/2008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6.85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8-12-31" calcext:value-type="date">
            <text:p>31/12/200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01" calcext:value-type="date">
            <text:p>1/1/2009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02" calcext:value-type="date">
            <text:p>2/1/2009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03" calcext:value-type="date">
            <text:p>3/1/2009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04" calcext:value-type="date">
            <text:p>4/1/2009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0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05" calcext:value-type="date">
            <text:p>5/1/2009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06" calcext:value-type="date">
            <text:p>6/1/2009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3.3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07" calcext:value-type="date">
            <text:p>7/1/2009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6.9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08" calcext:value-type="date">
            <text:p>8/1/2009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09" calcext:value-type="date">
            <text:p>9/1/2009</text:p>
          </table:table-cell>
          <table:table-cell table:style-name="ce4" office:value-type="string" calcext:value-type="string">
            <text:p>34.6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10" calcext:value-type="date">
            <text:p>10/1/2009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11" calcext:value-type="date">
            <text:p>11/1/2009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12" calcext:value-type="date">
            <text:p>12/1/2009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13" calcext:value-type="date">
            <text:p>13/1/2009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8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14" calcext:value-type="date">
            <text:p>14/1/2009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1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15" calcext:value-type="date">
            <text:p>15/1/2009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16" calcext:value-type="date">
            <text:p>16/1/2009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17" calcext:value-type="date">
            <text:p>17/1/2009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18" calcext:value-type="date">
            <text:p>18/1/2009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19" calcext:value-type="date">
            <text:p>19/1/2009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20" calcext:value-type="date">
            <text:p>20/1/2009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21" calcext:value-type="date">
            <text:p>21/1/2009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22" calcext:value-type="date">
            <text:p>22/1/2009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23" calcext:value-type="date">
            <text:p>23/1/2009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24" calcext:value-type="date">
            <text:p>24/1/2009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25" calcext:value-type="date">
            <text:p>25/1/2009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26" calcext:value-type="date">
            <text:p>26/1/2009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0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27" calcext:value-type="date">
            <text:p>27/1/2009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28" calcext:value-type="date">
            <text:p>28/1/2009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29" calcext:value-type="date">
            <text:p>29/1/2009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30" calcext:value-type="date">
            <text:p>30/1/2009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1-31" calcext:value-type="date">
            <text:p>31/1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01" calcext:value-type="date">
            <text:p>1/2/2009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02" calcext:value-type="date">
            <text:p>2/2/2009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03" calcext:value-type="date">
            <text:p>3/2/20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04" calcext:value-type="date">
            <text:p>4/2/200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05" calcext:value-type="date">
            <text:p>5/2/20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06" calcext:value-type="date">
            <text:p>6/2/2009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07" calcext:value-type="date">
            <text:p>7/2/2009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08" calcext:value-type="date">
            <text:p>8/2/2009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6.6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09" calcext:value-type="date">
            <text:p>9/2/2009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10" calcext:value-type="date">
            <text:p>10/2/2009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11" calcext:value-type="date">
            <text:p>11/2/2009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6.6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12" calcext:value-type="date">
            <text:p>12/2/2009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13" calcext:value-type="date">
            <text:p>13/2/2009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14" calcext:value-type="date">
            <text:p>14/2/2009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15" calcext:value-type="date">
            <text:p>15/2/2009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16" calcext:value-type="date">
            <text:p>16/2/2009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17" calcext:value-type="date">
            <text:p>17/2/2009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18" calcext:value-type="date">
            <text:p>18/2/2009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19" calcext:value-type="date">
            <text:p>19/2/2009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7.15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20" calcext:value-type="date">
            <text:p>20/2/2009</text:p>
          </table:table-cell>
          <table:table-cell table:style-name="ce4" office:value-type="string" calcext:value-type="string">
            <text:p>32.9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21" calcext:value-type="date">
            <text:p>21/2/2009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7.35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22" calcext:value-type="date">
            <text:p>22/2/2009</text:p>
          </table:table-cell>
          <table:table-cell table:style-name="ce4" office:value-type="string" calcext:value-type="string">
            <text:p>34.5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7.9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23" calcext:value-type="date">
            <text:p>23/2/2009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24" calcext:value-type="date">
            <text:p>24/2/2009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25" calcext:value-type="date">
            <text:p>25/2/200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26" calcext:value-type="date">
            <text:p>26/2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27" calcext:value-type="date">
            <text:p>27/2/200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2-28" calcext:value-type="date">
            <text:p>28/2/2009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7.0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01" calcext:value-type="date">
            <text:p>1/3/2009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28.0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02" calcext:value-type="date">
            <text:p>2/3/2009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03" calcext:value-type="date">
            <text:p>3/3/2009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04" calcext:value-type="date">
            <text:p>4/3/200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8.2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05" calcext:value-type="date">
            <text:p>5/3/2009</text:p>
          </table:table-cell>
          <table:table-cell table:style-name="ce4" office:value-type="string" calcext:value-type="string">
            <text:p>34.6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06" calcext:value-type="date">
            <text:p>6/3/2009</text:p>
          </table:table-cell>
          <table:table-cell table:style-name="ce4" office:value-type="string" calcext:value-type="string">
            <text:p>35.5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07" calcext:value-type="date">
            <text:p>7/3/2009</text:p>
          </table:table-cell>
          <table:table-cell table:style-name="ce4" office:value-type="string" calcext:value-type="string">
            <text:p>34.8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08" calcext:value-type="date">
            <text:p>8/3/2009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09" calcext:value-type="date">
            <text:p>9/3/2009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6.5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10" calcext:value-type="date">
            <text:p>10/3/2009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11" calcext:value-type="date">
            <text:p>11/3/2009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12" calcext:value-type="date">
            <text:p>12/3/2009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13" calcext:value-type="date">
            <text:p>13/3/2009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14" calcext:value-type="date">
            <text:p>14/3/200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15" calcext:value-type="date">
            <text:p>15/3/2009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16" calcext:value-type="date">
            <text:p>16/3/2009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17" calcext:value-type="date">
            <text:p>17/3/2009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18" calcext:value-type="date">
            <text:p>18/3/2009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19" calcext:value-type="date">
            <text:p>19/3/2009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20" calcext:value-type="date">
            <text:p>20/3/2009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21" calcext:value-type="date">
            <text:p>21/3/2009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22" calcext:value-type="date">
            <text:p>22/3/2009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23" calcext:value-type="date">
            <text:p>23/3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24" calcext:value-type="date">
            <text:p>24/3/200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25" calcext:value-type="date">
            <text:p>25/3/2009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26" calcext:value-type="date">
            <text:p>26/3/2009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27" calcext:value-type="date">
            <text:p>27/3/2009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28" calcext:value-type="date">
            <text:p>28/3/2009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29" calcext:value-type="date">
            <text:p>29/3/2009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30" calcext:value-type="date">
            <text:p>30/3/2009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0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3-31" calcext:value-type="date">
            <text:p>31/3/2009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01" calcext:value-type="date">
            <text:p>1/4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02" calcext:value-type="date">
            <text:p>2/4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2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03" calcext:value-type="date">
            <text:p>3/4/2009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04" calcext:value-type="date">
            <text:p>4/4/2009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05" calcext:value-type="date">
            <text:p>5/4/2009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06" calcext:value-type="date">
            <text:p>6/4/2009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07" calcext:value-type="date">
            <text:p>7/4/2009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08" calcext:value-type="date">
            <text:p>8/4/2009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09" calcext:value-type="date">
            <text:p>9/4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10" calcext:value-type="date">
            <text:p>10/4/2009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11" calcext:value-type="date">
            <text:p>11/4/2009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12" calcext:value-type="date">
            <text:p>12/4/2009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13" calcext:value-type="date">
            <text:p>13/4/2009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4.2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14" calcext:value-type="date">
            <text:p>14/4/2009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string" calcext:value-type="string">
            <text:p>1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15" calcext:value-type="date">
            <text:p>15/4/2009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16" calcext:value-type="date">
            <text:p>16/4/2009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21.9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17" calcext:value-type="date">
            <text:p>17/4/2009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18" calcext:value-type="date">
            <text:p>18/4/2009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19" calcext:value-type="date">
            <text:p>19/4/2009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20" calcext:value-type="date">
            <text:p>20/4/2009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21" calcext:value-type="date">
            <text:p>21/4/2009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22" calcext:value-type="date">
            <text:p>22/4/2009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23" calcext:value-type="date">
            <text:p>23/4/2009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24" calcext:value-type="date">
            <text:p>24/4/2009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25" calcext:value-type="date">
            <text:p>25/4/2009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26" calcext:value-type="date">
            <text:p>26/4/2009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27" calcext:value-type="date">
            <text:p>27/4/2009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28" calcext:value-type="date">
            <text:p>28/4/2009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29" calcext:value-type="date">
            <text:p>29/4/2009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22.6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4-30" calcext:value-type="date">
            <text:p>30/4/2009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01" calcext:value-type="date">
            <text:p>1/5/2009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02" calcext:value-type="date">
            <text:p>2/5/2009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03" calcext:value-type="date">
            <text:p>3/5/2009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04" calcext:value-type="date">
            <text:p>4/5/2009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05" calcext:value-type="date">
            <text:p>5/5/200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06" calcext:value-type="date">
            <text:p>6/5/2009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07" calcext:value-type="date">
            <text:p>7/5/2009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08" calcext:value-type="date">
            <text:p>8/5/2009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09" calcext:value-type="date">
            <text:p>9/5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10" calcext:value-type="date">
            <text:p>10/5/200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11" calcext:value-type="date">
            <text:p>11/5/2009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12" calcext:value-type="date">
            <text:p>12/5/2009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3.5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13" calcext:value-type="date">
            <text:p>13/5/200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14" calcext:value-type="date">
            <text:p>14/5/2009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15" calcext:value-type="date">
            <text:p>15/5/2009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16" calcext:value-type="date">
            <text:p>16/5/2009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17.85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17" calcext:value-type="date">
            <text:p>17/5/2009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1.2</text:p>
          </table:table-cell>
          <table:table-cell table:style-name="ce4" office:value-type="string" calcext:value-type="string">
            <text:p>19.35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18" calcext:value-type="date">
            <text:p>18/5/2009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19" calcext:value-type="date">
            <text:p>19/5/2009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20" calcext:value-type="date">
            <text:p>20/5/2009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0.3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21" calcext:value-type="date">
            <text:p>21/5/2009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22" calcext:value-type="date">
            <text:p>22/5/2009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19.6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23" calcext:value-type="date">
            <text:p>23/5/2009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24" calcext:value-type="date">
            <text:p>24/5/2009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25" calcext:value-type="date">
            <text:p>25/5/2009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26" calcext:value-type="date">
            <text:p>26/5/2009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27" calcext:value-type="date">
            <text:p>27/5/2009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28" calcext:value-type="date">
            <text:p>28/5/200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29" calcext:value-type="date">
            <text:p>29/5/2009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3.5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30" calcext:value-type="date">
            <text:p>30/5/2009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5-31" calcext:value-type="date">
            <text:p>31/5/2009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01" calcext:value-type="date">
            <text:p>1/6/2009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10.7</text:p>
          </table:table-cell>
          <table:table-cell table:style-name="ce4" office:value-type="string" calcext:value-type="string">
            <text:p>15.5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02" calcext:value-type="date">
            <text:p>2/6/2009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2.8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03" calcext:value-type="date">
            <text:p>3/6/2009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12.4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04" calcext:value-type="date">
            <text:p>4/6/2009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5.2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05" calcext:value-type="date">
            <text:p>5/6/2009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1.2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06" calcext:value-type="date">
            <text:p>6/6/2009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1.0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07" calcext:value-type="date">
            <text:p>7/6/2009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08" calcext:value-type="date">
            <text:p>8/6/2009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8.3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09" calcext:value-type="date">
            <text:p>9/6/2009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0.0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10" calcext:value-type="date">
            <text:p>10/6/200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11" calcext:value-type="date">
            <text:p>11/6/2009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18.5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12" calcext:value-type="date">
            <text:p>12/6/2009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18.3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13" calcext:value-type="date">
            <text:p>13/6/2009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11.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14" calcext:value-type="date">
            <text:p>14/6/2009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8.1</text:p>
          </table:table-cell>
          <table:table-cell table:style-name="ce4" office:value-type="string" calcext:value-type="string">
            <text:p>15.75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15" calcext:value-type="date">
            <text:p>15/6/2009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16" calcext:value-type="date">
            <text:p>16/6/2009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17" calcext:value-type="date">
            <text:p>17/6/2009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18" calcext:value-type="date">
            <text:p>18/6/2009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10.4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19" calcext:value-type="date">
            <text:p>19/6/2009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9.4</text:p>
          </table:table-cell>
          <table:table-cell table:style-name="ce4" office:value-type="string" calcext:value-type="string">
            <text:p>17.8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20" calcext:value-type="date">
            <text:p>20/6/2009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0.6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21" calcext:value-type="date">
            <text:p>21/6/2009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1.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22" calcext:value-type="date">
            <text:p>22/6/2009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1.1</text:p>
          </table:table-cell>
          <table:table-cell table:style-name="ce4" office:value-type="string" calcext:value-type="string">
            <text:p>19.4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23" calcext:value-type="date">
            <text:p>23/6/2009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10.2</text:p>
          </table:table-cell>
          <table:table-cell table:style-name="ce4" office:value-type="string" calcext:value-type="string">
            <text:p>18.4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24" calcext:value-type="date">
            <text:p>24/6/2009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18.55</text:p>
          </table:table-cell>
          <table:table-cell table:style-name="ce4" office:value-type="string" calcext:value-type="string">
            <text:p>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25" calcext:value-type="date">
            <text:p>25/6/2009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15.9</text:p>
          </table:table-cell>
          <table:table-cell table:style-name="ce4" office:value-type="string" calcext:value-type="string">
            <text:p>19.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26" calcext:value-type="date">
            <text:p>26/6/2009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27" calcext:value-type="date">
            <text:p>27/6/2009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28" calcext:value-type="date">
            <text:p>28/6/2009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29" calcext:value-type="date">
            <text:p>29/6/2009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string" calcext:value-type="string">
            <text:p>21.2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6-30" calcext:value-type="date">
            <text:p>30/6/2009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01" calcext:value-type="date">
            <text:p>1/7/2009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02" calcext:value-type="date">
            <text:p>2/7/2009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03" calcext:value-type="date">
            <text:p>3/7/2009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04" calcext:value-type="date">
            <text:p>4/7/2009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0.3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05" calcext:value-type="date">
            <text:p>5/7/2009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06" calcext:value-type="date">
            <text:p>6/7/2009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07" calcext:value-type="date">
            <text:p>7/7/2009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08" calcext:value-type="date">
            <text:p>8/7/2009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09" calcext:value-type="date">
            <text:p>9/7/2009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10" calcext:value-type="date">
            <text:p>10/7/2009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11" calcext:value-type="date">
            <text:p>11/7/2009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12" calcext:value-type="date">
            <text:p>12/7/2009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8.9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13" calcext:value-type="date">
            <text:p>13/7/2009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6.2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14" calcext:value-type="date">
            <text:p>14/7/2009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0.4</text:p>
          </table:table-cell>
          <table:table-cell table:style-name="ce4" office:value-type="string" calcext:value-type="string">
            <text:p>18.9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15" calcext:value-type="date">
            <text:p>15/7/2009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0.9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16" calcext:value-type="date">
            <text:p>16/7/2009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0.9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17" calcext:value-type="date">
            <text:p>17/7/2009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18" calcext:value-type="date">
            <text:p>18/7/2009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19" calcext:value-type="date">
            <text:p>19/7/2009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20" calcext:value-type="date">
            <text:p>20/7/2009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18.3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21" calcext:value-type="date">
            <text:p>21/7/2009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1.4</text:p>
          </table:table-cell>
          <table:table-cell table:style-name="ce4" office:value-type="string" calcext:value-type="string">
            <text:p>20.3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22" calcext:value-type="date">
            <text:p>22/7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23.3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23" calcext:value-type="date">
            <text:p>23/7/200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24" calcext:value-type="date">
            <text:p>24/7/2009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0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25" calcext:value-type="date">
            <text:p>25/7/2009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0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26" calcext:value-type="date">
            <text:p>26/7/2009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27" calcext:value-type="date">
            <text:p>27/7/2009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28" calcext:value-type="date">
            <text:p>28/7/2009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29" calcext:value-type="date">
            <text:p>29/7/2009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30" calcext:value-type="date">
            <text:p>30/7/2009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7-31" calcext:value-type="date">
            <text:p>31/7/2009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01" calcext:value-type="date">
            <text:p>1/8/2009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02" calcext:value-type="date">
            <text:p>2/8/2009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03" calcext:value-type="date">
            <text:p>3/8/200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04" calcext:value-type="date">
            <text:p>4/8/200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05" calcext:value-type="date">
            <text:p>5/8/200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06" calcext:value-type="date">
            <text:p>6/8/2009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07" calcext:value-type="date">
            <text:p>7/8/2009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08" calcext:value-type="date">
            <text:p>8/8/2009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09" calcext:value-type="date">
            <text:p>9/8/2009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10" calcext:value-type="date">
            <text:p>10/8/2009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18.9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11" calcext:value-type="date">
            <text:p>11/8/200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8.9</text:p>
          </table:table-cell>
          <table:table-cell table:style-name="ce4" office:value-type="string" calcext:value-type="string">
            <text:p>16.9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12" calcext:value-type="date">
            <text:p>12/8/2009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11.2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13" calcext:value-type="date">
            <text:p>13/8/2009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14" calcext:value-type="date">
            <text:p>14/8/2009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15" calcext:value-type="date">
            <text:p>15/8/2009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16" calcext:value-type="date">
            <text:p>16/8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17" calcext:value-type="date">
            <text:p>17/8/2009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18" calcext:value-type="date">
            <text:p>18/8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19" calcext:value-type="date">
            <text:p>19/8/2009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0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20" calcext:value-type="date">
            <text:p>20/8/2009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0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21" calcext:value-type="date">
            <text:p>21/8/2009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19.1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22" calcext:value-type="date">
            <text:p>22/8/2009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9.9</text:p>
          </table:table-cell>
          <table:table-cell table:style-name="ce4" office:value-type="string" calcext:value-type="string">
            <text:p>16.5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23" calcext:value-type="date">
            <text:p>23/8/200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12.9</text:p>
          </table:table-cell>
          <table:table-cell table:style-name="ce4" office:value-type="string" calcext:value-type="string">
            <text:p>14.95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24" calcext:value-type="date">
            <text:p>24/8/2009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14.5</text:p>
          </table:table-cell>
          <table:table-cell table:style-name="ce4" office:value-type="string" calcext:value-type="string">
            <text:p>19.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25" calcext:value-type="date">
            <text:p>25/8/2009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16.9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26" calcext:value-type="date">
            <text:p>26/8/2009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27" calcext:value-type="date">
            <text:p>27/8/2009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28" calcext:value-type="date">
            <text:p>28/8/2009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29" calcext:value-type="date">
            <text:p>29/8/2009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30" calcext:value-type="date">
            <text:p>30/8/200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8-31" calcext:value-type="date">
            <text:p>31/8/2009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01" calcext:value-type="date">
            <text:p>1/9/2009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5.9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02" calcext:value-type="date">
            <text:p>2/9/2009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03" calcext:value-type="date">
            <text:p>3/9/2009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6.8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04" calcext:value-type="date">
            <text:p>4/9/2009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05" calcext:value-type="date">
            <text:p>5/9/2009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06" calcext:value-type="date">
            <text:p>6/9/2009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07" calcext:value-type="date">
            <text:p>7/9/2009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08" calcext:value-type="date">
            <text:p>8/9/2009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09" calcext:value-type="date">
            <text:p>9/9/2009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10" calcext:value-type="date">
            <text:p>10/9/2009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11" calcext:value-type="date">
            <text:p>11/9/2009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12" calcext:value-type="date">
            <text:p>12/9/2009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13" calcext:value-type="date">
            <text:p>13/9/2009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14" calcext:value-type="date">
            <text:p>14/9/2009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15" calcext:value-type="date">
            <text:p>15/9/2009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6.9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16" calcext:value-type="date">
            <text:p>16/9/2009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17" calcext:value-type="date">
            <text:p>17/9/200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18" calcext:value-type="date">
            <text:p>18/9/2009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19" calcext:value-type="date">
            <text:p>19/9/2009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20" calcext:value-type="date">
            <text:p>20/9/2009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21" calcext:value-type="date">
            <text:p>21/9/2009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22" calcext:value-type="date">
            <text:p>22/9/2009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23" calcext:value-type="date">
            <text:p>23/9/2009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24" calcext:value-type="date">
            <text:p>24/9/2009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25" calcext:value-type="date">
            <text:p>25/9/2009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26" calcext:value-type="date">
            <text:p>26/9/2009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27" calcext:value-type="date">
            <text:p>27/9/2009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9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28" calcext:value-type="date">
            <text:p>28/9/2009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29" calcext:value-type="date">
            <text:p>29/9/2009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09-30" calcext:value-type="date">
            <text:p>30/9/2009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6.9</text:p>
          </table:table-cell>
          <table:table-cell table:style-name="ce4" office:value-type="string" calcext:value-type="string">
            <text:p>22.6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01" calcext:value-type="date">
            <text:p>1/10/20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02" calcext:value-type="date">
            <text:p>2/10/2009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03" calcext:value-type="date">
            <text:p>3/10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04" calcext:value-type="date">
            <text:p>4/10/2009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05" calcext:value-type="date">
            <text:p>5/10/2009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11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06" calcext:value-type="date">
            <text:p>6/10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07" calcext:value-type="date">
            <text:p>7/10/200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08" calcext:value-type="date">
            <text:p>8/10/200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1.8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09" calcext:value-type="date">
            <text:p>9/10/2009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0.7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10" calcext:value-type="date">
            <text:p>10/10/2009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11" calcext:value-type="date">
            <text:p>11/10/2009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12" calcext:value-type="date">
            <text:p>12/10/2009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13" calcext:value-type="date">
            <text:p>13/10/2009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14" calcext:value-type="date">
            <text:p>14/10/2009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15" calcext:value-type="date">
            <text:p>15/10/2009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16" calcext:value-type="date">
            <text:p>16/10/2009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17" calcext:value-type="date">
            <text:p>17/10/2009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18" calcext:value-type="date">
            <text:p>18/10/2009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19" calcext:value-type="date">
            <text:p>19/10/2009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20" calcext:value-type="date">
            <text:p>20/10/2009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21" calcext:value-type="date">
            <text:p>21/10/2009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22" calcext:value-type="date">
            <text:p>22/10/200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23" calcext:value-type="date">
            <text:p>23/10/2009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24" calcext:value-type="date">
            <text:p>24/10/2009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25" calcext:value-type="date">
            <text:p>25/10/2009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26" calcext:value-type="date">
            <text:p>26/10/200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27" calcext:value-type="date">
            <text:p>27/10/2009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28" calcext:value-type="date">
            <text:p>28/10/2009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29" calcext:value-type="date">
            <text:p>29/10/2009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30" calcext:value-type="date">
            <text:p>30/10/2009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0-31" calcext:value-type="date">
            <text:p>31/10/2009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01" calcext:value-type="date">
            <text:p>1/11/2009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02" calcext:value-type="date">
            <text:p>2/11/2009</text:p>
          </table:table-cell>
          <table:table-cell table:style-name="ce4" office:value-type="string" calcext:value-type="string">
            <text:p>34.8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7.4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03" calcext:value-type="date">
            <text:p>3/11/2009</text:p>
          </table:table-cell>
          <table:table-cell table:style-name="ce4" office:value-type="string" calcext:value-type="string">
            <text:p>35.3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8.35</text:p>
          </table:table-cell>
          <table:table-cell table:style-name="ce4" office:value-type="string" calcext:value-type="string">
            <text:p>9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04" calcext:value-type="date">
            <text:p>4/11/2009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6.75</text:p>
          </table:table-cell>
          <table:table-cell table:style-name="ce4" office:value-type="string" calcext:value-type="string">
            <text:p>10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05" calcext:value-type="date">
            <text:p>5/11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06" calcext:value-type="date">
            <text:p>6/11/200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07" calcext:value-type="date">
            <text:p>7/11/2009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08" calcext:value-type="date">
            <text:p>8/11/2009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09" calcext:value-type="date">
            <text:p>9/11/2009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10" calcext:value-type="date">
            <text:p>10/11/2009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7.0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11" calcext:value-type="date">
            <text:p>11/11/2009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12" calcext:value-type="date">
            <text:p>12/11/2009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13" calcext:value-type="date">
            <text:p>13/11/2009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14" calcext:value-type="date">
            <text:p>14/11/2009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15" calcext:value-type="date">
            <text:p>15/11/2009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16" calcext:value-type="date">
            <text:p>16/11/2009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7.2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17" calcext:value-type="date">
            <text:p>17/11/2009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5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18" calcext:value-type="date">
            <text:p>18/11/2009</text:p>
          </table:table-cell>
          <table:table-cell table:style-name="ce4" office:value-type="string" calcext:value-type="string">
            <text:p>34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19" calcext:value-type="date">
            <text:p>19/11/2009</text:p>
          </table:table-cell>
          <table:table-cell table:style-name="ce4" office:value-type="string" calcext:value-type="string">
            <text:p>34.1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20" calcext:value-type="date">
            <text:p>20/11/2009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27.9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21" calcext:value-type="date">
            <text:p>21/11/2009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7.3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22" calcext:value-type="date">
            <text:p>22/11/2009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23" calcext:value-type="date">
            <text:p>23/11/2009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24" calcext:value-type="date">
            <text:p>24/11/2009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25" calcext:value-type="date">
            <text:p>25/11/2009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26" calcext:value-type="date">
            <text:p>26/11/20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6.6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27" calcext:value-type="date">
            <text:p>27/11/2009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28" calcext:value-type="date">
            <text:p>28/11/200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29" calcext:value-type="date">
            <text:p>29/11/2009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1-30" calcext:value-type="date">
            <text:p>30/11/2009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01" calcext:value-type="date">
            <text:p>1/12/2009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02" calcext:value-type="date">
            <text:p>2/12/2009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03" calcext:value-type="date">
            <text:p>3/12/2009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04" calcext:value-type="date">
            <text:p>4/12/2009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05" calcext:value-type="date">
            <text:p>5/12/2009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06" calcext:value-type="date">
            <text:p>6/12/2009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07" calcext:value-type="date">
            <text:p>7/12/2009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1.85</text:p>
          </table:table-cell>
          <table:table-cell table:style-name="ce4" office:value-type="string" calcext:value-type="string">
            <text:p>1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08" calcext:value-type="date">
            <text:p>8/12/2009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09" calcext:value-type="date">
            <text:p>9/12/2009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10" calcext:value-type="date">
            <text:p>10/12/2009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11" calcext:value-type="date">
            <text:p>11/12/2009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7.0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12" calcext:value-type="date">
            <text:p>12/12/2009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13" calcext:value-type="date">
            <text:p>13/12/2009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0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14" calcext:value-type="date">
            <text:p>14/12/2009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1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15" calcext:value-type="date">
            <text:p>15/12/2009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16" calcext:value-type="date">
            <text:p>16/12/2009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17" calcext:value-type="date">
            <text:p>17/12/2009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18" calcext:value-type="date">
            <text:p>18/12/2009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19" calcext:value-type="date">
            <text:p>19/12/2009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20" calcext:value-type="date">
            <text:p>20/12/200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21" calcext:value-type="date">
            <text:p>21/12/2009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85</text:p>
          </table:table-cell>
          <table:table-cell table:style-name="ce4" office:value-type="string" calcext:value-type="string">
            <text:p>10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22" calcext:value-type="date">
            <text:p>22/12/2009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23" calcext:value-type="date">
            <text:p>23/12/2009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24" calcext:value-type="date">
            <text:p>24/12/2009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9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25" calcext:value-type="date">
            <text:p>25/12/2009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26" calcext:value-type="date">
            <text:p>26/12/2009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27" calcext:value-type="date">
            <text:p>27/12/200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28" calcext:value-type="date">
            <text:p>28/12/2009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29" calcext:value-type="date">
            <text:p>29/12/2009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30" calcext:value-type="date">
            <text:p>30/12/2009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09-12-31" calcext:value-type="date">
            <text:p>31/12/2009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01" calcext:value-type="date">
            <text:p>1/1/2010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02" calcext:value-type="date">
            <text:p>2/1/2010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03" calcext:value-type="date">
            <text:p>3/1/2010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7.3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04" calcext:value-type="date">
            <text:p>4/1/2010</text:p>
          </table:table-cell>
          <table:table-cell table:style-name="ce4" office:value-type="string" calcext:value-type="string">
            <text:p>34.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7.7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05" calcext:value-type="date">
            <text:p>5/1/201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7.85</text:p>
          </table:table-cell>
          <table:table-cell table:style-name="ce4" office:value-type="string" calcext:value-type="string">
            <text:p>8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06" calcext:value-type="date">
            <text:p>6/1/2010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6.95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07" calcext:value-type="date">
            <text:p>7/1/2010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6.8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08" calcext:value-type="date">
            <text:p>8/1/2010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09" calcext:value-type="date">
            <text:p>9/1/2010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10" calcext:value-type="date">
            <text:p>10/1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11" calcext:value-type="date">
            <text:p>11/1/2010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12" calcext:value-type="date">
            <text:p>12/1/2010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13" calcext:value-type="date">
            <text:p>13/1/2010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14" calcext:value-type="date">
            <text:p>14/1/20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15" calcext:value-type="date">
            <text:p>15/1/2010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16" calcext:value-type="date">
            <text:p>16/1/2010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17" calcext:value-type="date">
            <text:p>17/1/2010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18" calcext:value-type="date">
            <text:p>18/1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6.5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19" calcext:value-type="date">
            <text:p>19/1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6.5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20" calcext:value-type="date">
            <text:p>20/1/2010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21" calcext:value-type="date">
            <text:p>21/1/201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22" calcext:value-type="date">
            <text:p>22/1/2010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3.35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23" calcext:value-type="date">
            <text:p>23/1/2010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24" calcext:value-type="date">
            <text:p>24/1/2010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25" calcext:value-type="date">
            <text:p>25/1/2010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26" calcext:value-type="date">
            <text:p>26/1/201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27" calcext:value-type="date">
            <text:p>27/1/2010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28" calcext:value-type="date">
            <text:p>28/1/2010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29" calcext:value-type="date">
            <text:p>29/1/2010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0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30" calcext:value-type="date">
            <text:p>30/1/2010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1-31" calcext:value-type="date">
            <text:p>31/1/2010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01" calcext:value-type="date">
            <text:p>1/2/2010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02" calcext:value-type="date">
            <text:p>2/2/2010</text:p>
          </table:table-cell>
          <table:table-cell table:style-name="ce4" office:value-type="string" calcext:value-type="string">
            <text:p>34.8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03" calcext:value-type="date">
            <text:p>3/2/2010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0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04" calcext:value-type="date">
            <text:p>4/2/2010</text:p>
          </table:table-cell>
          <table:table-cell table:style-name="ce4" office:value-type="string" calcext:value-type="string">
            <text:p>34.1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05" calcext:value-type="date">
            <text:p>5/2/2010</text:p>
          </table:table-cell>
          <table:table-cell table:style-name="ce4" office:value-type="string" calcext:value-type="string">
            <text:p>32.9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7.2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06" calcext:value-type="date">
            <text:p>6/2/2010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65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07" calcext:value-type="date">
            <text:p>7/2/2010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08" calcext:value-type="date">
            <text:p>8/2/2010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09" calcext:value-type="date">
            <text:p>9/2/2010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10" calcext:value-type="date">
            <text:p>10/2/2010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11" calcext:value-type="date">
            <text:p>11/2/20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12" calcext:value-type="date">
            <text:p>12/2/2010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13" calcext:value-type="date">
            <text:p>13/2/2010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14" calcext:value-type="date">
            <text:p>14/2/2010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9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15" calcext:value-type="date">
            <text:p>15/2/2010</text:p>
          </table:table-cell>
          <table:table-cell table:style-name="ce4" office:value-type="string" calcext:value-type="string">
            <text:p>34.1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7.7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16" calcext:value-type="date">
            <text:p>16/2/201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27.5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17" calcext:value-type="date">
            <text:p>17/2/2010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18" calcext:value-type="date">
            <text:p>18/2/20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19" calcext:value-type="date">
            <text:p>19/2/2010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20" calcext:value-type="date">
            <text:p>20/2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21" calcext:value-type="date">
            <text:p>21/2/201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22" calcext:value-type="date">
            <text:p>22/2/2010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23" calcext:value-type="date">
            <text:p>23/2/2010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7.6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24" calcext:value-type="date">
            <text:p>24/2/2010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7.1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25" calcext:value-type="date">
            <text:p>25/2/2010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26" calcext:value-type="date">
            <text:p>26/2/2010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27" calcext:value-type="date">
            <text:p>27/2/2010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2-28" calcext:value-type="date">
            <text:p>28/2/20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01" calcext:value-type="date">
            <text:p>1/3/2010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02" calcext:value-type="date">
            <text:p>2/3/20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03" calcext:value-type="date">
            <text:p>3/3/2010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04" calcext:value-type="date">
            <text:p>4/3/2010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05" calcext:value-type="date">
            <text:p>5/3/2010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8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06" calcext:value-type="date">
            <text:p>6/3/2010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07" calcext:value-type="date">
            <text:p>7/3/2010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08" calcext:value-type="date">
            <text:p>8/3/201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09" calcext:value-type="date">
            <text:p>9/3/2010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10" calcext:value-type="date">
            <text:p>10/3/2010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11" calcext:value-type="date">
            <text:p>11/3/2010</text:p>
          </table:table-cell>
          <table:table-cell table:style-name="ce4" office:value-type="string" calcext:value-type="string">
            <text:p>32.9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12" calcext:value-type="date">
            <text:p>12/3/2010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13" calcext:value-type="date">
            <text:p>13/3/201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14" calcext:value-type="date">
            <text:p>14/3/2010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15" calcext:value-type="date">
            <text:p>15/3/2010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16" calcext:value-type="date">
            <text:p>16/3/2010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17" calcext:value-type="date">
            <text:p>17/3/2010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18" calcext:value-type="date">
            <text:p>18/3/201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19" calcext:value-type="date">
            <text:p>19/3/2010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20" calcext:value-type="date">
            <text:p>20/3/2010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21" calcext:value-type="date">
            <text:p>21/3/2010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22" calcext:value-type="date">
            <text:p>22/3/2010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23" calcext:value-type="date">
            <text:p>23/3/2010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24" calcext:value-type="date">
            <text:p>24/3/2010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6.5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25" calcext:value-type="date">
            <text:p>25/3/201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26" calcext:value-type="date">
            <text:p>26/3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27" calcext:value-type="date">
            <text:p>27/3/201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28" calcext:value-type="date">
            <text:p>28/3/2010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29" calcext:value-type="date">
            <text:p>29/3/2010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30" calcext:value-type="date">
            <text:p>30/3/2010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3-31" calcext:value-type="date">
            <text:p>31/3/2010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01" calcext:value-type="date">
            <text:p>1/4/2010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02" calcext:value-type="date">
            <text:p>2/4/2010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3.5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03" calcext:value-type="date">
            <text:p>3/4/2010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04" calcext:value-type="date">
            <text:p>4/4/2010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05" calcext:value-type="date">
            <text:p>5/4/2010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06" calcext:value-type="date">
            <text:p>6/4/2010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17.95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07" calcext:value-type="date">
            <text:p>7/4/2010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11.7</text:p>
          </table:table-cell>
          <table:table-cell table:style-name="ce4" office:value-type="string" calcext:value-type="string">
            <text:p>17.6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08" calcext:value-type="date">
            <text:p>8/4/2010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09" calcext:value-type="date">
            <text:p>9/4/2010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1.9</text:p>
          </table:table-cell>
          <table:table-cell table:style-name="ce4" office:value-type="string" calcext:value-type="string">
            <text:p>18.7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10" calcext:value-type="date">
            <text:p>10/4/2010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string" calcext:value-type="string">
            <text:p>20.0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11" calcext:value-type="date">
            <text:p>11/4/2010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0.8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12" calcext:value-type="date">
            <text:p>12/4/2010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13" calcext:value-type="date">
            <text:p>13/4/2010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1.0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14" calcext:value-type="date">
            <text:p>14/4/2010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15" calcext:value-type="date">
            <text:p>15/4/2010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16" calcext:value-type="date">
            <text:p>16/4/2010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17" calcext:value-type="date">
            <text:p>17/4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18" calcext:value-type="date">
            <text:p>18/4/2010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19" calcext:value-type="date">
            <text:p>19/4/2010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20" calcext:value-type="date">
            <text:p>20/4/2010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21" calcext:value-type="date">
            <text:p>21/4/2010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22" calcext:value-type="date">
            <text:p>22/4/2010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23" calcext:value-type="date">
            <text:p>23/4/2010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24" calcext:value-type="date">
            <text:p>24/4/2010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25" calcext:value-type="date">
            <text:p>25/4/2010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26" calcext:value-type="date">
            <text:p>26/4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27" calcext:value-type="date">
            <text:p>27/4/2010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28" calcext:value-type="date">
            <text:p>28/4/2010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29" calcext:value-type="date">
            <text:p>29/4/2010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4-30" calcext:value-type="date">
            <text:p>30/4/2010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01" calcext:value-type="date">
            <text:p>1/5/2010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02" calcext:value-type="date">
            <text:p>2/5/2010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9.4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03" calcext:value-type="date">
            <text:p>3/5/2010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04" calcext:value-type="date">
            <text:p>4/5/2010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05" calcext:value-type="date">
            <text:p>5/5/2010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06" calcext:value-type="date">
            <text:p>6/5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07" calcext:value-type="date">
            <text:p>7/5/2010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08" calcext:value-type="date">
            <text:p>8/5/2010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09" calcext:value-type="date">
            <text:p>9/5/2010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10" calcext:value-type="date">
            <text:p>10/5/2010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8.3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11" calcext:value-type="date">
            <text:p>11/5/2010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11.1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12" calcext:value-type="date">
            <text:p>12/5/2010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10.6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13" calcext:value-type="date">
            <text:p>13/5/2010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15.6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14" calcext:value-type="date">
            <text:p>14/5/2010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10.3</text:p>
          </table:table-cell>
          <table:table-cell table:style-name="ce4" office:value-type="string" calcext:value-type="string">
            <text:p>18.0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15" calcext:value-type="date">
            <text:p>15/5/2010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0.8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16" calcext:value-type="date">
            <text:p>16/5/2010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2.2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17" calcext:value-type="date">
            <text:p>17/5/201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18" calcext:value-type="date">
            <text:p>18/5/2010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19" calcext:value-type="date">
            <text:p>19/5/201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17.3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20" calcext:value-type="date">
            <text:p>20/5/201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9.7</text:p>
          </table:table-cell>
          <table:table-cell table:style-name="ce4" office:value-type="string" calcext:value-type="string">
            <text:p>15.8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21" calcext:value-type="date">
            <text:p>21/5/2010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9.5</text:p>
          </table:table-cell>
          <table:table-cell table:style-name="ce4" office:value-type="string" calcext:value-type="string">
            <text:p>16.5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22" calcext:value-type="date">
            <text:p>22/5/201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23" calcext:value-type="date">
            <text:p>23/5/2010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1.2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24" calcext:value-type="date">
            <text:p>24/5/2010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25" calcext:value-type="date">
            <text:p>25/5/2010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26" calcext:value-type="date">
            <text:p>26/5/201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27" calcext:value-type="date">
            <text:p>27/5/20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28" calcext:value-type="date">
            <text:p>28/5/2010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29" calcext:value-type="date">
            <text:p>29/5/2010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14.5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30" calcext:value-type="date">
            <text:p>30/5/2010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5-31" calcext:value-type="date">
            <text:p>31/5/2010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19.4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01" calcext:value-type="date">
            <text:p>1/6/2010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11.4</text:p>
          </table:table-cell>
          <table:table-cell table:style-name="ce4" office:value-type="string" calcext:value-type="string">
            <text:p>17.8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02" calcext:value-type="date">
            <text:p>2/6/2010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11.7</text:p>
          </table:table-cell>
          <table:table-cell table:style-name="ce4" office:value-type="string" calcext:value-type="string">
            <text:p>18.25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03" calcext:value-type="date">
            <text:p>3/6/2010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2.8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04" calcext:value-type="date">
            <text:p>4/6/2010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05" calcext:value-type="date">
            <text:p>5/6/2010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06" calcext:value-type="date">
            <text:p>6/6/2010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8.5</text:p>
          </table:table-cell>
          <table:table-cell table:style-name="ce4" office:value-type="string" calcext:value-type="string">
            <text:p>15.5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07" calcext:value-type="date">
            <text:p>7/6/2010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7.6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08" calcext:value-type="date">
            <text:p>8/6/2010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9.7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09" calcext:value-type="date">
            <text:p>9/6/2010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1.3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10" calcext:value-type="date">
            <text:p>10/6/2010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0.8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11" calcext:value-type="date">
            <text:p>11/6/2010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12" calcext:value-type="date">
            <text:p>12/6/2010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10.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13" calcext:value-type="date">
            <text:p>13/6/2010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14" calcext:value-type="date">
            <text:p>14/6/2010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9.8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15" calcext:value-type="date">
            <text:p>15/6/2010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0.4</text:p>
          </table:table-cell>
          <table:table-cell table:style-name="ce4" office:value-type="string" calcext:value-type="string">
            <text:p>18.9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16" calcext:value-type="date">
            <text:p>16/6/2010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17" calcext:value-type="date">
            <text:p>17/6/2010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9.8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18" calcext:value-type="date">
            <text:p>18/6/2010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20.7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19" calcext:value-type="date">
            <text:p>19/6/2010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20" calcext:value-type="date">
            <text:p>20/6/2010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2.5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21" calcext:value-type="date">
            <text:p>21/6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22" calcext:value-type="date">
            <text:p>22/6/2010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string" calcext:value-type="string">
            <text:p>21.9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23" calcext:value-type="date">
            <text:p>23/6/2010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24" calcext:value-type="date">
            <text:p>24/6/2010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25" calcext:value-type="date">
            <text:p>25/6/2010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26" calcext:value-type="date">
            <text:p>26/6/2010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27" calcext:value-type="date">
            <text:p>27/6/20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10.6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28" calcext:value-type="date">
            <text:p>28/6/2010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9.7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29" calcext:value-type="date">
            <text:p>29/6/2010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6-30" calcext:value-type="date">
            <text:p>30/6/2010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1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01" calcext:value-type="date">
            <text:p>1/7/2010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02" calcext:value-type="date">
            <text:p>2/7/20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9.8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03" calcext:value-type="date">
            <text:p>3/7/2010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1.4</text:p>
          </table:table-cell>
          <table:table-cell table:style-name="ce4" office:value-type="string" calcext:value-type="string">
            <text:p>20.5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04" calcext:value-type="date">
            <text:p>4/7/2010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1.3</text:p>
          </table:table-cell>
          <table:table-cell table:style-name="ce4" office:value-type="string" calcext:value-type="string">
            <text:p>20.0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05" calcext:value-type="date">
            <text:p>5/7/2010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0.9</text:p>
          </table:table-cell>
          <table:table-cell table:style-name="ce4" office:value-type="string" calcext:value-type="string">
            <text:p>19.6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06" calcext:value-type="date">
            <text:p>6/7/2010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07" calcext:value-type="date">
            <text:p>7/7/2010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string" calcext:value-type="string">
            <text:p>20.5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08" calcext:value-type="date">
            <text:p>8/7/2010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9.7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09" calcext:value-type="date">
            <text:p>9/7/2010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10" calcext:value-type="date">
            <text:p>10/7/2010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11" calcext:value-type="date">
            <text:p>11/7/2010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12" calcext:value-type="date">
            <text:p>12/7/2010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13" calcext:value-type="date">
            <text:p>13/7/2010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14" calcext:value-type="date">
            <text:p>14/7/2010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15" calcext:value-type="date">
            <text:p>15/7/2010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16" calcext:value-type="date">
            <text:p>16/7/20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17" calcext:value-type="date">
            <text:p>17/7/2010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18" calcext:value-type="date">
            <text:p>18/7/2010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19" calcext:value-type="date">
            <text:p>19/7/2010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20" calcext:value-type="date">
            <text:p>20/7/2010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21" calcext:value-type="date">
            <text:p>21/7/2010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22" calcext:value-type="date">
            <text:p>22/7/2010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23" calcext:value-type="date">
            <text:p>23/7/2010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24" calcext:value-type="date">
            <text:p>24/7/2010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25" calcext:value-type="date">
            <text:p>25/7/2010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26" calcext:value-type="date">
            <text:p>26/7/2010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27" calcext:value-type="date">
            <text:p>27/7/2010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28" calcext:value-type="date">
            <text:p>28/7/2010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29" calcext:value-type="date">
            <text:p>29/7/2010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4.2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30" calcext:value-type="date">
            <text:p>30/7/2010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7-31" calcext:value-type="date">
            <text:p>31/7/2010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01" calcext:value-type="date">
            <text:p>1/8/2010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02" calcext:value-type="date">
            <text:p>2/8/2010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03" calcext:value-type="date">
            <text:p>3/8/2010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04" calcext:value-type="date">
            <text:p>4/8/2010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05" calcext:value-type="date">
            <text:p>5/8/2010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1.9</text:p>
          </table:table-cell>
          <table:table-cell table:style-name="ce4" office:value-type="string" calcext:value-type="string">
            <text:p>20.1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06" calcext:value-type="date">
            <text:p>6/8/2010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07" calcext:value-type="date">
            <text:p>7/8/2010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8.6</text:p>
          </table:table-cell>
          <table:table-cell table:style-name="ce4" office:value-type="string" calcext:value-type="string">
            <text:p>18.9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08" calcext:value-type="date">
            <text:p>8/8/2010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09" calcext:value-type="date">
            <text:p>9/8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22.7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10" calcext:value-type="date">
            <text:p>10/8/2010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11" calcext:value-type="date">
            <text:p>11/8/2010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12" calcext:value-type="date">
            <text:p>12/8/2010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10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13" calcext:value-type="date">
            <text:p>13/8/20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string" calcext:value-type="string">
            <text:p>9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14" calcext:value-type="date">
            <text:p>14/8/2010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14.5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15" calcext:value-type="date">
            <text:p>15/8/2010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2.3</text:p>
          </table:table-cell>
          <table:table-cell table:style-name="ce4" office:value-type="string" calcext:value-type="string">
            <text:p>19.5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16" calcext:value-type="date">
            <text:p>16/8/2010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17" calcext:value-type="date">
            <text:p>17/8/2010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18" calcext:value-type="date">
            <text:p>18/8/2010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8.9</text:p>
          </table:table-cell>
          <table:table-cell table:style-name="ce4" office:value-type="string" calcext:value-type="string">
            <text:p>18.0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19" calcext:value-type="date">
            <text:p>19/8/2010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9.9</text:p>
          </table:table-cell>
          <table:table-cell table:style-name="ce4" office:value-type="string" calcext:value-type="string">
            <text:p>19.1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20" calcext:value-type="date">
            <text:p>20/8/2010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1.2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21" calcext:value-type="date">
            <text:p>21/8/2010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1.9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22" calcext:value-type="date">
            <text:p>22/8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22.4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23" calcext:value-type="date">
            <text:p>23/8/2010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24" calcext:value-type="date">
            <text:p>24/8/201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25" calcext:value-type="date">
            <text:p>25/8/2010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14.5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9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26" calcext:value-type="date">
            <text:p>26/8/2010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27" calcext:value-type="date">
            <text:p>27/8/2010</text:p>
          </table:table-cell>
          <table:table-cell table:style-name="ce4" office:value-type="string" calcext:value-type="string">
            <text:p>34.1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28" calcext:value-type="date">
            <text:p>28/8/2010</text:p>
          </table:table-cell>
          <table:table-cell table:style-name="ce4" office:value-type="string" calcext:value-type="string">
            <text:p>34.8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29" calcext:value-type="date">
            <text:p>29/8/2010</text:p>
          </table:table-cell>
          <table:table-cell table:style-name="ce4" office:value-type="string" calcext:value-type="string">
            <text:p>35.6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30" calcext:value-type="date">
            <text:p>30/8/2010</text:p>
          </table:table-cell>
          <table:table-cell table:style-name="ce4" office:value-type="string" calcext:value-type="string">
            <text:p>34.8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8-31" calcext:value-type="date">
            <text:p>31/8/2010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01" calcext:value-type="date">
            <text:p>1/9/201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5.9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02" calcext:value-type="date">
            <text:p>2/9/2010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03" calcext:value-type="date">
            <text:p>3/9/2010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9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04" calcext:value-type="date">
            <text:p>4/9/2010</text:p>
          </table:table-cell>
          <table:table-cell table:style-name="ce4" office:value-type="string" calcext:value-type="string">
            <text:p>34.9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05" calcext:value-type="date">
            <text:p>5/9/2010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06" calcext:value-type="date">
            <text:p>6/9/2010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07" calcext:value-type="date">
            <text:p>7/9/20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08" calcext:value-type="date">
            <text:p>8/9/2010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09" calcext:value-type="date">
            <text:p>9/9/2010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10" calcext:value-type="date">
            <text:p>10/9/2010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11" calcext:value-type="date">
            <text:p>11/9/2010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9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12" calcext:value-type="date">
            <text:p>12/9/2010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11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13" calcext:value-type="date">
            <text:p>13/9/2010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1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14" calcext:value-type="date">
            <text:p>14/9/2010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15" calcext:value-type="date">
            <text:p>15/9/2010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16" calcext:value-type="date">
            <text:p>16/9/2010</text:p>
          </table:table-cell>
          <table:table-cell table:style-name="ce4" office:value-type="string" calcext:value-type="string">
            <text:p>36.8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17" calcext:value-type="date">
            <text:p>17/9/2010</text:p>
          </table:table-cell>
          <table:table-cell table:style-name="ce4" office:value-type="string" calcext:value-type="string">
            <text:p>37.2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9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18" calcext:value-type="date">
            <text:p>18/9/2010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19" calcext:value-type="date">
            <text:p>19/9/2010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4.5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20" calcext:value-type="date">
            <text:p>20/9/2010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21" calcext:value-type="date">
            <text:p>21/9/2010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22" calcext:value-type="date">
            <text:p>22/9/2010</text:p>
          </table:table-cell>
          <table:table-cell table:style-name="ce4" office:value-type="string" calcext:value-type="string">
            <text:p>34.7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7.55</text:p>
          </table:table-cell>
          <table:table-cell table:style-name="ce4" office:value-type="string" calcext:value-type="string">
            <text:p>1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23" calcext:value-type="date">
            <text:p>23/9/201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24" calcext:value-type="date">
            <text:p>24/9/2010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25" calcext:value-type="date">
            <text:p>25/9/2010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26" calcext:value-type="date">
            <text:p>26/9/2010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0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27" calcext:value-type="date">
            <text:p>27/9/2010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28" calcext:value-type="date">
            <text:p>28/9/2010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29" calcext:value-type="date">
            <text:p>29/9/2010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09-30" calcext:value-type="date">
            <text:p>30/9/2010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01" calcext:value-type="date">
            <text:p>1/10/2010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02" calcext:value-type="date">
            <text:p>2/10/20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0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03" calcext:value-type="date">
            <text:p>3/10/201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04" calcext:value-type="date">
            <text:p>4/10/2010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5.9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05" calcext:value-type="date">
            <text:p>5/10/2010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06" calcext:value-type="date">
            <text:p>6/10/2010</text:p>
          </table:table-cell>
          <table:table-cell table:style-name="ce4" office:value-type="string" calcext:value-type="string">
            <text:p>35.5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0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07" calcext:value-type="date">
            <text:p>7/10/2010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08" calcext:value-type="date">
            <text:p>8/10/2010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1.9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09" calcext:value-type="date">
            <text:p>9/10/2010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10" calcext:value-type="date">
            <text:p>10/10/2010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11" calcext:value-type="date">
            <text:p>11/10/2010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12" calcext:value-type="date">
            <text:p>12/10/2010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1.5</text:p>
          </table:table-cell>
          <table:table-cell table:style-name="ce4" office:value-type="string" calcext:value-type="string">
            <text:p>19.65</text:p>
          </table:table-cell>
          <table:table-cell table:style-name="ce4" office:value-type="string" calcext:value-type="string">
            <text:p>9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13" calcext:value-type="date">
            <text:p>13/10/2010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12.3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14" calcext:value-type="date">
            <text:p>14/10/2010</text:p>
          </table:table-cell>
          <table:table-cell table:style-name="ce4" office:value-type="string" calcext:value-type="string">
            <text:p>35.2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15" calcext:value-type="date">
            <text:p>15/10/2010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16" calcext:value-type="date">
            <text:p>16/10/2010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17" calcext:value-type="date">
            <text:p>17/10/2010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18" calcext:value-type="date">
            <text:p>18/10/2010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19" calcext:value-type="date">
            <text:p>19/10/2010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20" calcext:value-type="date">
            <text:p>20/10/2010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9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21" calcext:value-type="date">
            <text:p>21/10/2010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10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22" calcext:value-type="date">
            <text:p>22/10/2010</text:p>
          </table:table-cell>
          <table:table-cell table:style-name="ce4" office:value-type="string" calcext:value-type="string">
            <text:p>35.4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23" calcext:value-type="date">
            <text:p>23/10/2010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3.55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24" calcext:value-type="date">
            <text:p>24/10/2010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25" calcext:value-type="date">
            <text:p>25/10/2010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26" calcext:value-type="date">
            <text:p>26/10/2010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27" calcext:value-type="date">
            <text:p>27/10/20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28" calcext:value-type="date">
            <text:p>28/10/2010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29" calcext:value-type="date">
            <text:p>29/10/2010</text:p>
          </table:table-cell>
          <table:table-cell table:style-name="ce4" office:value-type="string" calcext:value-type="string">
            <text:p>35.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1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30" calcext:value-type="date">
            <text:p>30/10/2010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0-31" calcext:value-type="date">
            <text:p>31/10/20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01" calcext:value-type="date">
            <text:p>1/11/20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02" calcext:value-type="date">
            <text:p>2/11/2010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03" calcext:value-type="date">
            <text:p>3/11/2010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04" calcext:value-type="date">
            <text:p>4/11/2010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05" calcext:value-type="date">
            <text:p>5/11/2010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10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06" calcext:value-type="date">
            <text:p>6/11/2010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07" calcext:value-type="date">
            <text:p>7/11/2010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08" calcext:value-type="date">
            <text:p>8/11/201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09" calcext:value-type="date">
            <text:p>9/11/2010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5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10" calcext:value-type="date">
            <text:p>10/11/2010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11" calcext:value-type="date">
            <text:p>11/11/2010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12" calcext:value-type="date">
            <text:p>12/11/2010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13" calcext:value-type="date">
            <text:p>13/11/2010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14" calcext:value-type="date">
            <text:p>14/11/2010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15" calcext:value-type="date">
            <text:p>15/11/2010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16" calcext:value-type="date">
            <text:p>16/11/20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17" calcext:value-type="date">
            <text:p>17/11/2010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18" calcext:value-type="date">
            <text:p>18/11/2010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6.9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9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19" calcext:value-type="date">
            <text:p>19/11/2010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20" calcext:value-type="date">
            <text:p>20/11/201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21" calcext:value-type="date">
            <text:p>21/11/2010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22" calcext:value-type="date">
            <text:p>22/11/2010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23" calcext:value-type="date">
            <text:p>23/11/2010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24" calcext:value-type="date">
            <text:p>24/11/2010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25" calcext:value-type="date">
            <text:p>25/11/2010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26" calcext:value-type="date">
            <text:p>26/11/2010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27" calcext:value-type="date">
            <text:p>27/11/2010</text:p>
          </table:table-cell>
          <table:table-cell table:style-name="ce4" office:value-type="string" calcext:value-type="string">
            <text:p>34.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9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28" calcext:value-type="date">
            <text:p>28/11/201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29" calcext:value-type="date">
            <text:p>29/11/2010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9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1-30" calcext:value-type="date">
            <text:p>30/11/20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01" calcext:value-type="date">
            <text:p>1/12/2010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02" calcext:value-type="date">
            <text:p>2/12/2010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03" calcext:value-type="date">
            <text:p>3/12/2010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04" calcext:value-type="date">
            <text:p>4/12/2010</text:p>
          </table:table-cell>
          <table:table-cell table:style-name="ce4" office:value-type="string" calcext:value-type="string">
            <text:p>34.1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7.4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05" calcext:value-type="date">
            <text:p>5/12/2010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06" calcext:value-type="date">
            <text:p>6/12/2010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07" calcext:value-type="date">
            <text:p>7/12/2010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08" calcext:value-type="date">
            <text:p>8/12/201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09" calcext:value-type="date">
            <text:p>9/12/2010</text:p>
          </table:table-cell>
          <table:table-cell table:style-name="ce4" office:value-type="string" calcext:value-type="string">
            <text:p>32.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10" calcext:value-type="date">
            <text:p>10/12/2010</text:p>
          </table:table-cell>
          <table:table-cell table:style-name="ce4" office:value-type="string" calcext:value-type="string">
            <text:p>34.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11" calcext:value-type="date">
            <text:p>11/12/2010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28.15</text:p>
          </table:table-cell>
          <table:table-cell table:style-name="ce4" office:value-type="string" calcext:value-type="string">
            <text:p>10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12" calcext:value-type="date">
            <text:p>12/12/201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28.35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13" calcext:value-type="date">
            <text:p>13/12/2010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14" calcext:value-type="date">
            <text:p>14/12/2010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15" calcext:value-type="date">
            <text:p>15/12/201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16" calcext:value-type="date">
            <text:p>16/12/2010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17" calcext:value-type="date">
            <text:p>17/12/2010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18" calcext:value-type="date">
            <text:p>18/12/2010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19" calcext:value-type="date">
            <text:p>19/12/2010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20" calcext:value-type="date">
            <text:p>20/12/2010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21" calcext:value-type="date">
            <text:p>21/12/201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22" calcext:value-type="date">
            <text:p>22/12/2010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23" calcext:value-type="date">
            <text:p>23/12/2010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24" calcext:value-type="date">
            <text:p>24/12/2010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25" calcext:value-type="date">
            <text:p>25/12/201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26" calcext:value-type="date">
            <text:p>26/12/2010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27" calcext:value-type="date">
            <text:p>27/12/2010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28" calcext:value-type="date">
            <text:p>28/12/201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29" calcext:value-type="date">
            <text:p>29/12/2010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30" calcext:value-type="date">
            <text:p>30/12/2010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0-12-31" calcext:value-type="date">
            <text:p>31/12/2010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1" calcext:value-type="date">
            <text:p>1/1/2011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2" calcext:value-type="date">
            <text:p>2/1/2011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3" calcext:value-type="date">
            <text:p>3/1/2011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4" calcext:value-type="date">
            <text:p>4/1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5" calcext:value-type="date">
            <text:p>5/1/2011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6" calcext:value-type="date">
            <text:p>6/1/2011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7" calcext:value-type="date">
            <text:p>7/1/2011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8" calcext:value-type="date">
            <text:p>8/1/2011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09" calcext:value-type="date">
            <text:p>9/1/2011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0" calcext:value-type="date">
            <text:p>10/1/2011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1" calcext:value-type="date">
            <text:p>11/1/2011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2" calcext:value-type="date">
            <text:p>12/1/2011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3" calcext:value-type="date">
            <text:p>13/1/2011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4" calcext:value-type="date">
            <text:p>14/1/2011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5" calcext:value-type="date">
            <text:p>15/1/2011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6" calcext:value-type="date">
            <text:p>16/1/2011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7" calcext:value-type="date">
            <text:p>17/1/2011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8" calcext:value-type="date">
            <text:p>18/1/2011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19" calcext:value-type="date">
            <text:p>19/1/201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20" calcext:value-type="date">
            <text:p>20/1/2011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21" calcext:value-type="date">
            <text:p>21/1/2011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7.1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22" calcext:value-type="date">
            <text:p>22/1/2011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7.6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23" calcext:value-type="date">
            <text:p>23/1/2011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24" calcext:value-type="date">
            <text:p>24/1/2011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25" calcext:value-type="date">
            <text:p>25/1/2011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27.7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26" calcext:value-type="date">
            <text:p>26/1/2011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75</text:p>
          </table:table-cell>
          <table:table-cell table:style-name="ce4" office:value-type="string" calcext:value-type="string">
            <text:p>9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27" calcext:value-type="date">
            <text:p>27/1/2011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28" calcext:value-type="date">
            <text:p>28/1/201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7.3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29" calcext:value-type="date">
            <text:p>29/1/2011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30" calcext:value-type="date">
            <text:p>30/1/2011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9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1-31" calcext:value-type="date">
            <text:p>31/1/2011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01" calcext:value-type="date">
            <text:p>1/2/2011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02" calcext:value-type="date">
            <text:p>2/2/2011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03" calcext:value-type="date">
            <text:p>3/2/201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8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04" calcext:value-type="date">
            <text:p>4/2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05" calcext:value-type="date">
            <text:p>5/2/201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06" calcext:value-type="date">
            <text:p>6/2/201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07" calcext:value-type="date">
            <text:p>7/2/201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08" calcext:value-type="date">
            <text:p>8/2/2011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55</text:p>
          </table:table-cell>
          <table:table-cell table:style-name="ce4" office:value-type="string" calcext:value-type="string">
            <text:p>9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09" calcext:value-type="date">
            <text:p>9/2/201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6.6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10" calcext:value-type="date">
            <text:p>10/2/2011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11" calcext:value-type="date">
            <text:p>11/2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12" calcext:value-type="date">
            <text:p>12/2/2011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13" calcext:value-type="date">
            <text:p>13/2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14" calcext:value-type="date">
            <text:p>14/2/201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15" calcext:value-type="date">
            <text:p>15/2/2011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16" calcext:value-type="date">
            <text:p>16/2/2011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17" calcext:value-type="date">
            <text:p>17/2/2011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18" calcext:value-type="date">
            <text:p>18/2/2011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19" calcext:value-type="date">
            <text:p>19/2/2011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20" calcext:value-type="date">
            <text:p>20/2/2011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21" calcext:value-type="date">
            <text:p>21/2/201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6.85</text:p>
          </table:table-cell>
          <table:table-cell table:style-name="ce4" office:value-type="string" calcext:value-type="string">
            <text:p>8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22" calcext:value-type="date">
            <text:p>22/2/201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23" calcext:value-type="date">
            <text:p>23/2/2011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7.1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24" calcext:value-type="date">
            <text:p>24/2/2011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25" calcext:value-type="date">
            <text:p>25/2/2011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7.15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26" calcext:value-type="date">
            <text:p>26/2/2011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27" calcext:value-type="date">
            <text:p>27/2/2011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2-28" calcext:value-type="date">
            <text:p>28/2/2011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01" calcext:value-type="date">
            <text:p>1/3/2011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02" calcext:value-type="date">
            <text:p>2/3/2011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03" calcext:value-type="date">
            <text:p>3/3/2011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04" calcext:value-type="date">
            <text:p>4/3/2011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0.05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05" calcext:value-type="date">
            <text:p>5/3/2011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0.95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06" calcext:value-type="date">
            <text:p>6/3/2011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string" calcext:value-type="string">
            <text:p>0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07" calcext:value-type="date">
            <text:p>7/3/2011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08" calcext:value-type="date">
            <text:p>8/3/2011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1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09" calcext:value-type="date">
            <text:p>9/3/2011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10" calcext:value-type="date">
            <text:p>10/3/201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11" calcext:value-type="date">
            <text:p>11/3/2011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12" calcext:value-type="date">
            <text:p>12/3/2011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13" calcext:value-type="date">
            <text:p>13/3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14" calcext:value-type="date">
            <text:p>14/3/2011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15" calcext:value-type="date">
            <text:p>15/3/2011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16" calcext:value-type="date">
            <text:p>16/3/2011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17" calcext:value-type="date">
            <text:p>17/3/2011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18" calcext:value-type="date">
            <text:p>18/3/2011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19" calcext:value-type="date">
            <text:p>19/3/2011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20" calcext:value-type="date">
            <text:p>20/3/2011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2.15</text:p>
          </table:table-cell>
          <table:table-cell table:style-name="ce4" office:value-type="string" calcext:value-type="string">
            <text:p>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21" calcext:value-type="date">
            <text:p>21/3/2011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22" calcext:value-type="date">
            <text:p>22/3/2011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0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23" calcext:value-type="date">
            <text:p>23/3/2011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24" calcext:value-type="date">
            <text:p>24/3/2011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25" calcext:value-type="date">
            <text:p>25/3/2011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26" calcext:value-type="date">
            <text:p>26/3/2011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27" calcext:value-type="date">
            <text:p>27/3/2011</text:p>
          </table:table-cell>
          <table:table-cell table:style-name="ce4" office:value-type="string" calcext:value-type="string">
            <text:p>34.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7.5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28" calcext:value-type="date">
            <text:p>28/3/201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29" calcext:value-type="date">
            <text:p>29/3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30" calcext:value-type="date">
            <text:p>30/3/2011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3-31" calcext:value-type="date">
            <text:p>31/3/2011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01" calcext:value-type="date">
            <text:p>1/4/2011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02" calcext:value-type="date">
            <text:p>2/4/2011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03" calcext:value-type="date">
            <text:p>3/4/2011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04" calcext:value-type="date">
            <text:p>4/4/2011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05" calcext:value-type="date">
            <text:p>5/4/2011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1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06" calcext:value-type="date">
            <text:p>6/4/2011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07" calcext:value-type="date">
            <text:p>7/4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08" calcext:value-type="date">
            <text:p>8/4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09" calcext:value-type="date">
            <text:p>9/4/2011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10" calcext:value-type="date">
            <text:p>10/4/2011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11" calcext:value-type="date">
            <text:p>11/4/201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12" calcext:value-type="date">
            <text:p>12/4/2011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13" calcext:value-type="date">
            <text:p>13/4/2011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14" calcext:value-type="date">
            <text:p>14/4/2011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15" calcext:value-type="date">
            <text:p>15/4/2011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16" calcext:value-type="date">
            <text:p>16/4/2011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17" calcext:value-type="date">
            <text:p>17/4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18" calcext:value-type="date">
            <text:p>18/4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19" calcext:value-type="date">
            <text:p>19/4/2011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20" calcext:value-type="date">
            <text:p>20/4/2011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21" calcext:value-type="date">
            <text:p>21/4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22" calcext:value-type="date">
            <text:p>22/4/2011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23" calcext:value-type="date">
            <text:p>23/4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24" calcext:value-type="date">
            <text:p>24/4/2011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25" calcext:value-type="date">
            <text:p>25/4/2011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26" calcext:value-type="date">
            <text:p>26/4/2011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1.85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27" calcext:value-type="date">
            <text:p>27/4/2011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28" calcext:value-type="date">
            <text:p>28/4/2011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29" calcext:value-type="date">
            <text:p>29/4/2011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4-30" calcext:value-type="date">
            <text:p>30/4/2011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01" calcext:value-type="date">
            <text:p>1/5/201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02" calcext:value-type="date">
            <text:p>2/5/2011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16.9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0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03" calcext:value-type="date">
            <text:p>3/5/2011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18.9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04" calcext:value-type="date">
            <text:p>4/5/201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05" calcext:value-type="date">
            <text:p>5/5/2011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06" calcext:value-type="date">
            <text:p>6/5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07" calcext:value-type="date">
            <text:p>7/5/2011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15.9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08" calcext:value-type="date">
            <text:p>8/5/2011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09" calcext:value-type="date">
            <text:p>9/5/2011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10" calcext:value-type="date">
            <text:p>10/5/2011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2.9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11" calcext:value-type="date">
            <text:p>11/5/2011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12" calcext:value-type="date">
            <text:p>12/5/2011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2.4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13" calcext:value-type="date">
            <text:p>13/5/2011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14" calcext:value-type="date">
            <text:p>14/5/2011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22.1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15" calcext:value-type="date">
            <text:p>15/5/2011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1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16" calcext:value-type="date">
            <text:p>16/5/2011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17" calcext:value-type="date">
            <text:p>17/5/2011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8.3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18" calcext:value-type="date">
            <text:p>18/5/2011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7.65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19" calcext:value-type="date">
            <text:p>19/5/2011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20" calcext:value-type="date">
            <text:p>20/5/201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21" calcext:value-type="date">
            <text:p>21/5/2011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22" calcext:value-type="date">
            <text:p>22/5/2011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23" calcext:value-type="date">
            <text:p>23/5/2011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24" calcext:value-type="date">
            <text:p>24/5/2011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12.3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25" calcext:value-type="date">
            <text:p>25/5/2011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string" calcext:value-type="string">
            <text:p>12.5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26" calcext:value-type="date">
            <text:p>26/5/2011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21.0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27" calcext:value-type="date">
            <text:p>27/5/2011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1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28" calcext:value-type="date">
            <text:p>28/5/201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29" calcext:value-type="date">
            <text:p>29/5/2011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10.4</text:p>
          </table:table-cell>
          <table:table-cell table:style-name="ce4" office:value-type="string" calcext:value-type="string">
            <text:p>17.4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30" calcext:value-type="date">
            <text:p>30/5/2011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8.8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5-31" calcext:value-type="date">
            <text:p>31/5/2011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0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01" calcext:value-type="date">
            <text:p>1/6/2011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02" calcext:value-type="date">
            <text:p>2/6/2011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03" calcext:value-type="date">
            <text:p>3/6/2011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04" calcext:value-type="date">
            <text:p>4/6/201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19.5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05" calcext:value-type="date">
            <text:p>5/6/2011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10.3</text:p>
          </table:table-cell>
          <table:table-cell table:style-name="ce4" office:value-type="string" calcext:value-type="string">
            <text:p>16.4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06" calcext:value-type="date">
            <text:p>6/6/2011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7.6</text:p>
          </table:table-cell>
          <table:table-cell table:style-name="ce4" office:value-type="string" calcext:value-type="string">
            <text:p>17.55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07" calcext:value-type="date">
            <text:p>7/6/2011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08" calcext:value-type="date">
            <text:p>8/6/2011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09" calcext:value-type="date">
            <text:p>9/6/2011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2.8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10" calcext:value-type="date">
            <text:p>10/6/2011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12.9</text:p>
          </table:table-cell>
          <table:table-cell table:style-name="ce4" office:value-type="string" calcext:value-type="string">
            <text:p>17.2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11" calcext:value-type="date">
            <text:p>11/6/2011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10.1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12" calcext:value-type="date">
            <text:p>12/6/2011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8.1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13" calcext:value-type="date">
            <text:p>13/6/2011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2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14" calcext:value-type="date">
            <text:p>14/6/2011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19.1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15" calcext:value-type="date">
            <text:p>15/6/2011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9.9</text:p>
          </table:table-cell>
          <table:table-cell table:style-name="ce4" office:value-type="string" calcext:value-type="string">
            <text:p>17.3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16" calcext:value-type="date">
            <text:p>16/6/2011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10.5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17" calcext:value-type="date">
            <text:p>17/6/2011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0.6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18" calcext:value-type="date">
            <text:p>18/6/2011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0.6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19" calcext:value-type="date">
            <text:p>19/6/2011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1.9</text:p>
          </table:table-cell>
          <table:table-cell table:style-name="ce4" office:value-type="string" calcext:value-type="string">
            <text:p>19.5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20" calcext:value-type="date">
            <text:p>20/6/2011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2.2</text:p>
          </table:table-cell>
          <table:table-cell table:style-name="ce4" office:value-type="string" calcext:value-type="string">
            <text:p>20.3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21" calcext:value-type="date">
            <text:p>21/6/2011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22" calcext:value-type="date">
            <text:p>22/6/2011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23" calcext:value-type="date">
            <text:p>23/6/2011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24" calcext:value-type="date">
            <text:p>24/6/2011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25" calcext:value-type="date">
            <text:p>25/6/2011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26" calcext:value-type="date">
            <text:p>26/6/2011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27" calcext:value-type="date">
            <text:p>27/6/2011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9.2</text:p>
          </table:table-cell>
          <table:table-cell table:style-name="ce4" office:value-type="string" calcext:value-type="string">
            <text:p>13.4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28" calcext:value-type="date">
            <text:p>28/6/2011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3.4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29" calcext:value-type="date">
            <text:p>29/6/2011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6.4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6-30" calcext:value-type="date">
            <text:p>30/6/2011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01" calcext:value-type="date">
            <text:p>1/7/2011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02" calcext:value-type="date">
            <text:p>2/7/2011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03" calcext:value-type="date">
            <text:p>3/7/2011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04" calcext:value-type="date">
            <text:p>4/7/20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05" calcext:value-type="date">
            <text:p>5/7/2011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11.7</text:p>
          </table:table-cell>
          <table:table-cell table:style-name="ce4" office:value-type="string" calcext:value-type="string">
            <text:p>17.65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06" calcext:value-type="date">
            <text:p>6/7/201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1.7</text:p>
          </table:table-cell>
          <table:table-cell table:style-name="ce4" office:value-type="string" calcext:value-type="string">
            <text:p>18.85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07" calcext:value-type="date">
            <text:p>7/7/2011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19.2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08" calcext:value-type="date">
            <text:p>8/7/2011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9.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09" calcext:value-type="date">
            <text:p>9/7/2011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6.6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10" calcext:value-type="date">
            <text:p>10/7/2011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20.8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11" calcext:value-type="date">
            <text:p>11/7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2.6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12" calcext:value-type="date">
            <text:p>12/7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4.5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13" calcext:value-type="date">
            <text:p>13/7/2011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string" calcext:value-type="string">
            <text:p>20.8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14" calcext:value-type="date">
            <text:p>14/7/2011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15" calcext:value-type="date">
            <text:p>15/7/2011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1.1</text:p>
          </table:table-cell>
          <table:table-cell table:style-name="ce4" office:value-type="string" calcext:value-type="string">
            <text:p>19.9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16" calcext:value-type="date">
            <text:p>16/7/2011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2.8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17" calcext:value-type="date">
            <text:p>17/7/2011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18" calcext:value-type="date">
            <text:p>18/7/2011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3.5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19" calcext:value-type="date">
            <text:p>19/7/2011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20" calcext:value-type="date">
            <text:p>20/7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21" calcext:value-type="date">
            <text:p>21/7/2011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22" calcext:value-type="date">
            <text:p>22/7/2011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2.4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23" calcext:value-type="date">
            <text:p>23/7/2011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24" calcext:value-type="date">
            <text:p>24/7/2011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0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25" calcext:value-type="date">
            <text:p>25/7/2011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1.9</text:p>
          </table:table-cell>
          <table:table-cell table:style-name="ce4" office:value-type="string" calcext:value-type="string">
            <text:p>19.2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26" calcext:value-type="date">
            <text:p>26/7/2011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1.0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27" calcext:value-type="date">
            <text:p>27/7/2011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2.8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28" calcext:value-type="date">
            <text:p>28/7/2011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29" calcext:value-type="date">
            <text:p>29/7/201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30" calcext:value-type="date">
            <text:p>30/7/2011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7-31" calcext:value-type="date">
            <text:p>31/7/2011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01" calcext:value-type="date">
            <text:p>1/8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02" calcext:value-type="date">
            <text:p>2/8/201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03" calcext:value-type="date">
            <text:p>3/8/2011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9.2</text:p>
          </table:table-cell>
          <table:table-cell table:style-name="ce4" office:value-type="string" calcext:value-type="string">
            <text:p>11.5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04" calcext:value-type="date">
            <text:p>4/8/20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4.2</text:p>
          </table:table-cell>
          <table:table-cell table:style-name="ce4" office:value-type="string" calcext:value-type="string">
            <text:p>11.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05" calcext:value-type="date">
            <text:p>5/8/2011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4.9</text:p>
          </table:table-cell>
          <table:table-cell table:style-name="ce4" office:value-type="string" calcext:value-type="string">
            <text:p>16.0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06" calcext:value-type="date">
            <text:p>6/8/2011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2.9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07" calcext:value-type="date">
            <text:p>7/8/2011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08" calcext:value-type="date">
            <text:p>8/8/2011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09" calcext:value-type="date">
            <text:p>9/8/2011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10" calcext:value-type="date">
            <text:p>10/8/2011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22.1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11" calcext:value-type="date">
            <text:p>11/8/2011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12" calcext:value-type="date">
            <text:p>12/8/201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13" calcext:value-type="date">
            <text:p>13/8/2011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3.3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14" calcext:value-type="date">
            <text:p>14/8/2011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15" calcext:value-type="date">
            <text:p>15/8/2011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16" calcext:value-type="date">
            <text:p>16/8/2011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17" calcext:value-type="date">
            <text:p>17/8/2011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4.5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1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18" calcext:value-type="date">
            <text:p>18/8/2011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19" calcext:value-type="date">
            <text:p>19/8/2011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1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20" calcext:value-type="date">
            <text:p>20/8/201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21" calcext:value-type="date">
            <text:p>21/8/2011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17.6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22" calcext:value-type="date">
            <text:p>22/8/2011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23" calcext:value-type="date">
            <text:p>23/8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24" calcext:value-type="date">
            <text:p>24/8/2011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25" calcext:value-type="date">
            <text:p>25/8/2011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26" calcext:value-type="date">
            <text:p>26/8/2011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27" calcext:value-type="date">
            <text:p>27/8/2011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28" calcext:value-type="date">
            <text:p>28/8/2011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9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29" calcext:value-type="date">
            <text:p>29/8/2011</text:p>
          </table:table-cell>
          <table:table-cell table:style-name="ce4" office:value-type="string" calcext:value-type="string">
            <text:p>34.9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6.75</text:p>
          </table:table-cell>
          <table:table-cell table:style-name="ce4" office:value-type="string" calcext:value-type="string">
            <text:p>9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30" calcext:value-type="date">
            <text:p>30/8/2011</text:p>
          </table:table-cell>
          <table:table-cell table:style-name="ce4" office:value-type="string" calcext:value-type="string">
            <text:p>35.4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0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8-31" calcext:value-type="date">
            <text:p>31/8/2011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01" calcext:value-type="date">
            <text:p>1/9/201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8.4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02" calcext:value-type="date">
            <text:p>2/9/201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8.8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03" calcext:value-type="date">
            <text:p>3/9/2011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8.4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04" calcext:value-type="date">
            <text:p>4/9/2011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3.3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05" calcext:value-type="date">
            <text:p>5/9/2011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06" calcext:value-type="date">
            <text:p>6/9/2011</text:p>
          </table:table-cell>
          <table:table-cell table:style-name="ce4" office:value-type="string" calcext:value-type="string">
            <text:p>35.2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07" calcext:value-type="date">
            <text:p>7/9/2011</text:p>
          </table:table-cell>
          <table:table-cell table:style-name="ce4" office:value-type="string" calcext:value-type="string">
            <text:p>35.2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9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08" calcext:value-type="date">
            <text:p>8/9/2011</text:p>
          </table:table-cell>
          <table:table-cell table:style-name="ce4" office:value-type="string" calcext:value-type="string">
            <text:p>35.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string" calcext:value-type="string">
            <text:p>1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09" calcext:value-type="date">
            <text:p>9/9/2011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10" calcext:value-type="date">
            <text:p>10/9/2011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11" calcext:value-type="date">
            <text:p>11/9/2011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0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12" calcext:value-type="date">
            <text:p>12/9/2011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13" calcext:value-type="date">
            <text:p>13/9/201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14" calcext:value-type="date">
            <text:p>14/9/2011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15" calcext:value-type="date">
            <text:p>15/9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16" calcext:value-type="date">
            <text:p>16/9/2011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4.2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17" calcext:value-type="date">
            <text:p>17/9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4.5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18" calcext:value-type="date">
            <text:p>18/9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19" calcext:value-type="date">
            <text:p>19/9/2011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20" calcext:value-type="date">
            <text:p>20/9/2011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21" calcext:value-type="date">
            <text:p>21/9/2011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22" calcext:value-type="date">
            <text:p>22/9/2011</text:p>
          </table:table-cell>
          <table:table-cell table:style-name="ce4" office:value-type="string" calcext:value-type="string">
            <text:p>35.3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23" calcext:value-type="date">
            <text:p>23/9/2011</text:p>
          </table:table-cell>
          <table:table-cell table:style-name="ce4" office:value-type="string" calcext:value-type="string">
            <text:p>36.6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7.65</text:p>
          </table:table-cell>
          <table:table-cell table:style-name="ce4" office:value-type="string" calcext:value-type="string">
            <text:p>1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24" calcext:value-type="date">
            <text:p>24/9/2011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2.95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25" calcext:value-type="date">
            <text:p>25/9/2011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26" calcext:value-type="date">
            <text:p>26/9/2011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27" calcext:value-type="date">
            <text:p>27/9/201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28" calcext:value-type="date">
            <text:p>28/9/2011</text:p>
          </table:table-cell>
          <table:table-cell table:style-name="ce4" office:value-type="string" calcext:value-type="string">
            <text:p>34.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9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29" calcext:value-type="date">
            <text:p>29/9/201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7.25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09-30" calcext:value-type="date">
            <text:p>30/9/2011</text:p>
          </table:table-cell>
          <table:table-cell table:style-name="ce4" office:value-type="string" calcext:value-type="string">
            <text:p>37.3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8.25</text:p>
          </table:table-cell>
          <table:table-cell table:style-name="ce4" office:value-type="string" calcext:value-type="string">
            <text:p>9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01" calcext:value-type="date">
            <text:p>1/10/2011</text:p>
          </table:table-cell>
          <table:table-cell table:style-name="ce4" office:value-type="string" calcext:value-type="string">
            <text:p>36.2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8.75</text:p>
          </table:table-cell>
          <table:table-cell table:style-name="ce4" office:value-type="string" calcext:value-type="string">
            <text:p>1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02" calcext:value-type="date">
            <text:p>2/10/2011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03" calcext:value-type="date">
            <text:p>3/10/2011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04" calcext:value-type="date">
            <text:p>4/10/2011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05" calcext:value-type="date">
            <text:p>5/10/2011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06" calcext:value-type="date">
            <text:p>6/10/2011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07" calcext:value-type="date">
            <text:p>7/10/2011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10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08" calcext:value-type="date">
            <text:p>8/10/2011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09" calcext:value-type="date">
            <text:p>9/10/2011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10" calcext:value-type="date">
            <text:p>10/10/2011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11" calcext:value-type="date">
            <text:p>11/10/2011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12" calcext:value-type="date">
            <text:p>12/10/2011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13" calcext:value-type="date">
            <text:p>13/10/2011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14" calcext:value-type="date">
            <text:p>14/10/2011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0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15" calcext:value-type="date">
            <text:p>15/10/2011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16" calcext:value-type="date">
            <text:p>16/10/2011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17" calcext:value-type="date">
            <text:p>17/10/2011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18" calcext:value-type="date">
            <text:p>18/10/2011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19" calcext:value-type="date">
            <text:p>19/10/2011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20" calcext:value-type="date">
            <text:p>20/10/2011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21" calcext:value-type="date">
            <text:p>21/10/2011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22" calcext:value-type="date">
            <text:p>22/10/2011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23" calcext:value-type="date">
            <text:p>23/10/201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24" calcext:value-type="date">
            <text:p>24/10/2011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25" calcext:value-type="date">
            <text:p>25/10/2011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26" calcext:value-type="date">
            <text:p>26/10/201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27" calcext:value-type="date">
            <text:p>27/10/2011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28" calcext:value-type="date">
            <text:p>28/10/2011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29" calcext:value-type="date">
            <text:p>29/10/2011</text:p>
          </table:table-cell>
          <table:table-cell table:style-name="ce4" office:value-type="string" calcext:value-type="string">
            <text:p>35.3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30" calcext:value-type="date">
            <text:p>30/10/2011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0.95</text:p>
          </table:table-cell>
          <table:table-cell table:style-name="ce4" office:value-type="string" calcext:value-type="string">
            <text:p>0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0-31" calcext:value-type="date">
            <text:p>31/10/2011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01" calcext:value-type="date">
            <text:p>1/11/2011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02" calcext:value-type="date">
            <text:p>2/11/2011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10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03" calcext:value-type="date">
            <text:p>3/11/2011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04" calcext:value-type="date">
            <text:p>4/11/2011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05" calcext:value-type="date">
            <text:p>5/11/2011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06" calcext:value-type="date">
            <text:p>6/11/2011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07" calcext:value-type="date">
            <text:p>7/11/2011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08" calcext:value-type="date">
            <text:p>8/11/2011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09" calcext:value-type="date">
            <text:p>9/11/2011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10" calcext:value-type="date">
            <text:p>10/11/2011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11" calcext:value-type="date">
            <text:p>11/11/2011</text:p>
          </table:table-cell>
          <table:table-cell table:style-name="ce4" office:value-type="string" calcext:value-type="string">
            <text:p>34.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9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12" calcext:value-type="date">
            <text:p>12/11/2011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13" calcext:value-type="date">
            <text:p>13/11/2011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14" calcext:value-type="date">
            <text:p>14/11/2011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15" calcext:value-type="date">
            <text:p>15/11/201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16" calcext:value-type="date">
            <text:p>16/11/2011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6.9</text:p>
          </table:table-cell>
          <table:table-cell table:style-name="ce4" office:value-type="string" calcext:value-type="string">
            <text:p>22.1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17" calcext:value-type="date">
            <text:p>17/11/2011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18" calcext:value-type="date">
            <text:p>18/11/2011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19" calcext:value-type="date">
            <text:p>19/11/201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20" calcext:value-type="date">
            <text:p>20/11/2011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21" calcext:value-type="date">
            <text:p>21/11/2011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22" calcext:value-type="date">
            <text:p>22/11/2011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23" calcext:value-type="date">
            <text:p>23/11/2011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24" calcext:value-type="date">
            <text:p>24/11/2011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25" calcext:value-type="date">
            <text:p>25/11/2011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26" calcext:value-type="date">
            <text:p>26/11/2011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1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27" calcext:value-type="date">
            <text:p>27/11/2011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28" calcext:value-type="date">
            <text:p>28/11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29" calcext:value-type="date">
            <text:p>29/11/2011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1-30" calcext:value-type="date">
            <text:p>30/11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01" calcext:value-type="date">
            <text:p>1/12/2011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02" calcext:value-type="date">
            <text:p>2/12/2011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03" calcext:value-type="date">
            <text:p>3/12/2011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04" calcext:value-type="date">
            <text:p>4/12/2011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05" calcext:value-type="date">
            <text:p>5/12/2011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06" calcext:value-type="date">
            <text:p>6/12/2011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07" calcext:value-type="date">
            <text:p>7/12/2011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08" calcext:value-type="date">
            <text:p>8/12/2011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09" calcext:value-type="date">
            <text:p>9/12/201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1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10" calcext:value-type="date">
            <text:p>10/12/2011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2.4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11" calcext:value-type="date">
            <text:p>11/12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12" calcext:value-type="date">
            <text:p>12/12/2011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13" calcext:value-type="date">
            <text:p>13/12/2011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14" calcext:value-type="date">
            <text:p>14/12/201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15" calcext:value-type="date">
            <text:p>15/12/2011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16" calcext:value-type="date">
            <text:p>16/12/2011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17" calcext:value-type="date">
            <text:p>17/12/2011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18" calcext:value-type="date">
            <text:p>18/12/2011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19" calcext:value-type="date">
            <text:p>19/12/2011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20" calcext:value-type="date">
            <text:p>20/12/2011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21" calcext:value-type="date">
            <text:p>21/12/2011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22" calcext:value-type="date">
            <text:p>22/12/2011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23" calcext:value-type="date">
            <text:p>23/12/2011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24" calcext:value-type="date">
            <text:p>24/12/2011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25" calcext:value-type="date">
            <text:p>25/12/2011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6.75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26" calcext:value-type="date">
            <text:p>26/12/2011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27" calcext:value-type="date">
            <text:p>27/12/2011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28" calcext:value-type="date">
            <text:p>28/12/2011</text:p>
          </table:table-cell>
          <table:table-cell table:style-name="ce4" office:value-type="string" calcext:value-type="string">
            <text:p>32.9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29" calcext:value-type="date">
            <text:p>29/12/2011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30" calcext:value-type="date">
            <text:p>30/12/2011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1-12-31" calcext:value-type="date">
            <text:p>31/12/201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1" calcext:value-type="date">
            <text:p>1/1/2012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1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2" calcext:value-type="date">
            <text:p>2/1/2012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3" calcext:value-type="date">
            <text:p>3/1/2012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4" calcext:value-type="date">
            <text:p>4/1/2012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5" calcext:value-type="date">
            <text:p>5/1/2012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6" calcext:value-type="date">
            <text:p>6/1/2012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7" calcext:value-type="date">
            <text:p>7/1/2012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8" calcext:value-type="date">
            <text:p>8/1/2012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09" calcext:value-type="date">
            <text:p>9/1/2012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1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0" calcext:value-type="date">
            <text:p>10/1/2012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1" calcext:value-type="date">
            <text:p>11/1/2012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1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2" calcext:value-type="date">
            <text:p>12/1/2012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3" calcext:value-type="date">
            <text:p>13/1/2012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4" calcext:value-type="date">
            <text:p>14/1/2012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5" calcext:value-type="date">
            <text:p>15/1/2012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6" calcext:value-type="date">
            <text:p>16/1/2012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7" calcext:value-type="date">
            <text:p>17/1/2012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8" calcext:value-type="date">
            <text:p>18/1/2012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19" calcext:value-type="date">
            <text:p>19/1/2012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20" calcext:value-type="date">
            <text:p>20/1/2012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21" calcext:value-type="date">
            <text:p>21/1/2012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22" calcext:value-type="date">
            <text:p>22/1/2012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23" calcext:value-type="date">
            <text:p>23/1/2012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24" calcext:value-type="date">
            <text:p>24/1/201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25" calcext:value-type="date">
            <text:p>25/1/2012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26" calcext:value-type="date">
            <text:p>26/1/2012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27" calcext:value-type="date">
            <text:p>27/1/2012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28" calcext:value-type="date">
            <text:p>28/1/2012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29" calcext:value-type="date">
            <text:p>29/1/20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30" calcext:value-type="date">
            <text:p>30/1/2012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1-31" calcext:value-type="date">
            <text:p>31/1/2012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01" calcext:value-type="date">
            <text:p>1/2/2012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02" calcext:value-type="date">
            <text:p>2/2/2012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03" calcext:value-type="date">
            <text:p>3/2/2012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04" calcext:value-type="date">
            <text:p>4/2/2012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05" calcext:value-type="date">
            <text:p>5/2/2012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06" calcext:value-type="date">
            <text:p>6/2/2012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07" calcext:value-type="date">
            <text:p>7/2/2012</text:p>
          </table:table-cell>
          <table:table-cell table:style-name="ce4" office:value-type="string" calcext:value-type="string">
            <text:p>35.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7.6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08" calcext:value-type="date">
            <text:p>8/2/2012</text:p>
          </table:table-cell>
          <table:table-cell table:style-name="ce4" office:value-type="string" calcext:value-type="string">
            <text:p>34.9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7.3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09" calcext:value-type="date">
            <text:p>9/2/2012</text:p>
          </table:table-cell>
          <table:table-cell table:style-name="ce4" office:value-type="string" calcext:value-type="string">
            <text:p>35.7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10" calcext:value-type="date">
            <text:p>10/2/2012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11" calcext:value-type="date">
            <text:p>11/2/2012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12" calcext:value-type="date">
            <text:p>12/2/2012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13" calcext:value-type="date">
            <text:p>13/2/2012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14" calcext:value-type="date">
            <text:p>14/2/2012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15" calcext:value-type="date">
            <text:p>15/2/201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16" calcext:value-type="date">
            <text:p>16/2/2012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17" calcext:value-type="date">
            <text:p>17/2/2012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18" calcext:value-type="date">
            <text:p>18/2/2012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19" calcext:value-type="date">
            <text:p>19/2/201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20" calcext:value-type="date">
            <text:p>20/2/2012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21" calcext:value-type="date">
            <text:p>21/2/20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22" calcext:value-type="date">
            <text:p>22/2/2012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23" calcext:value-type="date">
            <text:p>23/2/2012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24" calcext:value-type="date">
            <text:p>24/2/201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9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25" calcext:value-type="date">
            <text:p>25/2/2012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26" calcext:value-type="date">
            <text:p>26/2/2012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27" calcext:value-type="date">
            <text:p>27/2/2012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2-28" calcext:value-type="date">
            <text:p>28/2/2012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12-02-29" calcext:value-type="date">
            <text:p>29/2/2012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7.6</text:p>
          </table:table-cell>
          <table:table-cell table:style-name="ce6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01" calcext:value-type="date">
            <text:p>1/3/2012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02" calcext:value-type="date">
            <text:p>2/3/2012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03" calcext:value-type="date">
            <text:p>3/3/2012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04" calcext:value-type="date">
            <text:p>4/3/201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05" calcext:value-type="date">
            <text:p>5/3/2012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06" calcext:value-type="date">
            <text:p>6/3/2012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07" calcext:value-type="date">
            <text:p>7/3/2012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08" calcext:value-type="date">
            <text:p>8/3/2012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09" calcext:value-type="date">
            <text:p>9/3/2012</text:p>
          </table:table-cell>
          <table:table-cell table:style-name="ce4" office:value-type="string" calcext:value-type="string">
            <text:p>35.5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8.0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10" calcext:value-type="date">
            <text:p>10/3/2012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11" calcext:value-type="date">
            <text:p>11/3/2012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12" calcext:value-type="date">
            <text:p>12/3/2012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13" calcext:value-type="date">
            <text:p>13/3/2012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14" calcext:value-type="date">
            <text:p>14/3/2012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15" calcext:value-type="date">
            <text:p>15/3/2012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16" calcext:value-type="date">
            <text:p>16/3/2012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3.55</text:p>
          </table:table-cell>
          <table:table-cell table:style-name="ce4" office:value-type="string" calcext:value-type="string">
            <text:p>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17" calcext:value-type="date">
            <text:p>17/3/2012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4.2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18" calcext:value-type="date">
            <text:p>18/3/2012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19" calcext:value-type="date">
            <text:p>19/3/2012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20" calcext:value-type="date">
            <text:p>20/3/201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21" calcext:value-type="date">
            <text:p>21/3/2012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22" calcext:value-type="date">
            <text:p>22/3/2012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23" calcext:value-type="date">
            <text:p>23/3/2012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24" calcext:value-type="date">
            <text:p>24/3/2012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25" calcext:value-type="date">
            <text:p>25/3/2012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26" calcext:value-type="date">
            <text:p>26/3/2012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27" calcext:value-type="date">
            <text:p>27/3/201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28" calcext:value-type="date">
            <text:p>28/3/2012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29" calcext:value-type="date">
            <text:p>29/3/2012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30" calcext:value-type="date">
            <text:p>30/3/2012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3-31" calcext:value-type="date">
            <text:p>31/3/2012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01" calcext:value-type="date">
            <text:p>1/4/2012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02" calcext:value-type="date">
            <text:p>2/4/2012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03" calcext:value-type="date">
            <text:p>3/4/2012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04" calcext:value-type="date">
            <text:p>4/4/201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05" calcext:value-type="date">
            <text:p>5/4/2012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06" calcext:value-type="date">
            <text:p>6/4/2012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6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07" calcext:value-type="date">
            <text:p>7/4/2012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08" calcext:value-type="date">
            <text:p>8/4/2012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09" calcext:value-type="date">
            <text:p>9/4/2012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10" calcext:value-type="date">
            <text:p>10/4/20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11" calcext:value-type="date">
            <text:p>11/4/2012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12" calcext:value-type="date">
            <text:p>12/4/2012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13" calcext:value-type="date">
            <text:p>13/4/2012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14" calcext:value-type="date">
            <text:p>14/4/2012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15" calcext:value-type="date">
            <text:p>15/4/2012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16" calcext:value-type="date">
            <text:p>16/4/2012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17" calcext:value-type="date">
            <text:p>17/4/2012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18" calcext:value-type="date">
            <text:p>18/4/2012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19" calcext:value-type="date">
            <text:p>19/4/2012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20" calcext:value-type="date">
            <text:p>20/4/2012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21" calcext:value-type="date">
            <text:p>21/4/2012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2.65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22" calcext:value-type="date">
            <text:p>22/4/2012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23" calcext:value-type="date">
            <text:p>23/4/201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24" calcext:value-type="date">
            <text:p>24/4/2012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25" calcext:value-type="date">
            <text:p>25/4/201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26" calcext:value-type="date">
            <text:p>26/4/2012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27" calcext:value-type="date">
            <text:p>27/4/2012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28" calcext:value-type="date">
            <text:p>28/4/2012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29" calcext:value-type="date">
            <text:p>29/4/2012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19.55</text:p>
          </table:table-cell>
          <table:table-cell table:style-name="ce4" office:value-type="string" calcext:value-type="string">
            <text:p>0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4-30" calcext:value-type="date">
            <text:p>30/4/2012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string" calcext:value-type="string">
            <text:p>16.05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01" calcext:value-type="date">
            <text:p>1/5/2012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02" calcext:value-type="date">
            <text:p>2/5/2012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8.8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03" calcext:value-type="date">
            <text:p>3/5/2012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12.5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04" calcext:value-type="date">
            <text:p>4/5/2012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05" calcext:value-type="date">
            <text:p>5/5/2012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06" calcext:value-type="date">
            <text:p>6/5/2012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07" calcext:value-type="date">
            <text:p>7/5/2012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08" calcext:value-type="date">
            <text:p>8/5/2012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09" calcext:value-type="date">
            <text:p>9/5/2012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9.9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10" calcext:value-type="date">
            <text:p>10/5/2012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11" calcext:value-type="date">
            <text:p>11/5/2012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12" calcext:value-type="date">
            <text:p>12/5/2012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13" calcext:value-type="date">
            <text:p>13/5/2012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0.15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14" calcext:value-type="date">
            <text:p>14/5/2012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18.25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15" calcext:value-type="date">
            <text:p>15/5/2012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1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16" calcext:value-type="date">
            <text:p>16/5/2012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19.6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17" calcext:value-type="date">
            <text:p>17/5/2012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18.8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18" calcext:value-type="date">
            <text:p>18/5/2012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18.3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19" calcext:value-type="date">
            <text:p>19/5/2012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7.9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20" calcext:value-type="date">
            <text:p>20/5/2012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2.5</text:p>
          </table:table-cell>
          <table:table-cell table:style-name="ce4" office:value-type="string" calcext:value-type="string">
            <text:p>19.5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21" calcext:value-type="date">
            <text:p>21/5/2012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9.5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22" calcext:value-type="date">
            <text:p>22/5/201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23" calcext:value-type="date">
            <text:p>23/5/2012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24" calcext:value-type="date">
            <text:p>24/5/2012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0.9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25" calcext:value-type="date">
            <text:p>25/5/2012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26" calcext:value-type="date">
            <text:p>26/5/2012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27" calcext:value-type="date">
            <text:p>27/5/2012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28" calcext:value-type="date">
            <text:p>28/5/2012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29" calcext:value-type="date">
            <text:p>29/5/2012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2.7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30" calcext:value-type="date">
            <text:p>30/5/2012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5-31" calcext:value-type="date">
            <text:p>31/5/2012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01" calcext:value-type="date">
            <text:p>1/6/2012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02" calcext:value-type="date">
            <text:p>2/6/2012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03" calcext:value-type="date">
            <text:p>3/6/2012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04" calcext:value-type="date">
            <text:p>4/6/2012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05" calcext:value-type="date">
            <text:p>5/6/2012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06" calcext:value-type="date">
            <text:p>6/6/2012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19.65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07" calcext:value-type="date">
            <text:p>7/6/2012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19.05</text:p>
          </table:table-cell>
          <table:table-cell table:style-name="ce4" office:value-type="string" calcext:value-type="string">
            <text:p>0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08" calcext:value-type="date">
            <text:p>8/6/2012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17.65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09" calcext:value-type="date">
            <text:p>9/6/2012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10" calcext:value-type="date">
            <text:p>10/6/2012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11" calcext:value-type="date">
            <text:p>11/6/2012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12" calcext:value-type="date">
            <text:p>12/6/2012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13" calcext:value-type="date">
            <text:p>13/6/2012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14" calcext:value-type="date">
            <text:p>14/6/2012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5.9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15" calcext:value-type="date">
            <text:p>15/6/2012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16" calcext:value-type="date">
            <text:p>16/6/2012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0.7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17" calcext:value-type="date">
            <text:p>17/6/2012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2.9</text:p>
          </table:table-cell>
          <table:table-cell table:style-name="ce4" office:value-type="string" calcext:value-type="string">
            <text:p>20.1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18" calcext:value-type="date">
            <text:p>18/6/201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19" calcext:value-type="date">
            <text:p>19/6/2012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1.25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20" calcext:value-type="date">
            <text:p>20/6/201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21" calcext:value-type="date">
            <text:p>21/6/2012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19.15</text:p>
          </table:table-cell>
          <table:table-cell table:style-name="ce4" office:value-type="string" calcext:value-type="string">
            <text:p>0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22" calcext:value-type="date">
            <text:p>22/6/2012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23" calcext:value-type="date">
            <text:p>23/6/2012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24" calcext:value-type="date">
            <text:p>24/6/2012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19.8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25" calcext:value-type="date">
            <text:p>25/6/201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26" calcext:value-type="date">
            <text:p>26/6/2012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12.8</text:p>
          </table:table-cell>
          <table:table-cell table:style-name="ce4" office:value-type="string" calcext:value-type="string">
            <text:p>19.0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27" calcext:value-type="date">
            <text:p>27/6/201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28" calcext:value-type="date">
            <text:p>28/6/2012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29" calcext:value-type="date">
            <text:p>29/6/2012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0.1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6-30" calcext:value-type="date">
            <text:p>30/6/2012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4.5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01" calcext:value-type="date">
            <text:p>1/7/2012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02" calcext:value-type="date">
            <text:p>2/7/2012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03" calcext:value-type="date">
            <text:p>3/7/2012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0.8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04" calcext:value-type="date">
            <text:p>4/7/2012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0.7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05" calcext:value-type="date">
            <text:p>5/7/2012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20.5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06" calcext:value-type="date">
            <text:p>6/7/2012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07" calcext:value-type="date">
            <text:p>7/7/2012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08" calcext:value-type="date">
            <text:p>8/7/2012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09" calcext:value-type="date">
            <text:p>9/7/2012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10.5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10" calcext:value-type="date">
            <text:p>10/7/2012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11.3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11" calcext:value-type="date">
            <text:p>11/7/2012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12" calcext:value-type="date">
            <text:p>12/7/2012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13" calcext:value-type="date">
            <text:p>13/7/2012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8.9</text:p>
          </table:table-cell>
          <table:table-cell table:style-name="ce4" office:value-type="string" calcext:value-type="string">
            <text:p>15.9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14" calcext:value-type="date">
            <text:p>14/7/2012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15" calcext:value-type="date">
            <text:p>15/7/2012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9.5</text:p>
          </table:table-cell>
          <table:table-cell table:style-name="ce4" office:value-type="string" calcext:value-type="string">
            <text:p>17.5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16" calcext:value-type="date">
            <text:p>16/7/2012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7.7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17" calcext:value-type="date">
            <text:p>17/7/2012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18" calcext:value-type="date">
            <text:p>18/7/2012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10.3</text:p>
          </table:table-cell>
          <table:table-cell table:style-name="ce4" office:value-type="string" calcext:value-type="string">
            <text:p>14.9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19" calcext:value-type="date">
            <text:p>19/7/2012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5.8</text:p>
          </table:table-cell>
          <table:table-cell table:style-name="ce4" office:value-type="string" calcext:value-type="string">
            <text:p>13.7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20" calcext:value-type="date">
            <text:p>20/7/2012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7.8</text:p>
          </table:table-cell>
          <table:table-cell table:style-name="ce4" office:value-type="string" calcext:value-type="string">
            <text:p>16.7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21" calcext:value-type="date">
            <text:p>21/7/2012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7.6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22" calcext:value-type="date">
            <text:p>22/7/2012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23" calcext:value-type="date">
            <text:p>23/7/2012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24" calcext:value-type="date">
            <text:p>24/7/2012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25" calcext:value-type="date">
            <text:p>25/7/2012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26" calcext:value-type="date">
            <text:p>26/7/2012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2.9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27" calcext:value-type="date">
            <text:p>27/7/201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28" calcext:value-type="date">
            <text:p>28/7/2012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29" calcext:value-type="date">
            <text:p>29/7/2012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2.7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30" calcext:value-type="date">
            <text:p>30/7/2012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7-31" calcext:value-type="date">
            <text:p>31/7/2012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01" calcext:value-type="date">
            <text:p>1/8/2012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2.9</text:p>
          </table:table-cell>
          <table:table-cell table:style-name="ce4" office:value-type="string" calcext:value-type="string">
            <text:p>19.7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02" calcext:value-type="date">
            <text:p>2/8/2012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2.9</text:p>
          </table:table-cell>
          <table:table-cell table:style-name="ce4" office:value-type="string" calcext:value-type="string">
            <text:p>20.5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03" calcext:value-type="date">
            <text:p>3/8/2012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04" calcext:value-type="date">
            <text:p>4/8/2012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1.8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05" calcext:value-type="date">
            <text:p>5/8/2012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06" calcext:value-type="date">
            <text:p>6/8/2012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07" calcext:value-type="date">
            <text:p>7/8/2012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0.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08" calcext:value-type="date">
            <text:p>8/8/2012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09" calcext:value-type="date">
            <text:p>9/8/2012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10" calcext:value-type="date">
            <text:p>10/8/2012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12.3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11" calcext:value-type="date">
            <text:p>11/8/2012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12" calcext:value-type="date">
            <text:p>12/8/2012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20.3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13" calcext:value-type="date">
            <text:p>13/8/2012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14" calcext:value-type="date">
            <text:p>14/8/2012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15" calcext:value-type="date">
            <text:p>15/8/2012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16" calcext:value-type="date">
            <text:p>16/8/2012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17" calcext:value-type="date">
            <text:p>17/8/201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18" calcext:value-type="date">
            <text:p>18/8/2012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19" calcext:value-type="date">
            <text:p>19/8/2012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20" calcext:value-type="date">
            <text:p>20/8/2012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0.8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21" calcext:value-type="date">
            <text:p>21/8/2012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22" calcext:value-type="date">
            <text:p>22/8/2012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23" calcext:value-type="date">
            <text:p>23/8/2012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24" calcext:value-type="date">
            <text:p>24/8/20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25" calcext:value-type="date">
            <text:p>25/8/2012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26" calcext:value-type="date">
            <text:p>26/8/20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27" calcext:value-type="date">
            <text:p>27/8/2012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28" calcext:value-type="date">
            <text:p>28/8/2012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29" calcext:value-type="date">
            <text:p>29/8/2012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20.9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30" calcext:value-type="date">
            <text:p>30/8/201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8-31" calcext:value-type="date">
            <text:p>31/8/2012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01" calcext:value-type="date">
            <text:p>1/9/201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02" calcext:value-type="date">
            <text:p>2/9/2012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03" calcext:value-type="date">
            <text:p>3/9/2012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9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04" calcext:value-type="date">
            <text:p>4/9/2012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05" calcext:value-type="date">
            <text:p>5/9/2012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06" calcext:value-type="date">
            <text:p>6/9/2012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07" calcext:value-type="date">
            <text:p>7/9/2012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9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08" calcext:value-type="date">
            <text:p>8/9/2012</text:p>
          </table:table-cell>
          <table:table-cell table:style-name="ce4" office:value-type="string" calcext:value-type="string">
            <text:p>34.6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09" calcext:value-type="date">
            <text:p>9/9/2012</text:p>
          </table:table-cell>
          <table:table-cell table:style-name="ce4" office:value-type="string" calcext:value-type="string">
            <text:p>34.5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10" calcext:value-type="date">
            <text:p>10/9/2012</text:p>
          </table:table-cell>
          <table:table-cell table:style-name="ce4" office:value-type="string" calcext:value-type="string">
            <text:p>35.4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11" calcext:value-type="date">
            <text:p>11/9/201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12" calcext:value-type="date">
            <text:p>12/9/2012</text:p>
          </table:table-cell>
          <table:table-cell table:style-name="ce4" office:value-type="string" calcext:value-type="string">
            <text:p>36.6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9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13" calcext:value-type="date">
            <text:p>13/9/2012</text:p>
          </table:table-cell>
          <table:table-cell table:style-name="ce4" office:value-type="string" calcext:value-type="string">
            <text:p>34.9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7.25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14" calcext:value-type="date">
            <text:p>14/9/2012</text:p>
          </table:table-cell>
          <table:table-cell table:style-name="ce4" office:value-type="string" calcext:value-type="string">
            <text:p>35.6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15" calcext:value-type="date">
            <text:p>15/9/2012</text:p>
          </table:table-cell>
          <table:table-cell table:style-name="ce4" office:value-type="string" calcext:value-type="string">
            <text:p>35.2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16" calcext:value-type="date">
            <text:p>16/9/201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17" calcext:value-type="date">
            <text:p>17/9/2012</text:p>
          </table:table-cell>
          <table:table-cell table:style-name="ce4" office:value-type="string" calcext:value-type="string">
            <text:p>35.8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18" calcext:value-type="date">
            <text:p>18/9/2012</text:p>
          </table:table-cell>
          <table:table-cell table:style-name="ce4" office:value-type="string" calcext:value-type="string">
            <text:p>35.6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19" calcext:value-type="date">
            <text:p>19/9/2012</text:p>
          </table:table-cell>
          <table:table-cell table:style-name="ce4" office:value-type="string" calcext:value-type="string">
            <text:p>35.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10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20" calcext:value-type="date">
            <text:p>20/9/2012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3.3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21" calcext:value-type="date">
            <text:p>21/9/2012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19.15</text:p>
          </table:table-cell>
          <table:table-cell table:style-name="ce4" office:value-type="string" calcext:value-type="string">
            <text:p>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22" calcext:value-type="date">
            <text:p>22/9/2012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23" calcext:value-type="date">
            <text:p>23/9/2012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24" calcext:value-type="date">
            <text:p>24/9/2012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25" calcext:value-type="date">
            <text:p>25/9/2012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1.2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26" calcext:value-type="date">
            <text:p>26/9/2012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27" calcext:value-type="date">
            <text:p>27/9/2012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6.2</text:p>
          </table:table-cell>
          <table:table-cell table:style-name="ce4" office:value-type="string" calcext:value-type="string">
            <text:p>14.7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28" calcext:value-type="date">
            <text:p>28/9/2012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29" calcext:value-type="date">
            <text:p>29/9/2012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1.5</text:p>
          </table:table-cell>
          <table:table-cell table:style-name="ce4" office:value-type="string" calcext:value-type="string">
            <text:p>20.5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09-30" calcext:value-type="date">
            <text:p>30/9/2012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22.4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01" calcext:value-type="date">
            <text:p>1/10/2012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02" calcext:value-type="date">
            <text:p>2/10/2012</text:p>
          </table:table-cell>
          <table:table-cell table:style-name="ce4" office:value-type="string" calcext:value-type="string">
            <text:p>35.5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03" calcext:value-type="date">
            <text:p>3/10/2012</text:p>
          </table:table-cell>
          <table:table-cell table:style-name="ce4" office:value-type="string" calcext:value-type="string">
            <text:p>35.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04" calcext:value-type="date">
            <text:p>4/10/2012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6.5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05" calcext:value-type="date">
            <text:p>5/10/201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7.45</text:p>
          </table:table-cell>
          <table:table-cell table:style-name="ce4" office:value-type="string" calcext:value-type="string">
            <text:p>10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06" calcext:value-type="date">
            <text:p>6/10/2012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07" calcext:value-type="date">
            <text:p>7/10/2012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08" calcext:value-type="date">
            <text:p>8/10/2012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09" calcext:value-type="date">
            <text:p>9/10/2012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9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10" calcext:value-type="date">
            <text:p>10/10/2012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11" calcext:value-type="date">
            <text:p>11/10/2012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12" calcext:value-type="date">
            <text:p>12/10/2012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13" calcext:value-type="date">
            <text:p>13/10/2012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2.65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14" calcext:value-type="date">
            <text:p>14/10/2012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15" calcext:value-type="date">
            <text:p>15/10/2012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16" calcext:value-type="date">
            <text:p>16/10/2012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17" calcext:value-type="date">
            <text:p>17/10/2012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18" calcext:value-type="date">
            <text:p>18/10/201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19" calcext:value-type="date">
            <text:p>19/10/2012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6.7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20" calcext:value-type="date">
            <text:p>20/10/2012</text:p>
          </table:table-cell>
          <table:table-cell table:style-name="ce4" office:value-type="string" calcext:value-type="string">
            <text:p>34.2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6.6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21" calcext:value-type="date">
            <text:p>21/10/2012</text:p>
          </table:table-cell>
          <table:table-cell table:style-name="ce4" office:value-type="string" calcext:value-type="string">
            <text:p>34.5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22" calcext:value-type="date">
            <text:p>22/10/2012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1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23" calcext:value-type="date">
            <text:p>23/10/2012</text:p>
          </table:table-cell>
          <table:table-cell table:style-name="ce4" office:value-type="string" calcext:value-type="string">
            <text:p>34.1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7.8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24" calcext:value-type="date">
            <text:p>24/10/2012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25" calcext:value-type="date">
            <text:p>25/10/2012</text:p>
          </table:table-cell>
          <table:table-cell table:style-name="ce4" office:value-type="string" calcext:value-type="string">
            <text:p>35.8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26" calcext:value-type="date">
            <text:p>26/10/2012</text:p>
          </table:table-cell>
          <table:table-cell table:style-name="ce4" office:value-type="string" calcext:value-type="string">
            <text:p>35.8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1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27" calcext:value-type="date">
            <text:p>27/10/2012</text:p>
          </table:table-cell>
          <table:table-cell table:style-name="ce4" office:value-type="string" calcext:value-type="string">
            <text:p>35.6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8.1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28" calcext:value-type="date">
            <text:p>28/10/2012</text:p>
          </table:table-cell>
          <table:table-cell table:style-name="ce4" office:value-type="string" calcext:value-type="string">
            <text:p>36.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29.85</text:p>
          </table:table-cell>
          <table:table-cell table:style-name="ce4" office:value-type="string" calcext:value-type="string">
            <text:p>10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29" calcext:value-type="date">
            <text:p>29/10/2012</text:p>
          </table:table-cell>
          <table:table-cell table:style-name="ce4" office:value-type="string" calcext:value-type="string">
            <text:p>38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30" calcext:value-type="date">
            <text:p>30/10/2012</text:p>
          </table:table-cell>
          <table:table-cell table:style-name="ce4" office:value-type="string" calcext:value-type="string">
            <text:p>38.2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30.45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0-31" calcext:value-type="date">
            <text:p>31/10/2012</text:p>
          </table:table-cell>
          <table:table-cell table:style-name="ce4" office:value-type="string" calcext:value-type="string">
            <text:p>39.2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30.45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01" calcext:value-type="date">
            <text:p>1/11/2012</text:p>
          </table:table-cell>
          <table:table-cell table:style-name="ce4" office:value-type="string" calcext:value-type="string">
            <text:p>35.6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8.25</text:p>
          </table:table-cell>
          <table:table-cell table:style-name="ce4" office:value-type="string" calcext:value-type="string">
            <text:p>9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02" calcext:value-type="date">
            <text:p>2/11/2012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03" calcext:value-type="date">
            <text:p>3/11/2012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04" calcext:value-type="date">
            <text:p>4/11/2012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05" calcext:value-type="date">
            <text:p>5/11/2012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0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06" calcext:value-type="date">
            <text:p>6/11/2012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07" calcext:value-type="date">
            <text:p>7/11/2012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string" calcext:value-type="string">
            <text:p>10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08" calcext:value-type="date">
            <text:p>8/11/2012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1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09" calcext:value-type="date">
            <text:p>9/11/201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10" calcext:value-type="date">
            <text:p>10/11/20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11" calcext:value-type="date">
            <text:p>11/11/2012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12" calcext:value-type="date">
            <text:p>12/11/2012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13" calcext:value-type="date">
            <text:p>13/11/2012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14" calcext:value-type="date">
            <text:p>14/11/2012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15" calcext:value-type="date">
            <text:p>15/11/2012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16" calcext:value-type="date">
            <text:p>16/11/2012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17" calcext:value-type="date">
            <text:p>17/11/2012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22.75</text:p>
          </table:table-cell>
          <table:table-cell table:style-name="ce4" office:value-type="string" calcext:value-type="string">
            <text:p>11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18" calcext:value-type="date">
            <text:p>18/11/2012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19" calcext:value-type="date">
            <text:p>19/11/2012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9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20" calcext:value-type="date">
            <text:p>20/11/2012</text:p>
          </table:table-cell>
          <table:table-cell table:style-name="ce4" office:value-type="string" calcext:value-type="string">
            <text:p>32.9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21" calcext:value-type="date">
            <text:p>21/11/2012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6.65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22" calcext:value-type="date">
            <text:p>22/11/2012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6.8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23" calcext:value-type="date">
            <text:p>23/11/2012</text:p>
          </table:table-cell>
          <table:table-cell table:style-name="ce4" office:value-type="string" calcext:value-type="string">
            <text:p>34.6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7.2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24" calcext:value-type="date">
            <text:p>24/11/2012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25" calcext:value-type="date">
            <text:p>25/11/201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26" calcext:value-type="date">
            <text:p>26/11/2012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27" calcext:value-type="date">
            <text:p>27/11/2012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28" calcext:value-type="date">
            <text:p>28/11/2012</text:p>
          </table:table-cell>
          <table:table-cell table:style-name="ce4" office:value-type="string" calcext:value-type="string">
            <text:p>34.5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29" calcext:value-type="date">
            <text:p>29/11/2012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7.85</text:p>
          </table:table-cell>
          <table:table-cell table:style-name="ce4" office:value-type="string" calcext:value-type="string">
            <text:p>10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1-30" calcext:value-type="date">
            <text:p>30/11/201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01" calcext:value-type="date">
            <text:p>1/12/2012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02" calcext:value-type="date">
            <text:p>2/12/2012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03" calcext:value-type="date">
            <text:p>3/12/2012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04" calcext:value-type="date">
            <text:p>4/12/2012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05" calcext:value-type="date">
            <text:p>5/12/201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7.15</text:p>
          </table:table-cell>
          <table:table-cell table:style-name="ce4" office:value-type="string" calcext:value-type="string">
            <text:p>9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06" calcext:value-type="date">
            <text:p>6/12/2012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07" calcext:value-type="date">
            <text:p>7/12/2012</text:p>
          </table:table-cell>
          <table:table-cell table:style-name="ce4" office:value-type="string" calcext:value-type="string">
            <text:p>34.6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08" calcext:value-type="date">
            <text:p>8/12/2012</text:p>
          </table:table-cell>
          <table:table-cell table:style-name="ce4" office:value-type="string" calcext:value-type="string">
            <text:p>37.2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30.15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09" calcext:value-type="date">
            <text:p>9/12/2012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28.1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10" calcext:value-type="date">
            <text:p>10/12/2012</text:p>
          </table:table-cell>
          <table:table-cell table:style-name="ce4" office:value-type="string" calcext:value-type="string">
            <text:p>34.6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0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11" calcext:value-type="date">
            <text:p>11/12/2012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12" calcext:value-type="date">
            <text:p>12/12/2012</text:p>
          </table:table-cell>
          <table:table-cell table:style-name="ce4" office:value-type="string" calcext:value-type="string">
            <text:p>34.9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8.25</text:p>
          </table:table-cell>
          <table:table-cell table:style-name="ce4" office:value-type="string" calcext:value-type="string">
            <text:p>1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13" calcext:value-type="date">
            <text:p>13/12/2012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14" calcext:value-type="date">
            <text:p>14/12/2012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15" calcext:value-type="date">
            <text:p>15/12/2012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16" calcext:value-type="date">
            <text:p>16/12/2012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17" calcext:value-type="date">
            <text:p>17/12/2012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18" calcext:value-type="date">
            <text:p>18/12/2012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19" calcext:value-type="date">
            <text:p>19/12/2012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27.55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20" calcext:value-type="date">
            <text:p>20/12/2012</text:p>
          </table:table-cell>
          <table:table-cell table:style-name="ce4" office:value-type="string" calcext:value-type="string">
            <text:p>35.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21" calcext:value-type="date">
            <text:p>21/12/2012</text:p>
          </table:table-cell>
          <table:table-cell table:style-name="ce4" office:value-type="string" calcext:value-type="string">
            <text:p>35.6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22" calcext:value-type="date">
            <text:p>22/12/2012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6.6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23" calcext:value-type="date">
            <text:p>23/12/2012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24" calcext:value-type="date">
            <text:p>24/12/2012</text:p>
          </table:table-cell>
          <table:table-cell table:style-name="ce4" office:value-type="string" calcext:value-type="string">
            <text:p>34.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25" calcext:value-type="date">
            <text:p>25/12/2012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26" calcext:value-type="date">
            <text:p>26/12/2012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27" calcext:value-type="date">
            <text:p>27/12/2012</text:p>
          </table:table-cell>
          <table:table-cell table:style-name="ce4" office:value-type="string" calcext:value-type="string">
            <text:p>34.2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7.4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28" calcext:value-type="date">
            <text:p>28/12/2012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29" calcext:value-type="date">
            <text:p>29/12/2012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30" calcext:value-type="date">
            <text:p>30/12/2012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2-12-31" calcext:value-type="date">
            <text:p>31/12/2012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1" calcext:value-type="date">
            <text:p>1/1/2013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2" calcext:value-type="date">
            <text:p>2/1/2013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3" calcext:value-type="date">
            <text:p>3/1/2013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4" calcext:value-type="date">
            <text:p>4/1/2013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5" calcext:value-type="date">
            <text:p>5/1/2013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6" calcext:value-type="date">
            <text:p>6/1/2013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27.2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7" calcext:value-type="date">
            <text:p>7/1/2013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8" calcext:value-type="date">
            <text:p>8/1/2013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6.5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09" calcext:value-type="date">
            <text:p>9/1/2013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0" calcext:value-type="date">
            <text:p>10/1/2013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1" calcext:value-type="date">
            <text:p>11/1/2013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2" calcext:value-type="date">
            <text:p>12/1/2013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2.4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3" calcext:value-type="date">
            <text:p>13/1/2013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4" calcext:value-type="date">
            <text:p>14/1/2013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5" calcext:value-type="date">
            <text:p>15/1/2013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6" calcext:value-type="date">
            <text:p>16/1/2013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3.35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7" calcext:value-type="date">
            <text:p>17/1/2013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8" calcext:value-type="date">
            <text:p>18/1/2013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19" calcext:value-type="date">
            <text:p>19/1/2013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20" calcext:value-type="date">
            <text:p>20/1/2013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21" calcext:value-type="date">
            <text:p>21/1/2013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22" calcext:value-type="date">
            <text:p>22/1/2013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23" calcext:value-type="date">
            <text:p>23/1/2013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24" calcext:value-type="date">
            <text:p>24/1/2013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25" calcext:value-type="date">
            <text:p>25/1/2013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26" calcext:value-type="date">
            <text:p>26/1/2013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27" calcext:value-type="date">
            <text:p>27/1/2013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28" calcext:value-type="date">
            <text:p>28/1/2013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29" calcext:value-type="date">
            <text:p>29/1/2013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30" calcext:value-type="date">
            <text:p>30/1/2013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1-31" calcext:value-type="date">
            <text:p>31/1/2013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01" calcext:value-type="date">
            <text:p>1/2/2013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02" calcext:value-type="date">
            <text:p>2/2/2013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03" calcext:value-type="date">
            <text:p>3/2/2013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04" calcext:value-type="date">
            <text:p>4/2/2013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05" calcext:value-type="date">
            <text:p>5/2/2013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06" calcext:value-type="date">
            <text:p>6/2/2013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07" calcext:value-type="date">
            <text:p>7/2/2013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08" calcext:value-type="date">
            <text:p>8/2/2013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09" calcext:value-type="date">
            <text:p>9/2/2013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10" calcext:value-type="date">
            <text:p>10/2/2013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11" calcext:value-type="date">
            <text:p>11/2/2013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12" calcext:value-type="date">
            <text:p>12/2/2013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13" calcext:value-type="date">
            <text:p>13/2/201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14" calcext:value-type="date">
            <text:p>14/2/2013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15" calcext:value-type="date">
            <text:p>15/2/2013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7.1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16" calcext:value-type="date">
            <text:p>16/2/2013</text:p>
          </table:table-cell>
          <table:table-cell table:style-name="ce4" office:value-type="string" calcext:value-type="string">
            <text:p>35.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28.5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17" calcext:value-type="date">
            <text:p>17/2/2013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18" calcext:value-type="date">
            <text:p>18/2/2013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7.2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19" calcext:value-type="date">
            <text:p>19/2/2013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20" calcext:value-type="date">
            <text:p>20/2/2013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21" calcext:value-type="date">
            <text:p>21/2/2013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22" calcext:value-type="date">
            <text:p>22/2/2013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23" calcext:value-type="date">
            <text:p>23/2/2013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4.2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24" calcext:value-type="date">
            <text:p>24/2/2013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25" calcext:value-type="date">
            <text:p>25/2/2013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26" calcext:value-type="date">
            <text:p>26/2/2013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27" calcext:value-type="date">
            <text:p>27/2/2013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2-28" calcext:value-type="date">
            <text:p>28/2/2013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01" calcext:value-type="date">
            <text:p>1/3/2013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02" calcext:value-type="date">
            <text:p>2/3/2013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03" calcext:value-type="date">
            <text:p>3/3/2013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04" calcext:value-type="date">
            <text:p>4/3/2013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05" calcext:value-type="date">
            <text:p>5/3/201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7.0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06" calcext:value-type="date">
            <text:p>6/3/2013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07" calcext:value-type="date">
            <text:p>7/3/2013</text:p>
          </table:table-cell>
          <table:table-cell table:style-name="ce4" office:value-type="string" calcext:value-type="string">
            <text:p>34.6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08" calcext:value-type="date">
            <text:p>8/3/2013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7.3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09" calcext:value-type="date">
            <text:p>9/3/2013</text:p>
          </table:table-cell>
          <table:table-cell table:style-name="ce4" office:value-type="string" calcext:value-type="string">
            <text:p>32.9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7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10" calcext:value-type="date">
            <text:p>10/3/2013</text:p>
          </table:table-cell>
          <table:table-cell table:style-name="ce4" office:value-type="string" calcext:value-type="string">
            <text:p>32.9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11" calcext:value-type="date">
            <text:p>11/3/2013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12" calcext:value-type="date">
            <text:p>12/3/2013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13" calcext:value-type="date">
            <text:p>13/3/2013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14" calcext:value-type="date">
            <text:p>14/3/2013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15" calcext:value-type="date">
            <text:p>15/3/2013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16" calcext:value-type="date">
            <text:p>16/3/201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17" calcext:value-type="date">
            <text:p>17/3/201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18" calcext:value-type="date">
            <text:p>18/3/2013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19" calcext:value-type="date">
            <text:p>19/3/2013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0.15</text:p>
          </table:table-cell>
          <table:table-cell table:style-name="ce4" office:value-type="string" calcext:value-type="string">
            <text:p>0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20" calcext:value-type="date">
            <text:p>20/3/2013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21" calcext:value-type="date">
            <text:p>21/3/201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22" calcext:value-type="date">
            <text:p>22/3/2013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23" calcext:value-type="date">
            <text:p>23/3/2013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24" calcext:value-type="date">
            <text:p>24/3/2013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25" calcext:value-type="date">
            <text:p>25/3/2013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26" calcext:value-type="date">
            <text:p>26/3/2013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0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27" calcext:value-type="date">
            <text:p>27/3/2013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28" calcext:value-type="date">
            <text:p>28/3/2013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2.9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29" calcext:value-type="date">
            <text:p>29/3/2013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30" calcext:value-type="date">
            <text:p>30/3/201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3-31" calcext:value-type="date">
            <text:p>31/3/2013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01" calcext:value-type="date">
            <text:p>1/4/2013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02" calcext:value-type="date">
            <text:p>2/4/2013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03" calcext:value-type="date">
            <text:p>3/4/2013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04" calcext:value-type="date">
            <text:p>4/4/2013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05" calcext:value-type="date">
            <text:p>5/4/2013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06" calcext:value-type="date">
            <text:p>6/4/2013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07" calcext:value-type="date">
            <text:p>7/4/2013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08" calcext:value-type="date">
            <text:p>8/4/2013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09" calcext:value-type="date">
            <text:p>9/4/2013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10" calcext:value-type="date">
            <text:p>10/4/2013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1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11" calcext:value-type="date">
            <text:p>11/4/2013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12" calcext:value-type="date">
            <text:p>12/4/2013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13" calcext:value-type="date">
            <text:p>13/4/2013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1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14" calcext:value-type="date">
            <text:p>14/4/2013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15" calcext:value-type="date">
            <text:p>15/4/2013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16" calcext:value-type="date">
            <text:p>16/4/2013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20.9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17" calcext:value-type="date">
            <text:p>17/4/2013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0.8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18" calcext:value-type="date">
            <text:p>18/4/2013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19" calcext:value-type="date">
            <text:p>19/4/201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20" calcext:value-type="date">
            <text:p>20/4/2013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21" calcext:value-type="date">
            <text:p>21/4/2013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22" calcext:value-type="date">
            <text:p>22/4/2013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0.1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23" calcext:value-type="date">
            <text:p>23/4/2013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0.2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24" calcext:value-type="date">
            <text:p>24/4/2013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1.0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25" calcext:value-type="date">
            <text:p>25/4/2013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2.1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26" calcext:value-type="date">
            <text:p>26/4/201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27" calcext:value-type="date">
            <text:p>27/4/2013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28" calcext:value-type="date">
            <text:p>28/4/2013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29" calcext:value-type="date">
            <text:p>29/4/2013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4-30" calcext:value-type="date">
            <text:p>30/4/2013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01" calcext:value-type="date">
            <text:p>1/5/2013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02" calcext:value-type="date">
            <text:p>2/5/2013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03" calcext:value-type="date">
            <text:p>3/5/2013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04" calcext:value-type="date">
            <text:p>4/5/2013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05" calcext:value-type="date">
            <text:p>5/5/2013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06" calcext:value-type="date">
            <text:p>6/5/2013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07" calcext:value-type="date">
            <text:p>7/5/201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08" calcext:value-type="date">
            <text:p>8/5/2013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8.9</text:p>
          </table:table-cell>
          <table:table-cell table:style-name="ce4" office:value-type="string" calcext:value-type="string">
            <text:p>16.8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09" calcext:value-type="date">
            <text:p>9/5/2013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9.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10" calcext:value-type="date">
            <text:p>10/5/2013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0.7</text:p>
          </table:table-cell>
          <table:table-cell table:style-name="ce4" office:value-type="string" calcext:value-type="string">
            <text:p>20.1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11" calcext:value-type="date">
            <text:p>11/5/201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12" calcext:value-type="date">
            <text:p>12/5/2013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13" calcext:value-type="date">
            <text:p>13/5/2013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14" calcext:value-type="date">
            <text:p>14/5/2013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15" calcext:value-type="date">
            <text:p>15/5/201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16" calcext:value-type="date">
            <text:p>16/5/2013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17" calcext:value-type="date">
            <text:p>17/5/2013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18" calcext:value-type="date">
            <text:p>18/5/2013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19" calcext:value-type="date">
            <text:p>19/5/2013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20" calcext:value-type="date">
            <text:p>20/5/2013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21" calcext:value-type="date">
            <text:p>21/5/201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22" calcext:value-type="date">
            <text:p>22/5/2013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23" calcext:value-type="date">
            <text:p>23/5/2013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24" calcext:value-type="date">
            <text:p>24/5/20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25" calcext:value-type="date">
            <text:p>25/5/2013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19.7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26" calcext:value-type="date">
            <text:p>26/5/2013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19.4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27" calcext:value-type="date">
            <text:p>27/5/2013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19.85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28" calcext:value-type="date">
            <text:p>28/5/2013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29" calcext:value-type="date">
            <text:p>29/5/2013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16.95</text:p>
          </table:table-cell>
          <table:table-cell table:style-name="ce4" office:value-type="string" calcext:value-type="string">
            <text:p>1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30" calcext:value-type="date">
            <text:p>30/5/2013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0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5-31" calcext:value-type="date">
            <text:p>31/5/2013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01" calcext:value-type="date">
            <text:p>1/6/2013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02" calcext:value-type="date">
            <text:p>2/6/2013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03" calcext:value-type="date">
            <text:p>3/6/2013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18.95</text:p>
          </table:table-cell>
          <table:table-cell table:style-name="ce4" office:value-type="string" calcext:value-type="string">
            <text:p>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04" calcext:value-type="date">
            <text:p>4/6/2013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05" calcext:value-type="date">
            <text:p>5/6/201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06" calcext:value-type="date">
            <text:p>6/6/2013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07" calcext:value-type="date">
            <text:p>7/6/2013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5.5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08" calcext:value-type="date">
            <text:p>8/6/2013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09" calcext:value-type="date">
            <text:p>9/6/2013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10" calcext:value-type="date">
            <text:p>10/6/2013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1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11" calcext:value-type="date">
            <text:p>11/6/2013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12" calcext:value-type="date">
            <text:p>12/6/2013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13" calcext:value-type="date">
            <text:p>13/6/2013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14" calcext:value-type="date">
            <text:p>14/6/2013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15" calcext:value-type="date">
            <text:p>15/6/2013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16" calcext:value-type="date">
            <text:p>16/6/2013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17" calcext:value-type="date">
            <text:p>17/6/2013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18" calcext:value-type="date">
            <text:p>18/6/2013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19" calcext:value-type="date">
            <text:p>19/6/2013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20" calcext:value-type="date">
            <text:p>20/6/2013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21" calcext:value-type="date">
            <text:p>21/6/201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22" calcext:value-type="date">
            <text:p>22/6/2013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23" calcext:value-type="date">
            <text:p>23/6/2013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24" calcext:value-type="date">
            <text:p>24/6/2013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25" calcext:value-type="date">
            <text:p>25/6/2013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1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26" calcext:value-type="date">
            <text:p>26/6/2013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19.55</text:p>
          </table:table-cell>
          <table:table-cell table:style-name="ce4" office:value-type="string" calcext:value-type="string">
            <text:p>0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27" calcext:value-type="date">
            <text:p>27/6/2013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28" calcext:value-type="date">
            <text:p>28/6/2013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29" calcext:value-type="date">
            <text:p>29/6/2013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6-30" calcext:value-type="date">
            <text:p>30/6/2013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01" calcext:value-type="date">
            <text:p>1/7/2013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5.9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02" calcext:value-type="date">
            <text:p>2/7/2013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03" calcext:value-type="date">
            <text:p>3/7/2013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04" calcext:value-type="date">
            <text:p>4/7/2013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05" calcext:value-type="date">
            <text:p>5/7/2013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06" calcext:value-type="date">
            <text:p>6/7/2013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07" calcext:value-type="date">
            <text:p>7/7/2013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08" calcext:value-type="date">
            <text:p>8/7/2013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2.9</text:p>
          </table:table-cell>
          <table:table-cell table:style-name="ce4" office:value-type="string" calcext:value-type="string">
            <text:p>20.1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09" calcext:value-type="date">
            <text:p>9/7/2013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10" calcext:value-type="date">
            <text:p>10/7/2013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13.3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11" calcext:value-type="date">
            <text:p>11/7/2013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2.2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12" calcext:value-type="date">
            <text:p>12/7/2013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19.6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13" calcext:value-type="date">
            <text:p>13/7/2013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14" calcext:value-type="date">
            <text:p>14/7/2013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1.25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15" calcext:value-type="date">
            <text:p>15/7/2013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16" calcext:value-type="date">
            <text:p>16/7/2013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17" calcext:value-type="date">
            <text:p>17/7/2013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2.3</text:p>
          </table:table-cell>
          <table:table-cell table:style-name="ce4" office:value-type="string" calcext:value-type="string">
            <text:p>20.5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18" calcext:value-type="date">
            <text:p>18/7/201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19" calcext:value-type="date">
            <text:p>19/7/2013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20" calcext:value-type="date">
            <text:p>20/7/2013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21" calcext:value-type="date">
            <text:p>21/7/2013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22" calcext:value-type="date">
            <text:p>22/7/2013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23" calcext:value-type="date">
            <text:p>23/7/20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9.7</text:p>
          </table:table-cell>
          <table:table-cell table:style-name="ce4" office:value-type="string" calcext:value-type="string">
            <text:p>11.85</text:p>
          </table:table-cell>
          <table:table-cell table:style-name="ce4" office:value-type="string" calcext:value-type="string">
            <text:p>1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24" calcext:value-type="date">
            <text:p>24/7/2013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8.8</text:p>
          </table:table-cell>
          <table:table-cell table:style-name="ce4" office:value-type="string" calcext:value-type="string">
            <text:p>10.6</text:p>
          </table:table-cell>
          <table:table-cell table:style-name="ce4" office:value-type="string" calcext:value-type="string">
            <text:p>0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25" calcext:value-type="date">
            <text:p>25/7/2013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9.1</text:p>
          </table:table-cell>
          <table:table-cell table:style-name="ce4" office:value-type="string" calcext:value-type="string">
            <text:p>13.2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26" calcext:value-type="date">
            <text:p>26/7/2013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5.8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27" calcext:value-type="date">
            <text:p>27/7/2013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8.2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28" calcext:value-type="date">
            <text:p>28/7/2013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8.4</text:p>
          </table:table-cell>
          <table:table-cell table:style-name="ce4" office:value-type="string" calcext:value-type="string">
            <text:p>17.35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29" calcext:value-type="date">
            <text:p>29/7/2013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9.5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30" calcext:value-type="date">
            <text:p>30/7/201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9.6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7-31" calcext:value-type="date">
            <text:p>31/7/2013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0.9</text:p>
          </table:table-cell>
          <table:table-cell table:style-name="ce4" office:value-type="string" calcext:value-type="string">
            <text:p>20.2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01" calcext:value-type="date">
            <text:p>1/8/2013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02" calcext:value-type="date">
            <text:p>2/8/2013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21.8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03" calcext:value-type="date">
            <text:p>3/8/2013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1.5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04" calcext:value-type="date">
            <text:p>4/8/2013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05" calcext:value-type="date">
            <text:p>5/8/2013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06" calcext:value-type="date">
            <text:p>6/8/2013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07" calcext:value-type="date">
            <text:p>7/8/2013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1.8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08" calcext:value-type="date">
            <text:p>8/8/2013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09" calcext:value-type="date">
            <text:p>9/8/2013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10" calcext:value-type="date">
            <text:p>10/8/201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string" calcext:value-type="string">
            <text:p>21.0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11" calcext:value-type="date">
            <text:p>11/8/2013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9.8</text:p>
          </table:table-cell>
          <table:table-cell table:style-name="ce4" office:value-type="string" calcext:value-type="string">
            <text:p>16.1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12" calcext:value-type="date">
            <text:p>12/8/2013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9.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13" calcext:value-type="date">
            <text:p>13/8/2013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14" calcext:value-type="date">
            <text:p>14/8/2013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15" calcext:value-type="date">
            <text:p>15/8/2013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4.6</text:p>
          </table:table-cell>
          <table:table-cell table:style-name="ce4" office:value-type="string" calcext:value-type="string">
            <text:p>12.9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16" calcext:value-type="date">
            <text:p>16/8/2013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17" calcext:value-type="date">
            <text:p>17/8/2013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0.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18" calcext:value-type="date">
            <text:p>18/8/201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21.0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19" calcext:value-type="date">
            <text:p>19/8/2013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2.2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20" calcext:value-type="date">
            <text:p>20/8/2013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2.3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21" calcext:value-type="date">
            <text:p>21/8/201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2.9</text:p>
          </table:table-cell>
          <table:table-cell table:style-name="ce4" office:value-type="string" calcext:value-type="string">
            <text:p>20.9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22" calcext:value-type="date">
            <text:p>22/8/201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6.9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23" calcext:value-type="date">
            <text:p>23/8/2013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16.7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24" calcext:value-type="date">
            <text:p>24/8/2013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25" calcext:value-type="date">
            <text:p>25/8/201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26" calcext:value-type="date">
            <text:p>26/8/2013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27" calcext:value-type="date">
            <text:p>27/8/2013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9.7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28" calcext:value-type="date">
            <text:p>28/8/2013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29" calcext:value-type="date">
            <text:p>29/8/2013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7.6</text:p>
          </table:table-cell>
          <table:table-cell table:style-name="ce4" office:value-type="string" calcext:value-type="string">
            <text:p>18.8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30" calcext:value-type="date">
            <text:p>30/8/2013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8-31" calcext:value-type="date">
            <text:p>31/8/2013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01" calcext:value-type="date">
            <text:p>1/9/2013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02" calcext:value-type="date">
            <text:p>2/9/2013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03" calcext:value-type="date">
            <text:p>3/9/2013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15.9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04" calcext:value-type="date">
            <text:p>4/9/2013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05" calcext:value-type="date">
            <text:p>5/9/201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2.3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06" calcext:value-type="date">
            <text:p>6/9/2013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07" calcext:value-type="date">
            <text:p>7/9/2013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08" calcext:value-type="date">
            <text:p>8/9/2013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5.2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09" calcext:value-type="date">
            <text:p>9/9/2013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10" calcext:value-type="date">
            <text:p>10/9/2013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11" calcext:value-type="date">
            <text:p>11/9/2013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3.55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12" calcext:value-type="date">
            <text:p>12/9/2013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13" calcext:value-type="date">
            <text:p>13/9/2013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14" calcext:value-type="date">
            <text:p>14/9/2013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15" calcext:value-type="date">
            <text:p>15/9/2013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16" calcext:value-type="date">
            <text:p>16/9/2013</text:p>
          </table:table-cell>
          <table:table-cell table:style-name="ce4" office:value-type="string" calcext:value-type="string">
            <text:p>35.6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7.65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17" calcext:value-type="date">
            <text:p>17/9/2013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18" calcext:value-type="date">
            <text:p>18/9/2013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1.35</text:p>
          </table:table-cell>
          <table:table-cell table:style-name="ce4" office:value-type="string" calcext:value-type="string">
            <text:p>1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19" calcext:value-type="date">
            <text:p>19/9/2013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20" calcext:value-type="date">
            <text:p>20/9/201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21" calcext:value-type="date">
            <text:p>21/9/2013</text:p>
          </table:table-cell>
          <table:table-cell table:style-name="ce4" office:value-type="string" calcext:value-type="string">
            <text:p>35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0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22" calcext:value-type="date">
            <text:p>22/9/2013</text:p>
          </table:table-cell>
          <table:table-cell table:style-name="ce4" office:value-type="string" calcext:value-type="string">
            <text:p>35.4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23" calcext:value-type="date">
            <text:p>23/9/201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24" calcext:value-type="date">
            <text:p>24/9/2013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0.9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25" calcext:value-type="date">
            <text:p>25/9/2013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11.7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26" calcext:value-type="date">
            <text:p>26/9/2013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27" calcext:value-type="date">
            <text:p>27/9/2013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0.4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28" calcext:value-type="date">
            <text:p>28/9/2013</text:p>
          </table:table-cell>
          <table:table-cell table:style-name="ce4" office:value-type="string" calcext:value-type="string">
            <text:p>36.4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29" calcext:value-type="date">
            <text:p>29/9/2013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18.25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09-30" calcext:value-type="date">
            <text:p>30/9/2013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01" calcext:value-type="date">
            <text:p>1/10/2013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02" calcext:value-type="date">
            <text:p>2/10/2013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0.25</text:p>
          </table:table-cell>
          <table:table-cell table:style-name="ce4" office:value-type="string" calcext:value-type="string">
            <text:p>0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03" calcext:value-type="date">
            <text:p>3/10/2013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04" calcext:value-type="date">
            <text:p>4/10/2013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1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05" calcext:value-type="date">
            <text:p>5/10/2013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06" calcext:value-type="date">
            <text:p>6/10/2013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1.6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07" calcext:value-type="date">
            <text:p>7/10/2013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08" calcext:value-type="date">
            <text:p>8/10/2013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18.45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09" calcext:value-type="date">
            <text:p>9/10/201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12.2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10" calcext:value-type="date">
            <text:p>10/10/2013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11" calcext:value-type="date">
            <text:p>11/10/2013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12" calcext:value-type="date">
            <text:p>12/10/2013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13" calcext:value-type="date">
            <text:p>13/10/201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14" calcext:value-type="date">
            <text:p>14/10/2013</text:p>
          </table:table-cell>
          <table:table-cell table:style-name="ce4" office:value-type="string" calcext:value-type="string">
            <text:p>32.9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15" calcext:value-type="date">
            <text:p>15/10/2013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16" calcext:value-type="date">
            <text:p>16/10/201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0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17" calcext:value-type="date">
            <text:p>17/10/2013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18" calcext:value-type="date">
            <text:p>18/10/2013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19" calcext:value-type="date">
            <text:p>19/10/2013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20" calcext:value-type="date">
            <text:p>20/10/2013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4.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21" calcext:value-type="date">
            <text:p>21/10/2013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22" calcext:value-type="date">
            <text:p>22/10/2013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23" calcext:value-type="date">
            <text:p>23/10/2013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24" calcext:value-type="date">
            <text:p>24/10/2013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7.0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25" calcext:value-type="date">
            <text:p>25/10/201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26" calcext:value-type="date">
            <text:p>26/10/2013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6.65</text:p>
          </table:table-cell>
          <table:table-cell table:style-name="ce4" office:value-type="string" calcext:value-type="string">
            <text:p>9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27" calcext:value-type="date">
            <text:p>27/10/2013</text:p>
          </table:table-cell>
          <table:table-cell table:style-name="ce4" office:value-type="string" calcext:value-type="string">
            <text:p>34.2</text:p>
          </table:table-cell>
          <table:table-cell table:style-name="ce4" office:value-type="string" calcext:value-type="string">
            <text:p>21.9</text:p>
          </table:table-cell>
          <table:table-cell table:style-name="ce4" office:value-type="string" calcext:value-type="string">
            <text:p>28.05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28" calcext:value-type="date">
            <text:p>28/10/2013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29" calcext:value-type="date">
            <text:p>29/10/2013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string" calcext:value-type="string">
            <text:p>12.8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30" calcext:value-type="date">
            <text:p>30/10/2013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0-31" calcext:value-type="date">
            <text:p>31/10/2013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01" calcext:value-type="date">
            <text:p>1/11/2013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02" calcext:value-type="date">
            <text:p>2/11/2013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03" calcext:value-type="date">
            <text:p>3/11/2013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8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04" calcext:value-type="date">
            <text:p>4/11/2013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05" calcext:value-type="date">
            <text:p>5/11/2013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06" calcext:value-type="date">
            <text:p>6/11/20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17.5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07" calcext:value-type="date">
            <text:p>7/11/2013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16.1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08" calcext:value-type="date">
            <text:p>8/11/201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09" calcext:value-type="date">
            <text:p>9/11/2013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10" calcext:value-type="date">
            <text:p>10/11/2013</text:p>
          </table:table-cell>
          <table:table-cell table:style-name="ce4" office:value-type="string" calcext:value-type="string">
            <text:p>35.5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11" calcext:value-type="date">
            <text:p>11/11/2013</text:p>
          </table:table-cell>
          <table:table-cell table:style-name="ce4" office:value-type="string" calcext:value-type="string">
            <text:p>35.8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8.6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12" calcext:value-type="date">
            <text:p>12/11/2013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13" calcext:value-type="date">
            <text:p>13/11/2013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0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14" calcext:value-type="date">
            <text:p>14/11/2013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15" calcext:value-type="date">
            <text:p>15/11/2013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16" calcext:value-type="date">
            <text:p>16/11/2013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17" calcext:value-type="date">
            <text:p>17/11/201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18" calcext:value-type="date">
            <text:p>18/11/2013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19" calcext:value-type="date">
            <text:p>19/11/2013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20" calcext:value-type="date">
            <text:p>20/11/2013</text:p>
          </table:table-cell>
          <table:table-cell table:style-name="ce4" office:value-type="string" calcext:value-type="string">
            <text:p>34.2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21" calcext:value-type="date">
            <text:p>21/11/201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22" calcext:value-type="date">
            <text:p>22/11/2013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23" calcext:value-type="date">
            <text:p>23/11/2013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24" calcext:value-type="date">
            <text:p>24/11/2013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25" calcext:value-type="date">
            <text:p>25/11/20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26" calcext:value-type="date">
            <text:p>26/11/2013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27" calcext:value-type="date">
            <text:p>27/11/2013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28" calcext:value-type="date">
            <text:p>28/11/2013</text:p>
          </table:table-cell>
          <table:table-cell table:style-name="ce4" office:value-type="string" calcext:value-type="string">
            <text:p>34.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9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29" calcext:value-type="date">
            <text:p>29/11/2013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7.35</text:p>
          </table:table-cell>
          <table:table-cell table:style-name="ce4" office:value-type="string" calcext:value-type="string">
            <text:p>8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1-30" calcext:value-type="date">
            <text:p>30/11/2013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01" calcext:value-type="date">
            <text:p>1/12/2013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02" calcext:value-type="date">
            <text:p>2/12/2013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03" calcext:value-type="date">
            <text:p>3/12/2013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04" calcext:value-type="date">
            <text:p>4/12/2013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05" calcext:value-type="date">
            <text:p>5/12/2013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7.75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06" calcext:value-type="date">
            <text:p>6/12/2013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07" calcext:value-type="date">
            <text:p>7/12/2013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08" calcext:value-type="date">
            <text:p>8/12/2013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09" calcext:value-type="date">
            <text:p>9/12/201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10" calcext:value-type="date">
            <text:p>10/12/2013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11" calcext:value-type="date">
            <text:p>11/12/2013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12" calcext:value-type="date">
            <text:p>12/12/2013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13" calcext:value-type="date">
            <text:p>13/12/2013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14" calcext:value-type="date">
            <text:p>14/12/2013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15" calcext:value-type="date">
            <text:p>15/12/2013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16" calcext:value-type="date">
            <text:p>16/12/2013</text:p>
          </table:table-cell>
          <table:table-cell table:style-name="ce4" office:value-type="string" calcext:value-type="string">
            <text:p>32.9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6.1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17" calcext:value-type="date">
            <text:p>17/12/2013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18" calcext:value-type="date">
            <text:p>18/12/2013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19" calcext:value-type="date">
            <text:p>19/12/2013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20" calcext:value-type="date">
            <text:p>20/12/2013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21" calcext:value-type="date">
            <text:p>21/12/2013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22" calcext:value-type="date">
            <text:p>22/12/2013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23" calcext:value-type="date">
            <text:p>23/12/201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24" calcext:value-type="date">
            <text:p>24/12/201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25" calcext:value-type="date">
            <text:p>25/12/2013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26" calcext:value-type="date">
            <text:p>26/12/2013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7.6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27" calcext:value-type="date">
            <text:p>27/12/2013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28.7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28" calcext:value-type="date">
            <text:p>28/12/2013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29" calcext:value-type="date">
            <text:p>29/12/2013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30" calcext:value-type="date">
            <text:p>30/12/2013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21.7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3-12-31" calcext:value-type="date">
            <text:p>31/12/2013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01" calcext:value-type="date">
            <text:p>1/1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string" calcext:value-type="string">
            <text:p>26.5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02" calcext:value-type="date">
            <text:p>2/1/2014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03" calcext:value-type="date">
            <text:p>3/1/2014</text:p>
          </table:table-cell>
          <table:table-cell table:style-name="ce4" office:value-type="string" calcext:value-type="string">
            <text:p>35.4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04" calcext:value-type="date">
            <text:p>4/1/2014</text:p>
          </table:table-cell>
          <table:table-cell table:style-name="ce4" office:value-type="string" calcext:value-type="string">
            <text:p>35.5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05" calcext:value-type="date">
            <text:p>5/1/2014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7.4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06" calcext:value-type="date">
            <text:p>6/1/2014</text:p>
          </table:table-cell>
          <table:table-cell table:style-name="ce4" office:value-type="string" calcext:value-type="string">
            <text:p>33.3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07" calcext:value-type="date">
            <text:p>7/1/2014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08" calcext:value-type="date">
            <text:p>8/1/2014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09" calcext:value-type="date">
            <text:p>9/1/2014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10" calcext:value-type="date">
            <text:p>10/1/2014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11" calcext:value-type="date">
            <text:p>11/1/2014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12" calcext:value-type="date">
            <text:p>12/1/2014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8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13" calcext:value-type="date">
            <text:p>13/1/2014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14" calcext:value-type="date">
            <text:p>14/1/201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6.8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15" calcext:value-type="date">
            <text:p>15/1/2014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16" calcext:value-type="date">
            <text:p>16/1/2014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17" calcext:value-type="date">
            <text:p>17/1/2014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18" calcext:value-type="date">
            <text:p>18/1/2014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19" calcext:value-type="date">
            <text:p>19/1/2014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20" calcext:value-type="date">
            <text:p>20/1/2014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21" calcext:value-type="date">
            <text:p>21/1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22" calcext:value-type="date">
            <text:p>22/1/2014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21.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23" calcext:value-type="date">
            <text:p>23/1/201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24" calcext:value-type="date">
            <text:p>24/1/2014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25" calcext:value-type="date">
            <text:p>25/1/2014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26" calcext:value-type="date">
            <text:p>26/1/2014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7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27" calcext:value-type="date">
            <text:p>27/1/2014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28" calcext:value-type="date">
            <text:p>28/1/2014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29" calcext:value-type="date">
            <text:p>29/1/2014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30" calcext:value-type="date">
            <text:p>30/1/2014</text:p>
          </table:table-cell>
          <table:table-cell table:style-name="ce4" office:value-type="string" calcext:value-type="string">
            <text:p>34.2</text:p>
          </table:table-cell>
          <table:table-cell table:style-name="ce4" office:value-type="string" calcext:value-type="string">
            <text:p>18.7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1-31" calcext:value-type="date">
            <text:p>31/1/2014</text:p>
          </table:table-cell>
          <table:table-cell table:style-name="ce4" office:value-type="string" calcext:value-type="string">
            <text:p>34.2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7.0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01" calcext:value-type="date">
            <text:p>1/2/2014</text:p>
          </table:table-cell>
          <table:table-cell table:style-name="ce4" office:value-type="string" calcext:value-type="string">
            <text:p>34.5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02" calcext:value-type="date">
            <text:p>2/2/2014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03" calcext:value-type="date">
            <text:p>3/2/2014</text:p>
          </table:table-cell>
          <table:table-cell table:style-name="ce4" office:value-type="string" calcext:value-type="string">
            <text:p>34.1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04" calcext:value-type="date">
            <text:p>4/2/2014</text:p>
          </table:table-cell>
          <table:table-cell table:style-name="ce4" office:value-type="string" calcext:value-type="string">
            <text:p>34.9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05" calcext:value-type="date">
            <text:p>5/2/2014</text:p>
          </table:table-cell>
          <table:table-cell table:style-name="ce4" office:value-type="string" calcext:value-type="string">
            <text:p>36.1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9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06" calcext:value-type="date">
            <text:p>6/2/2014</text:p>
          </table:table-cell>
          <table:table-cell table:style-name="ce4" office:value-type="string" calcext:value-type="string">
            <text:p>35.2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9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07" calcext:value-type="date">
            <text:p>7/2/2014</text:p>
          </table:table-cell>
          <table:table-cell table:style-name="ce4" office:value-type="string" calcext:value-type="string">
            <text:p>35.1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6.9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08" calcext:value-type="date">
            <text:p>8/2/2014</text:p>
          </table:table-cell>
          <table:table-cell table:style-name="ce4" office:value-type="string" calcext:value-type="string">
            <text:p>34.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7.3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09" calcext:value-type="date">
            <text:p>9/2/2014</text:p>
          </table:table-cell>
          <table:table-cell table:style-name="ce4" office:value-type="string" calcext:value-type="string">
            <text:p>35.1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7.4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10" calcext:value-type="date">
            <text:p>10/2/2014</text:p>
          </table:table-cell>
          <table:table-cell table:style-name="ce4" office:value-type="string" calcext:value-type="string">
            <text:p>36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9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11" calcext:value-type="date">
            <text:p>11/2/2014</text:p>
          </table:table-cell>
          <table:table-cell table:style-name="ce4" office:value-type="string" calcext:value-type="string">
            <text:p>34.8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12" calcext:value-type="date">
            <text:p>12/2/2014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13" calcext:value-type="date">
            <text:p>13/2/2014</text:p>
          </table:table-cell>
          <table:table-cell table:style-name="ce4" office:value-type="string" calcext:value-type="string">
            <text:p>34.7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14" calcext:value-type="date">
            <text:p>14/2/2014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6.3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15" calcext:value-type="date">
            <text:p>15/2/2014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16" calcext:value-type="date">
            <text:p>16/2/2014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17" calcext:value-type="date">
            <text:p>17/2/2014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18" calcext:value-type="date">
            <text:p>18/2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19" calcext:value-type="date">
            <text:p>19/2/2014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20" calcext:value-type="date">
            <text:p>20/2/2014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21" calcext:value-type="date">
            <text:p>21/2/2014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22" calcext:value-type="date">
            <text:p>22/2/2014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20.5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string" calcext:value-type="string">
            <text:p>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23" calcext:value-type="date">
            <text:p>23/2/2014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24" calcext:value-type="date">
            <text:p>24/2/2014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25" calcext:value-type="date">
            <text:p>25/2/201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26" calcext:value-type="date">
            <text:p>26/2/2014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27" calcext:value-type="date">
            <text:p>27/2/2014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2-28" calcext:value-type="date">
            <text:p>28/2/2014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01" calcext:value-type="date">
            <text:p>1/3/2014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02" calcext:value-type="date">
            <text:p>2/3/2014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03" calcext:value-type="date">
            <text:p>3/3/2014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5.5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04" calcext:value-type="date">
            <text:p>4/3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05" calcext:value-type="date">
            <text:p>5/3/2014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1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06" calcext:value-type="date">
            <text:p>6/3/2014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07" calcext:value-type="date">
            <text:p>7/3/201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08" calcext:value-type="date">
            <text:p>8/3/2014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09" calcext:value-type="date">
            <text:p>9/3/2014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10" calcext:value-type="date">
            <text:p>10/3/2014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7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11" calcext:value-type="date">
            <text:p>11/3/2014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12" calcext:value-type="date">
            <text:p>12/3/2014</text:p>
          </table:table-cell>
          <table:table-cell table:style-name="ce4" office:value-type="string" calcext:value-type="string">
            <text:p>29.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13" calcext:value-type="date">
            <text:p>13/3/2014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14" calcext:value-type="date">
            <text:p>14/3/2014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15" calcext:value-type="date">
            <text:p>15/3/2014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7.4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16" calcext:value-type="date">
            <text:p>16/3/2014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17" calcext:value-type="date">
            <text:p>17/3/201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18" calcext:value-type="date">
            <text:p>18/3/2014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19" calcext:value-type="date">
            <text:p>19/3/201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20" calcext:value-type="date">
            <text:p>20/3/2014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21" calcext:value-type="date">
            <text:p>21/3/201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22" calcext:value-type="date">
            <text:p>22/3/2014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23" calcext:value-type="date">
            <text:p>23/3/201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24" calcext:value-type="date">
            <text:p>24/3/2014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25" calcext:value-type="date">
            <text:p>25/3/2014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26" calcext:value-type="date">
            <text:p>26/3/2014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27" calcext:value-type="date">
            <text:p>27/3/2014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28" calcext:value-type="date">
            <text:p>28/3/2014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7.9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29" calcext:value-type="date">
            <text:p>29/3/2014</text:p>
          </table:table-cell>
          <table:table-cell table:style-name="ce4" office:value-type="string" calcext:value-type="string">
            <text:p>30.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30" calcext:value-type="date">
            <text:p>30/3/2014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3.9</text:p>
          </table:table-cell>
          <table:table-cell table:style-name="ce4" office:value-type="string" calcext:value-type="string">
            <text:p>1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3-31" calcext:value-type="date">
            <text:p>31/3/2014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5.6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01" calcext:value-type="date">
            <text:p>1/4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02" calcext:value-type="date">
            <text:p>2/4/2014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03" calcext:value-type="date">
            <text:p>3/4/2014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04" calcext:value-type="date">
            <text:p>4/4/2014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05" calcext:value-type="date">
            <text:p>5/4/2014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06" calcext:value-type="date">
            <text:p>6/4/201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07" calcext:value-type="date">
            <text:p>7/4/2014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5.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08" calcext:value-type="date">
            <text:p>8/4/201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09" calcext:value-type="date">
            <text:p>9/4/2014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26.1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10" calcext:value-type="date">
            <text:p>10/4/2014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11" calcext:value-type="date">
            <text:p>11/4/2014</text:p>
          </table:table-cell>
          <table:table-cell table:style-name="ce4" office:value-type="string" calcext:value-type="string">
            <text:p>32.1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7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12" calcext:value-type="date">
            <text:p>12/4/2014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13" calcext:value-type="date">
            <text:p>13/4/2014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14" calcext:value-type="date">
            <text:p>14/4/201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4.95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15" calcext:value-type="date">
            <text:p>15/4/2014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1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16" calcext:value-type="date">
            <text:p>16/4/201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8.6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17" calcext:value-type="date">
            <text:p>17/4/2014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8.1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18" calcext:value-type="date">
            <text:p>18/4/2014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7.5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19" calcext:value-type="date">
            <text:p>19/4/201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20" calcext:value-type="date">
            <text:p>20/4/2014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21" calcext:value-type="date">
            <text:p>21/4/2014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22" calcext:value-type="date">
            <text:p>22/4/2014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23" calcext:value-type="date">
            <text:p>23/4/2014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24" calcext:value-type="date">
            <text:p>24/4/2014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2.85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25" calcext:value-type="date">
            <text:p>25/4/2014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1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26" calcext:value-type="date">
            <text:p>26/4/2014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0.8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27" calcext:value-type="date">
            <text:p>27/4/2014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19.8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28" calcext:value-type="date">
            <text:p>28/4/2014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19.9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29" calcext:value-type="date">
            <text:p>29/4/20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11.9</text:p>
          </table:table-cell>
          <table:table-cell table:style-name="ce4" office:value-type="string" calcext:value-type="string">
            <text:p>19.4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4-30" calcext:value-type="date">
            <text:p>30/4/2014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19.9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01" calcext:value-type="date">
            <text:p>1/5/2014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02" calcext:value-type="date">
            <text:p>2/5/2014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03" calcext:value-type="date">
            <text:p>3/5/2014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04" calcext:value-type="date">
            <text:p>4/5/2014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05" calcext:value-type="date">
            <text:p>5/5/2014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06" calcext:value-type="date">
            <text:p>6/5/2014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5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07" calcext:value-type="date">
            <text:p>7/5/201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08" calcext:value-type="date">
            <text:p>8/5/2014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2.9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09" calcext:value-type="date">
            <text:p>9/5/2014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10" calcext:value-type="date">
            <text:p>10/5/2014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0.7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11" calcext:value-type="date">
            <text:p>11/5/201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12" calcext:value-type="date">
            <text:p>12/5/2014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13" calcext:value-type="date">
            <text:p>13/5/2014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3.5</text:p>
          </table:table-cell>
          <table:table-cell table:style-name="ce4" office:value-type="string" calcext:value-type="string">
            <text:p>21.0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14" calcext:value-type="date">
            <text:p>14/5/2014</text:p>
          </table:table-cell>
          <table:table-cell table:style-name="ce4" office:value-type="string" calcext:value-type="string">
            <text:p>27.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15" calcext:value-type="date">
            <text:p>15/5/2014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2.8</text:p>
          </table:table-cell>
          <table:table-cell table:style-name="ce4" office:value-type="string" calcext:value-type="string">
            <text:p>20.8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16" calcext:value-type="date">
            <text:p>16/5/2014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2.4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17" calcext:value-type="date">
            <text:p>17/5/2014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18" calcext:value-type="date">
            <text:p>18/5/2014</text:p>
          </table:table-cell>
          <table:table-cell table:style-name="ce4" office:value-type="string" calcext:value-type="string">
            <text:p>27.4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2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19" calcext:value-type="date">
            <text:p>19/5/2014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2.1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20" calcext:value-type="date">
            <text:p>20/5/2014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4.6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string" calcext:value-type="string">
            <text:p>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21" calcext:value-type="date">
            <text:p>21/5/2014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22" calcext:value-type="date">
            <text:p>22/5/2014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23" calcext:value-type="date">
            <text:p>23/5/2014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0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24" calcext:value-type="date">
            <text:p>24/5/2014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2.35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25" calcext:value-type="date">
            <text:p>25/5/2014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3.3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26" calcext:value-type="date">
            <text:p>26/5/2014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27" calcext:value-type="date">
            <text:p>27/5/2014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8.4</text:p>
          </table:table-cell>
          <table:table-cell table:style-name="ce4" office:value-type="string" calcext:value-type="string">
            <text:p>14.6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28" calcext:value-type="date">
            <text:p>28/5/2014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9.5</text:p>
          </table:table-cell>
          <table:table-cell table:style-name="ce4" office:value-type="string" calcext:value-type="string">
            <text:p>16.85</text:p>
          </table:table-cell>
          <table:table-cell table:style-name="ce4" office:value-type="string" calcext:value-type="string">
            <text:p>2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29" calcext:value-type="date">
            <text:p>29/5/2014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11.1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30" calcext:value-type="date">
            <text:p>30/5/2014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11.4</text:p>
          </table:table-cell>
          <table:table-cell table:style-name="ce4" office:value-type="string" calcext:value-type="string">
            <text:p>19.7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5-31" calcext:value-type="date">
            <text:p>31/5/2014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01" calcext:value-type="date">
            <text:p>1/6/2014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18.15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02" calcext:value-type="date">
            <text:p>2/6/2014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03" calcext:value-type="date">
            <text:p>3/6/2014</text:p>
          </table:table-cell>
          <table:table-cell table:style-name="ce4" office:value-type="string" calcext:value-type="string">
            <text:p>24.6</text:p>
          </table:table-cell>
          <table:table-cell table:style-name="ce4" office:value-type="string" calcext:value-type="string">
            <text:p>9.8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04" calcext:value-type="date">
            <text:p>4/6/2014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8.4</text:p>
          </table:table-cell>
          <table:table-cell table:style-name="ce4" office:value-type="string" calcext:value-type="string">
            <text:p>18.5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05" calcext:value-type="date">
            <text:p>5/6/2014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06" calcext:value-type="date">
            <text:p>6/6/2014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07" calcext:value-type="date">
            <text:p>7/6/2014</text:p>
          </table:table-cell>
          <table:table-cell table:style-name="ce4" office:value-type="string" calcext:value-type="string">
            <text:p>31.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08" calcext:value-type="date">
            <text:p>8/6/2014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09" calcext:value-type="date">
            <text:p>9/6/201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10" calcext:value-type="date">
            <text:p>10/6/2014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2.45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11" calcext:value-type="date">
            <text:p>11/6/2014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12" calcext:value-type="date">
            <text:p>12/6/2014</text:p>
          </table:table-cell>
          <table:table-cell table:style-name="ce4" office:value-type="string" calcext:value-type="string">
            <text:p>28.6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13" calcext:value-type="date">
            <text:p>13/6/2014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14" calcext:value-type="date">
            <text:p>14/6/2014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15" calcext:value-type="date">
            <text:p>15/6/2014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16" calcext:value-type="date">
            <text:p>16/6/2014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2.6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17" calcext:value-type="date">
            <text:p>17/6/2014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18" calcext:value-type="date">
            <text:p>18/6/2014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6.2</text:p>
          </table:table-cell>
          <table:table-cell table:style-name="ce4" office:value-type="string" calcext:value-type="string">
            <text:p>23.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19" calcext:value-type="date">
            <text:p>19/6/2014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0.4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20" calcext:value-type="date">
            <text:p>20/6/2014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1.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21" calcext:value-type="date">
            <text:p>21/6/2014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string" calcext:value-type="string">
            <text:p>19.0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22" calcext:value-type="date">
            <text:p>22/6/201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23" calcext:value-type="date">
            <text:p>23/6/2014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19.9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24" calcext:value-type="date">
            <text:p>24/6/2014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2.2</text:p>
          </table:table-cell>
          <table:table-cell table:style-name="ce4" office:value-type="string" calcext:value-type="string">
            <text:p>20.35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25" calcext:value-type="date">
            <text:p>25/6/2014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2.6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26" calcext:value-type="date">
            <text:p>26/6/2014</text:p>
          </table:table-cell>
          <table:table-cell table:style-name="ce4" office:value-type="string" calcext:value-type="string">
            <text:p>29.9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27" calcext:value-type="date">
            <text:p>27/6/201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28" calcext:value-type="date">
            <text:p>28/6/2014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29" calcext:value-type="date">
            <text:p>29/6/2014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6-30" calcext:value-type="date">
            <text:p>30/6/2014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11.9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01" calcext:value-type="date">
            <text:p>1/7/2014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8.8</text:p>
          </table:table-cell>
          <table:table-cell table:style-name="ce4" office:value-type="string" calcext:value-type="string">
            <text:p>18.4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02" calcext:value-type="date">
            <text:p>2/7/2014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4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03" calcext:value-type="date">
            <text:p>3/7/2014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04" calcext:value-type="date">
            <text:p>4/7/2014</text:p>
          </table:table-cell>
          <table:table-cell table:style-name="ce4" office:value-type="string" calcext:value-type="string">
            <text:p>31.5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3.4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05" calcext:value-type="date">
            <text:p>5/7/2014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6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06" calcext:value-type="date">
            <text:p>6/7/2014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07" calcext:value-type="date">
            <text:p>7/7/2014</text:p>
          </table:table-cell>
          <table:table-cell table:style-name="ce4" office:value-type="string" calcext:value-type="string">
            <text:p>27.5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3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08" calcext:value-type="date">
            <text:p>8/7/2014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22.65</text:p>
          </table:table-cell>
          <table:table-cell table:style-name="ce4" office:value-type="string" calcext:value-type="string">
            <text:p>3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09" calcext:value-type="date">
            <text:p>9/7/201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10" calcext:value-type="date">
            <text:p>10/7/2014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11" calcext:value-type="date">
            <text:p>11/7/2014</text:p>
          </table:table-cell>
          <table:table-cell table:style-name="ce4" office:value-type="string" calcext:value-type="string">
            <text:p>24.7</text:p>
          </table:table-cell>
          <table:table-cell table:style-name="ce4" office:value-type="string" calcext:value-type="string">
            <text:p>11.2</text:p>
          </table:table-cell>
          <table:table-cell table:style-name="ce4" office:value-type="string" calcext:value-type="string">
            <text:p>17.95</text:p>
          </table:table-cell>
          <table:table-cell table:style-name="ce4" office:value-type="string" calcext:value-type="string">
            <text:p>2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12" calcext:value-type="date">
            <text:p>12/7/2014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2.4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13" calcext:value-type="date">
            <text:p>13/7/2014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19.9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14" calcext:value-type="date">
            <text:p>14/7/201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19.5</text:p>
          </table:table-cell>
          <table:table-cell table:style-name="ce4" office:value-type="string" calcext:value-type="string">
            <text:p>4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15" calcext:value-type="date">
            <text:p>15/7/2014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11.2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16" calcext:value-type="date">
            <text:p>16/7/2014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17" calcext:value-type="date">
            <text:p>17/7/2014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18" calcext:value-type="date">
            <text:p>18/7/2014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0.1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19" calcext:value-type="date">
            <text:p>19/7/2014</text:p>
          </table:table-cell>
          <table:table-cell table:style-name="ce4" office:value-type="string" calcext:value-type="string">
            <text:p>25.2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20" calcext:value-type="date">
            <text:p>20/7/2014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8.3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4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21" calcext:value-type="date">
            <text:p>21/7/2014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19.3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22" calcext:value-type="date">
            <text:p>22/7/2014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1.9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23" calcext:value-type="date">
            <text:p>23/7/2014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3.7</text:p>
          </table:table-cell>
          <table:table-cell table:style-name="ce4" office:value-type="string" calcext:value-type="string">
            <text:p>21.7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24" calcext:value-type="date">
            <text:p>24/7/2014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25" calcext:value-type="date">
            <text:p>25/7/2014</text:p>
          </table:table-cell>
          <table:table-cell table:style-name="ce4" office:value-type="string" calcext:value-type="string">
            <text:p>15.3</text:p>
          </table:table-cell>
          <table:table-cell table:style-name="ce4" office:value-type="string" calcext:value-type="string">
            <text:p>11.9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0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26" calcext:value-type="date">
            <text:p>26/7/2014</text:p>
          </table:table-cell>
          <table:table-cell table:style-name="ce4" office:value-type="string" calcext:value-type="string">
            <text:p>17.7</text:p>
          </table:table-cell>
          <table:table-cell table:style-name="ce4" office:value-type="string" calcext:value-type="string">
            <text:p>11.4</text:p>
          </table:table-cell>
          <table:table-cell table:style-name="ce4" office:value-type="string" calcext:value-type="string">
            <text:p>14.55</text:p>
          </table:table-cell>
          <table:table-cell table:style-name="ce4" office:value-type="string" calcext:value-type="string">
            <text:p>0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27" calcext:value-type="date">
            <text:p>27/7/2014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string" calcext:value-type="string">
            <text:p>17.25</text:p>
          </table:table-cell>
          <table:table-cell table:style-name="ce4" office:value-type="string" calcext:value-type="string">
            <text:p>0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28" calcext:value-type="date">
            <text:p>28/7/201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29" calcext:value-type="date">
            <text:p>29/7/2014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13.4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30" calcext:value-type="date">
            <text:p>30/7/2014</text:p>
          </table:table-cell>
          <table:table-cell table:style-name="ce4" office:value-type="string" calcext:value-type="string">
            <text:p>28.3</text:p>
          </table:table-cell>
          <table:table-cell table:style-name="ce4" office:value-type="string" calcext:value-type="string">
            <text:p>12.1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7-31" calcext:value-type="date">
            <text:p>31/7/2014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12.2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3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01" calcext:value-type="date">
            <text:p>1/8/201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2.3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02" calcext:value-type="date">
            <text:p>2/8/2014</text:p>
          </table:table-cell>
          <table:table-cell table:style-name="ce4" office:value-type="string" calcext:value-type="string">
            <text:p>31.1</text:p>
          </table:table-cell>
          <table:table-cell table:style-name="ce4" office:value-type="string" calcext:value-type="string">
            <text:p>12.8</text:p>
          </table:table-cell>
          <table:table-cell table:style-name="ce4" office:value-type="string" calcext:value-type="string">
            <text:p>21.95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03" calcext:value-type="date">
            <text:p>3/8/2014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2.8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04" calcext:value-type="date">
            <text:p>4/8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2.8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05" calcext:value-type="date">
            <text:p>5/8/201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06" calcext:value-type="date">
            <text:p>6/8/201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0.6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07" calcext:value-type="date">
            <text:p>7/8/2014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08" calcext:value-type="date">
            <text:p>8/8/2014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1.2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09" calcext:value-type="date">
            <text:p>9/8/2014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0.6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10" calcext:value-type="date">
            <text:p>10/8/2014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13.1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4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11" calcext:value-type="date">
            <text:p>11/8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1.5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12" calcext:value-type="date">
            <text:p>12/8/2014</text:p>
          </table:table-cell>
          <table:table-cell table:style-name="ce4" office:value-type="string" calcext:value-type="string">
            <text:p>32.9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3.2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13" calcext:value-type="date">
            <text:p>13/8/2014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3.7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14" calcext:value-type="date">
            <text:p>14/8/201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11.5</text:p>
          </table:table-cell>
          <table:table-cell table:style-name="ce4" office:value-type="string" calcext:value-type="string">
            <text:p>17.7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15" calcext:value-type="date">
            <text:p>15/8/2014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4.3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16" calcext:value-type="date">
            <text:p>16/8/2014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4.4</text:p>
          </table:table-cell>
          <table:table-cell table:style-name="ce4" office:value-type="string" calcext:value-type="string">
            <text:p>22.5</text:p>
          </table:table-cell>
          <table:table-cell table:style-name="ce4" office:value-type="string" calcext:value-type="string">
            <text:p>6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17" calcext:value-type="date">
            <text:p>17/8/2014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3.1</text:p>
          </table:table-cell>
          <table:table-cell table:style-name="ce4" office:value-type="string" calcext:value-type="string">
            <text:p>3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18" calcext:value-type="date">
            <text:p>18/8/2014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2.2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19" calcext:value-type="date">
            <text:p>19/8/2014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2.9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20" calcext:value-type="date">
            <text:p>20/8/2014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21" calcext:value-type="date">
            <text:p>21/8/2014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12.8</text:p>
          </table:table-cell>
          <table:table-cell table:style-name="ce4" office:value-type="string" calcext:value-type="string">
            <text:p>22.5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22" calcext:value-type="date">
            <text:p>22/8/2014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3.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23" calcext:value-type="date">
            <text:p>23/8/2014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3.95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24" calcext:value-type="date">
            <text:p>24/8/2014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5.1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25" calcext:value-type="date">
            <text:p>25/8/2014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26" calcext:value-type="date">
            <text:p>26/8/2014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27" calcext:value-type="date">
            <text:p>27/8/2014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string" calcext:value-type="string">
            <text:p>14.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6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28" calcext:value-type="date">
            <text:p>28/8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29" calcext:value-type="date">
            <text:p>29/8/201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30" calcext:value-type="date">
            <text:p>30/8/2014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14.9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8-31" calcext:value-type="date">
            <text:p>31/8/2014</text:p>
          </table:table-cell>
          <table:table-cell table:style-name="ce4" office:value-type="string" calcext:value-type="string">
            <text:p>36.4</text:p>
          </table:table-cell>
          <table:table-cell table:style-name="ce4" office:value-type="string" calcext:value-type="string">
            <text:p>16.5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01" calcext:value-type="date">
            <text:p>1/9/2014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17.2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02" calcext:value-type="date">
            <text:p>2/9/2014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03" calcext:value-type="date">
            <text:p>3/9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04" calcext:value-type="date">
            <text:p>4/9/2014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15.4</text:p>
          </table:table-cell>
          <table:table-cell table:style-name="ce4" office:value-type="string" calcext:value-type="string">
            <text:p>21.55</text:p>
          </table:table-cell>
          <table:table-cell table:style-name="ce4" office:value-type="string" calcext:value-type="string">
            <text:p>9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05" calcext:value-type="date">
            <text:p>5/9/2014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2.7</text:p>
          </table:table-cell>
          <table:table-cell table:style-name="ce4" office:value-type="string" calcext:value-type="string">
            <text:p>21.45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06" calcext:value-type="date">
            <text:p>6/9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13.8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07" calcext:value-type="date">
            <text:p>7/9/2014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4.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08" calcext:value-type="date">
            <text:p>8/9/2014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17.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7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09" calcext:value-type="date">
            <text:p>9/9/2014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4.8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10" calcext:value-type="date">
            <text:p>10/9/2014</text:p>
          </table:table-cell>
          <table:table-cell table:style-name="ce4" office:value-type="string" calcext:value-type="string">
            <text:p>34.6</text:p>
          </table:table-cell>
          <table:table-cell table:style-name="ce4" office:value-type="string" calcext:value-type="string">
            <text:p>16.6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9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11" calcext:value-type="date">
            <text:p>11/9/2014</text:p>
          </table:table-cell>
          <table:table-cell table:style-name="ce4" office:value-type="string" calcext:value-type="string">
            <text:p>35.8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12" calcext:value-type="date">
            <text:p>12/9/2014</text:p>
          </table:table-cell>
          <table:table-cell table:style-name="ce4" office:value-type="string" calcext:value-type="string">
            <text:p>35.6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8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13" calcext:value-type="date">
            <text:p>13/9/2014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14" calcext:value-type="date">
            <text:p>14/9/2014</text:p>
          </table:table-cell>
          <table:table-cell table:style-name="ce4" office:value-type="string" calcext:value-type="string">
            <text:p>35.4</text:p>
          </table:table-cell>
          <table:table-cell table:style-name="ce4" office:value-type="string" calcext:value-type="string">
            <text:p>18.3</text:p>
          </table:table-cell>
          <table:table-cell table:style-name="ce4" office:value-type="string" calcext:value-type="string">
            <text:p>26.85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15" calcext:value-type="date">
            <text:p>15/9/2014</text:p>
          </table:table-cell>
          <table:table-cell table:style-name="ce4" office:value-type="string" calcext:value-type="string">
            <text:p>35.5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7.15</text:p>
          </table:table-cell>
          <table:table-cell table:style-name="ce4" office:value-type="string" calcext:value-type="string">
            <text:p>9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16" calcext:value-type="date">
            <text:p>16/9/2014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17" calcext:value-type="date">
            <text:p>17/9/2014</text:p>
          </table:table-cell>
          <table:table-cell table:style-name="ce4" office:value-type="string" calcext:value-type="string">
            <text:p>35.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6.0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18" calcext:value-type="date">
            <text:p>18/9/2014</text:p>
          </table:table-cell>
          <table:table-cell table:style-name="ce4" office:value-type="string" calcext:value-type="string">
            <text:p>37.2</text:p>
          </table:table-cell>
          <table:table-cell table:style-name="ce4" office:value-type="string" calcext:value-type="string">
            <text:p>16.4</text:p>
          </table:table-cell>
          <table:table-cell table:style-name="ce4" office:value-type="string" calcext:value-type="string">
            <text:p>26.8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19" calcext:value-type="date">
            <text:p>19/9/201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20" calcext:value-type="date">
            <text:p>20/9/2014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1.15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21" calcext:value-type="date">
            <text:p>21/9/2014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22" calcext:value-type="date">
            <text:p>22/9/2014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22.25</text:p>
          </table:table-cell>
          <table:table-cell table:style-name="ce4" office:value-type="string" calcext:value-type="string">
            <text:p>9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23" calcext:value-type="date">
            <text:p>23/9/2014</text:p>
          </table:table-cell>
          <table:table-cell table:style-name="ce4" office:value-type="string" calcext:value-type="string">
            <text:p>34.9</text:p>
          </table:table-cell>
          <table:table-cell table:style-name="ce4" office:value-type="string" calcext:value-type="string">
            <text:p>13.2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6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24" calcext:value-type="date">
            <text:p>24/9/2014</text:p>
          </table:table-cell>
          <table:table-cell table:style-name="ce4" office:value-type="string" calcext:value-type="string">
            <text:p>34.6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9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25" calcext:value-type="date">
            <text:p>25/9/2014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18.2</text:p>
          </table:table-cell>
          <table:table-cell table:style-name="ce4" office:value-type="string" calcext:value-type="string">
            <text:p>23.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26" calcext:value-type="date">
            <text:p>26/9/2014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27" calcext:value-type="date">
            <text:p>27/9/2014</text:p>
          </table:table-cell>
          <table:table-cell table:style-name="ce4" office:value-type="string" calcext:value-type="string">
            <text:p>28.9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28" calcext:value-type="date">
            <text:p>28/9/2014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string" calcext:value-type="string">
            <text:p>18.9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29" calcext:value-type="date">
            <text:p>29/9/2014</text:p>
          </table:table-cell>
          <table:table-cell table:style-name="ce4" office:value-type="string" calcext:value-type="string">
            <text:p>35.8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9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09-30" calcext:value-type="date">
            <text:p>30/9/2014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4.2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01" calcext:value-type="date">
            <text:p>1/10/2014</text:p>
          </table:table-cell>
          <table:table-cell table:style-name="ce4" office:value-type="string" calcext:value-type="string">
            <text:p>33.7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7.45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02" calcext:value-type="date">
            <text:p>2/10/2014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string" calcext:value-type="string">
            <text:p>19.4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11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03" calcext:value-type="date">
            <text:p>3/10/2014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2.1</text:p>
          </table:table-cell>
          <table:table-cell table:style-name="ce4" office:value-type="string" calcext:value-type="string">
            <text:p>10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04" calcext:value-type="date">
            <text:p>4/10/2014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11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05" calcext:value-type="date">
            <text:p>5/10/2014</text:p>
          </table:table-cell>
          <table:table-cell table:style-name="ce4" office:value-type="string" calcext:value-type="string">
            <text:p>30.3</text:p>
          </table:table-cell>
          <table:table-cell table:style-name="ce4" office:value-type="string" calcext:value-type="string">
            <text:p>11.8</text:p>
          </table:table-cell>
          <table:table-cell table:style-name="ce4" office:value-type="string" calcext:value-type="string">
            <text:p>21.05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06" calcext:value-type="date">
            <text:p>6/10/2014</text:p>
          </table:table-cell>
          <table:table-cell table:style-name="ce4" office:value-type="string" calcext:value-type="string">
            <text:p>30.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7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07" calcext:value-type="date">
            <text:p>7/10/201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3.6</text:p>
          </table:table-cell>
          <table:table-cell table:style-name="ce4" office:value-type="string" calcext:value-type="string">
            <text:p>21.8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08" calcext:value-type="date">
            <text:p>8/10/2014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3.9</text:p>
          </table:table-cell>
          <table:table-cell table:style-name="ce4" office:value-type="string" calcext:value-type="string">
            <text:p>23.65</text:p>
          </table:table-cell>
          <table:table-cell table:style-name="ce4" office:value-type="string" calcext:value-type="string">
            <text:p>8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09" calcext:value-type="date">
            <text:p>9/10/2014</text:p>
          </table:table-cell>
          <table:table-cell table:style-name="ce4" office:value-type="string" calcext:value-type="string">
            <text:p>35.6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9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10" calcext:value-type="date">
            <text:p>10/10/2014</text:p>
          </table:table-cell>
          <table:table-cell table:style-name="ce4" office:value-type="string" calcext:value-type="string">
            <text:p>37.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7.55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11" calcext:value-type="date">
            <text:p>11/10/2014</text:p>
          </table:table-cell>
          <table:table-cell table:style-name="ce4" office:value-type="string" calcext:value-type="string">
            <text:p>37.9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8.55</text:p>
          </table:table-cell>
          <table:table-cell table:style-name="ce4" office:value-type="string" calcext:value-type="string">
            <text:p>9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12" calcext:value-type="date">
            <text:p>12/10/2014</text:p>
          </table:table-cell>
          <table:table-cell table:style-name="ce4" office:value-type="string" calcext:value-type="string">
            <text:p>38.2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10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13" calcext:value-type="date">
            <text:p>13/10/2014</text:p>
          </table:table-cell>
          <table:table-cell table:style-name="ce4" office:value-type="string" calcext:value-type="string">
            <text:p>38.4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10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14" calcext:value-type="date">
            <text:p>14/10/2014</text:p>
          </table:table-cell>
          <table:table-cell table:style-name="ce4" office:value-type="string" calcext:value-type="string">
            <text:p>40.3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31.75</text:p>
          </table:table-cell>
          <table:table-cell table:style-name="ce4" office:value-type="string" calcext:value-type="string">
            <text:p>10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15" calcext:value-type="date">
            <text:p>15/10/2014</text:p>
          </table:table-cell>
          <table:table-cell table:style-name="ce4" office:value-type="string" calcext:value-type="string">
            <text:p>40.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32.35</text:p>
          </table:table-cell>
          <table:table-cell table:style-name="ce4" office:value-type="string" calcext:value-type="string">
            <text:p>13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16" calcext:value-type="date">
            <text:p>16/10/2014</text:p>
          </table:table-cell>
          <table:table-cell table:style-name="ce4" office:value-type="string" calcext:value-type="string">
            <text:p>40.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30.2</text:p>
          </table:table-cell>
          <table:table-cell table:style-name="ce4" office:value-type="string" calcext:value-type="string">
            <text:p>13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17" calcext:value-type="date">
            <text:p>17/10/2014</text:p>
          </table:table-cell>
          <table:table-cell table:style-name="ce4" office:value-type="string" calcext:value-type="string">
            <text:p>40.2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32.3</text:p>
          </table:table-cell>
          <table:table-cell table:style-name="ce4" office:value-type="string" calcext:value-type="string">
            <text:p>7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18" calcext:value-type="date">
            <text:p>18/10/2014</text:p>
          </table:table-cell>
          <table:table-cell table:style-name="ce4" office:value-type="string" calcext:value-type="string">
            <text:p>40.2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30.7</text:p>
          </table:table-cell>
          <table:table-cell table:style-name="ce4" office:value-type="string" calcext:value-type="string">
            <text:p>1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19" calcext:value-type="date">
            <text:p>19/10/2014</text:p>
          </table:table-cell>
          <table:table-cell table:style-name="ce4" office:value-type="string" calcext:value-type="string">
            <text:p>37.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9.1</text:p>
          </table:table-cell>
          <table:table-cell table:style-name="ce4" office:value-type="string" calcext:value-type="string">
            <text:p>9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20" calcext:value-type="date">
            <text:p>20/10/201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21" calcext:value-type="date">
            <text:p>21/10/2014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1</text:p>
          </table:table-cell>
          <table:table-cell table:style-name="ce4" office:value-type="string" calcext:value-type="string">
            <text:p>9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22" calcext:value-type="date">
            <text:p>22/10/201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17.4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8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23" calcext:value-type="date">
            <text:p>23/10/2014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string" calcext:value-type="string">
            <text:p>8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24" calcext:value-type="date">
            <text:p>24/10/2014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string" calcext:value-type="string">
            <text:p>20.7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6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25" calcext:value-type="date">
            <text:p>25/10/2014</text:p>
          </table:table-cell>
          <table:table-cell table:style-name="ce4" office:value-type="string" calcext:value-type="string">
            <text:p>22.7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0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26" calcext:value-type="date">
            <text:p>26/10/2014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3.3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27" calcext:value-type="date">
            <text:p>27/10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8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28" calcext:value-type="date">
            <text:p>28/10/2014</text:p>
          </table:table-cell>
          <table:table-cell table:style-name="ce4" office:value-type="string" calcext:value-type="string">
            <text:p>33.1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4.45</text:p>
          </table:table-cell>
          <table:table-cell table:style-name="ce4" office:value-type="string" calcext:value-type="string">
            <text:p>10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29" calcext:value-type="date">
            <text:p>29/10/2014</text:p>
          </table:table-cell>
          <table:table-cell table:style-name="ce4" office:value-type="string" calcext:value-type="string">
            <text:p>34.9</text:p>
          </table:table-cell>
          <table:table-cell table:style-name="ce4" office:value-type="string" calcext:value-type="string">
            <text:p>15.8</text:p>
          </table:table-cell>
          <table:table-cell table:style-name="ce4" office:value-type="string" calcext:value-type="string">
            <text:p>25.35</text:p>
          </table:table-cell>
          <table:table-cell table:style-name="ce4" office:value-type="string" calcext:value-type="string">
            <text:p>8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30" calcext:value-type="date">
            <text:p>30/10/201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19.2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9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0-31" calcext:value-type="date">
            <text:p>31/10/2014</text:p>
          </table:table-cell>
          <table:table-cell table:style-name="ce4" office:value-type="string" calcext:value-type="string">
            <text:p>33.6</text:p>
          </table:table-cell>
          <table:table-cell table:style-name="ce4" office:value-type="string" calcext:value-type="string">
            <text:p>22.3</text:p>
          </table:table-cell>
          <table:table-cell table:style-name="ce4" office:value-type="string" calcext:value-type="string">
            <text:p>27.95</text:p>
          </table:table-cell>
          <table:table-cell table:style-name="ce4" office:value-type="string" calcext:value-type="string">
            <text:p>10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01" calcext:value-type="date">
            <text:p>1/11/2014</text:p>
          </table:table-cell>
          <table:table-cell table:style-name="ce4" office:value-type="string" calcext:value-type="string">
            <text:p>34.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28.2</text:p>
          </table:table-cell>
          <table:table-cell table:style-name="ce4" office:value-type="string" calcext:value-type="string">
            <text:p>1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02" calcext:value-type="date">
            <text:p>2/11/2014</text:p>
          </table:table-cell>
          <table:table-cell table:style-name="ce4" office:value-type="string" calcext:value-type="string">
            <text:p>34.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7.15</text:p>
          </table:table-cell>
          <table:table-cell table:style-name="ce4" office:value-type="string" calcext:value-type="string">
            <text:p>5.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03" calcext:value-type="date">
            <text:p>3/11/2014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string" calcext:value-type="string">
            <text:p>20.6</text:p>
          </table:table-cell>
          <table:table-cell table:style-name="ce4" office:value-type="string" calcext:value-type="string">
            <text:p>26.2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04" calcext:value-type="date">
            <text:p>4/11/2014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05" calcext:value-type="date">
            <text:p>5/11/2014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8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06" calcext:value-type="date">
            <text:p>6/11/2014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07" calcext:value-type="date">
            <text:p>7/11/2014</text:p>
          </table:table-cell>
          <table:table-cell table:style-name="ce4" office:value-type="string" calcext:value-type="string">
            <text:p>33.4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7.3</text:p>
          </table:table-cell>
          <table:table-cell table:style-name="ce4" office:value-type="string" calcext:value-type="string">
            <text:p>11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08" calcext:value-type="date">
            <text:p>8/11/2014</text:p>
          </table:table-cell>
          <table:table-cell table:style-name="ce4" office:value-type="string" calcext:value-type="string">
            <text:p>28.1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3.6</text:p>
          </table:table-cell>
          <table:table-cell table:style-name="ce4" office:value-type="string" calcext:value-type="string">
            <text:p>3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09" calcext:value-type="date">
            <text:p>9/11/2014</text:p>
          </table:table-cell>
          <table:table-cell table:style-name="ce4" office:value-type="string" calcext:value-type="string">
            <text:p>31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7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10" calcext:value-type="date">
            <text:p>10/11/2014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8.4</text:p>
          </table:table-cell>
          <table:table-cell table:style-name="ce4" office:value-type="string" calcext:value-type="string">
            <text:p>25.6</text:p>
          </table:table-cell>
          <table:table-cell table:style-name="ce4" office:value-type="string" calcext:value-type="string">
            <text:p>8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11" calcext:value-type="date">
            <text:p>11/11/2014</text:p>
          </table:table-cell>
          <table:table-cell table:style-name="ce4" office:value-type="string" calcext:value-type="string">
            <text:p>33.5</text:p>
          </table:table-cell>
          <table:table-cell table:style-name="ce4" office:value-type="string" calcext:value-type="string">
            <text:p>17.3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12" calcext:value-type="date">
            <text:p>12/11/201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5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13" calcext:value-type="date">
            <text:p>13/11/2014</text:p>
          </table:table-cell>
          <table:table-cell table:style-name="ce4" office:value-type="string" calcext:value-type="string">
            <text:p>31.4</text:p>
          </table:table-cell>
          <table:table-cell table:style-name="ce4" office:value-type="string" calcext:value-type="string">
            <text:p>19.1</text:p>
          </table:table-cell>
          <table:table-cell table:style-name="ce4" office:value-type="string" calcext:value-type="string">
            <text:p>25.2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14" calcext:value-type="date">
            <text:p>14/11/2014</text:p>
          </table:table-cell>
          <table:table-cell table:style-name="ce4" office:value-type="string" calcext:value-type="string">
            <text:p>31.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95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15" calcext:value-type="date">
            <text:p>15/11/2014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24.1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16" calcext:value-type="date">
            <text:p>16/11/2014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string" calcext:value-type="string">
            <text:p>15.6</text:p>
          </table:table-cell>
          <table:table-cell table:style-name="ce4" office:value-type="string" calcext:value-type="string">
            <text:p>23.05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17" calcext:value-type="date">
            <text:p>17/11/2014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5.7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18" calcext:value-type="date">
            <text:p>18/11/2014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16.3</text:p>
          </table:table-cell>
          <table:table-cell table:style-name="ce4" office:value-type="string" calcext:value-type="string">
            <text:p>24.35</text:p>
          </table:table-cell>
          <table:table-cell table:style-name="ce4" office:value-type="string" calcext:value-type="string">
            <text:p>8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19" calcext:value-type="date">
            <text:p>19/11/2014</text:p>
          </table:table-cell>
          <table:table-cell table:style-name="ce4" office:value-type="string" calcext:value-type="string">
            <text:p>32.6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5.7</text:p>
          </table:table-cell>
          <table:table-cell table:style-name="ce4" office:value-type="string" calcext:value-type="string">
            <text:p>8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20" calcext:value-type="date">
            <text:p>20/11/2014</text:p>
          </table:table-cell>
          <table:table-cell table:style-name="ce4" office:value-type="string" calcext:value-type="string">
            <text:p>32.7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6.75</text:p>
          </table:table-cell>
          <table:table-cell table:style-name="ce4" office:value-type="string" calcext:value-type="string">
            <text:p>8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21" calcext:value-type="date">
            <text:p>21/11/2014</text:p>
          </table:table-cell>
          <table:table-cell table:style-name="ce4" office:value-type="string" calcext:value-type="string">
            <text:p>33.2</text:p>
          </table:table-cell>
          <table:table-cell table:style-name="ce4" office:value-type="string" calcext:value-type="string">
            <text:p>21.2</text:p>
          </table:table-cell>
          <table:table-cell table:style-name="ce4" office:value-type="string" calcext:value-type="string">
            <text:p>27.2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22" calcext:value-type="date">
            <text:p>22/11/2014</text:p>
          </table:table-cell>
          <table:table-cell table:style-name="ce4" office:value-type="string" calcext:value-type="string">
            <text:p>32.2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6.2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23" calcext:value-type="date">
            <text:p>23/11/2014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19.9</text:p>
          </table:table-cell>
          <table:table-cell table:style-name="ce4" office:value-type="string" calcext:value-type="string">
            <text:p>24.5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24" calcext:value-type="date">
            <text:p>24/11/2014</text:p>
          </table:table-cell>
          <table:table-cell table:style-name="ce4" office:value-type="string" calcext:value-type="string">
            <text:p>29.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5.1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25" calcext:value-type="date">
            <text:p>25/11/2014</text:p>
          </table:table-cell>
          <table:table-cell table:style-name="ce4" office:value-type="string" calcext:value-type="string">
            <text:p>29.2</text:p>
          </table:table-cell>
          <table:table-cell table:style-name="ce4" office:value-type="string" calcext:value-type="string">
            <text:p>20.1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6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26" calcext:value-type="date">
            <text:p>26/11/201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27" calcext:value-type="date">
            <text:p>27/11/2014</text:p>
          </table:table-cell>
          <table:table-cell table:style-name="ce4" office:value-type="string" calcext:value-type="string">
            <text:p>29.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25.9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28" calcext:value-type="date">
            <text:p>28/11/2014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3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29" calcext:value-type="date">
            <text:p>29/11/2014</text:p>
          </table:table-cell>
          <table:table-cell table:style-name="ce4" office:value-type="string" calcext:value-type="string">
            <text:p>26.6</text:p>
          </table:table-cell>
          <table:table-cell table:style-name="ce4" office:value-type="string" calcext:value-type="string">
            <text:p>19.3</text:p>
          </table:table-cell>
          <table:table-cell table:style-name="ce4" office:value-type="string" calcext:value-type="string">
            <text:p>22.95</text:p>
          </table:table-cell>
          <table:table-cell table:style-name="ce4" office:value-type="string" calcext:value-type="string">
            <text:p>2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1-30" calcext:value-type="date">
            <text:p>30/11/2014</text:p>
          </table:table-cell>
          <table:table-cell table:style-name="ce4" office:value-type="string" calcext:value-type="string">
            <text:p>24.9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3.15</text:p>
          </table:table-cell>
          <table:table-cell table:style-name="ce4" office:value-type="string" calcext:value-type="string">
            <text:p>2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01" calcext:value-type="date">
            <text:p>1/12/2014</text:p>
          </table:table-cell>
          <table:table-cell table:style-name="ce4" office:value-type="string" calcext:value-type="string">
            <text:p>28.5</text:p>
          </table:table-cell>
          <table:table-cell table:style-name="ce4" office:value-type="string" calcext:value-type="string">
            <text:p>20.8</text:p>
          </table:table-cell>
          <table:table-cell table:style-name="ce4" office:value-type="string" calcext:value-type="string">
            <text:p>24.65</text:p>
          </table:table-cell>
          <table:table-cell table:style-name="ce4" office:value-type="string" calcext:value-type="string">
            <text:p>6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02" calcext:value-type="date">
            <text:p>2/12/2014</text:p>
          </table:table-cell>
          <table:table-cell table:style-name="ce4" office:value-type="string" calcext:value-type="string">
            <text:p>26.4</text:p>
          </table:table-cell>
          <table:table-cell table:style-name="ce4" office:value-type="string" calcext:value-type="string">
            <text:p>18.8</text:p>
          </table:table-cell>
          <table:table-cell table:style-name="ce4" office:value-type="string" calcext:value-type="string">
            <text:p>22.6</text:p>
          </table:table-cell>
          <table:table-cell table:style-name="ce4" office:value-type="string" calcext:value-type="string">
            <text:p>4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03" calcext:value-type="date">
            <text:p>3/12/2014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23.75</text:p>
          </table:table-cell>
          <table:table-cell table:style-name="ce4" office:value-type="string" calcext:value-type="string">
            <text:p>4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04" calcext:value-type="date">
            <text:p>4/12/2014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6.7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05" calcext:value-type="date">
            <text:p>5/12/2014</text:p>
          </table:table-cell>
          <table:table-cell table:style-name="ce4" office:value-type="string" calcext:value-type="string">
            <text:p>30.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24.75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06" calcext:value-type="date">
            <text:p>6/12/2014</text:p>
          </table:table-cell>
          <table:table-cell table:style-name="ce4" office:value-type="string" calcext:value-type="string">
            <text:p>30.1</text:p>
          </table:table-cell>
          <table:table-cell table:style-name="ce4" office:value-type="string" calcext:value-type="string">
            <text:p>17.6</text:p>
          </table:table-cell>
          <table:table-cell table:style-name="ce4" office:value-type="string" calcext:value-type="string">
            <text:p>23.85</text:p>
          </table:table-cell>
          <table:table-cell table:style-name="ce4" office:value-type="string" calcext:value-type="string">
            <text:p>3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07" calcext:value-type="date">
            <text:p>7/12/2014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18.5</text:p>
          </table:table-cell>
          <table:table-cell table:style-name="ce4" office:value-type="string" calcext:value-type="string">
            <text:p>24.05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08" calcext:value-type="date">
            <text:p>8/12/2014</text:p>
          </table:table-cell>
          <table:table-cell table:style-name="ce4" office:value-type="string" calcext:value-type="string">
            <text:p>28.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4.4</text:p>
          </table:table-cell>
          <table:table-cell table:style-name="ce4" office:value-type="string" calcext:value-type="string">
            <text:p>6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09" calcext:value-type="date">
            <text:p>9/12/2014</text:p>
          </table:table-cell>
          <table:table-cell table:style-name="ce4" office:value-type="string" calcext:value-type="string">
            <text:p>28.7</text:p>
          </table:table-cell>
          <table:table-cell table:style-name="ce4" office:value-type="string" calcext:value-type="string">
            <text:p>20.9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4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10" calcext:value-type="date">
            <text:p>10/12/2014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19.7</text:p>
          </table:table-cell>
          <table:table-cell table:style-name="ce4" office:value-type="string" calcext:value-type="string">
            <text:p>25.05</text:p>
          </table:table-cell>
          <table:table-cell table:style-name="ce4" office:value-type="string" calcext:value-type="string">
            <text:p>5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11" calcext:value-type="date">
            <text:p>11/12/2014</text:p>
          </table:table-cell>
          <table:table-cell table:style-name="ce4" office:value-type="string" calcext:value-type="string">
            <text:p>29.5</text:p>
          </table:table-cell>
          <table:table-cell table:style-name="ce4" office:value-type="string" calcext:value-type="string">
            <text:p>20.2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12" calcext:value-type="date">
            <text:p>12/12/2014</text:p>
          </table:table-cell>
          <table:table-cell table:style-name="ce4" office:value-type="string" calcext:value-type="string">
            <text:p>30.4</text:p>
          </table:table-cell>
          <table:table-cell table:style-name="ce4" office:value-type="string" calcext:value-type="string">
            <text:p>20.4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13" calcext:value-type="date">
            <text:p>13/12/2014</text:p>
          </table:table-cell>
          <table:table-cell table:style-name="ce4" office:value-type="string" calcext:value-type="string">
            <text:p>24.3</text:p>
          </table:table-cell>
          <table:table-cell table:style-name="ce4" office:value-type="string" calcext:value-type="string">
            <text:p>19.8</text:p>
          </table:table-cell>
          <table:table-cell table:style-name="ce4" office:value-type="string" calcext:value-type="string">
            <text:p>22.05</text:p>
          </table:table-cell>
          <table:table-cell table:style-name="ce4" office:value-type="string" calcext:value-type="string">
            <text:p>1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14" calcext:value-type="date">
            <text:p>14/12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6.3</text:p>
          </table:table-cell>
          <table:table-cell table:style-name="ce4" office:value-type="string" calcext:value-type="string">
            <text:p>5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15" calcext:value-type="date">
            <text:p>15/12/2014</text:p>
          </table:table-cell>
          <table:table-cell table:style-name="ce4" office:value-type="string" calcext:value-type="string">
            <text:p>31.2</text:p>
          </table:table-cell>
          <table:table-cell table:style-name="ce4" office:value-type="string" calcext:value-type="string">
            <text:p>17.1</text:p>
          </table:table-cell>
          <table:table-cell table:style-name="ce4" office:value-type="string" calcext:value-type="string">
            <text:p>24.15</text:p>
          </table:table-cell>
          <table:table-cell table:style-name="ce4" office:value-type="string" calcext:value-type="string">
            <text:p>7.5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16" calcext:value-type="date">
            <text:p>16/12/2014</text:p>
          </table:table-cell>
          <table:table-cell table:style-name="ce4" office:value-type="string" calcext:value-type="string">
            <text:p>32.8</text:p>
          </table:table-cell>
          <table:table-cell table:style-name="ce4" office:value-type="string" calcext:value-type="string">
            <text:p>16.8</text:p>
          </table:table-cell>
          <table:table-cell table:style-name="ce4" office:value-type="string" calcext:value-type="string">
            <text:p>24.8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17" calcext:value-type="date">
            <text:p>17/12/2014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string" calcext:value-type="string">
            <text:p>19.6</text:p>
          </table:table-cell>
          <table:table-cell table:style-name="ce4" office:value-type="string" calcext:value-type="string">
            <text:p>26.75</text:p>
          </table:table-cell>
          <table:table-cell table:style-name="ce4" office:value-type="string" calcext:value-type="string">
            <text:p>5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18" calcext:value-type="date">
            <text:p>18/12/2014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7.7</text:p>
          </table:table-cell>
          <table:table-cell table:style-name="ce4" office:value-type="string" calcext:value-type="string">
            <text:p>5.7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19" calcext:value-type="date">
            <text:p>19/12/2014</text:p>
          </table:table-cell>
          <table:table-cell table:style-name="ce4" office:value-type="string" calcext:value-type="string">
            <text:p>32.4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6.9</text:p>
          </table:table-cell>
          <table:table-cell table:style-name="ce4" office:value-type="string" calcext:value-type="string">
            <text:p>6.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20" calcext:value-type="date">
            <text:p>20/12/2014</text:p>
          </table:table-cell>
          <table:table-cell table:style-name="ce4" office:value-type="string" calcext:value-type="string">
            <text:p>31.6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6.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21" calcext:value-type="date">
            <text:p>21/12/2014</text:p>
          </table:table-cell>
          <table:table-cell table:style-name="ce4" office:value-type="string" calcext:value-type="string">
            <text:p>28.4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4.8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22" calcext:value-type="date">
            <text:p>22/12/2014</text:p>
          </table:table-cell>
          <table:table-cell table:style-name="ce4" office:value-type="string" calcext:value-type="string">
            <text:p>31.3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6.45</text:p>
          </table:table-cell>
          <table:table-cell table:style-name="ce4" office:value-type="string" calcext:value-type="string">
            <text:p>5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23" calcext:value-type="date">
            <text:p>23/12/2014</text:p>
          </table:table-cell>
          <table:table-cell table:style-name="ce4" office:value-type="string" calcext:value-type="string">
            <text:p>29.6</text:p>
          </table:table-cell>
          <table:table-cell table:style-name="ce4" office:value-type="string" calcext:value-type="string">
            <text:p>21.3</text:p>
          </table:table-cell>
          <table:table-cell table:style-name="ce4" office:value-type="string" calcext:value-type="string">
            <text:p>25.45</text:p>
          </table:table-cell>
          <table:table-cell table:style-name="ce4" office:value-type="string" calcext:value-type="string">
            <text:p>4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24" calcext:value-type="date">
            <text:p>24/12/2014</text:p>
          </table:table-cell>
          <table:table-cell table:style-name="ce4" office:value-type="string" calcext:value-type="string">
            <text:p>30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5.3</text:p>
          </table:table-cell>
          <table:table-cell table:style-name="ce4" office:value-type="string" calcext:value-type="string">
            <text:p>5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25" calcext:value-type="date">
            <text:p>25/12/2014</text:p>
          </table:table-cell>
          <table:table-cell table:style-name="ce4" office:value-type="string" calcext:value-type="string">
            <text:p>32.5</text:p>
          </table:table-cell>
          <table:table-cell table:style-name="ce4" office:value-type="string" calcext:value-type="string">
            <text:p>21.6</text:p>
          </table:table-cell>
          <table:table-cell table:style-name="ce4" office:value-type="string" calcext:value-type="string">
            <text:p>27.05</text:p>
          </table:table-cell>
          <table:table-cell table:style-name="ce4" office:value-type="string" calcext:value-type="string">
            <text:p>4.4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26" calcext:value-type="date">
            <text:p>26/12/2014</text:p>
          </table:table-cell>
          <table:table-cell table:style-name="ce4" office:value-type="string" calcext:value-type="string">
            <text:p>34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27.9</text:p>
          </table:table-cell>
          <table:table-cell table:style-name="ce4" office:value-type="string" calcext:value-type="string">
            <text:p>7.8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27" calcext:value-type="date">
            <text:p>27/12/2014</text:p>
          </table:table-cell>
          <table:table-cell table:style-name="ce4" office:value-type="string" calcext:value-type="string">
            <text:p>34.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27.45</text:p>
          </table:table-cell>
          <table:table-cell table:style-name="ce4" office:value-type="string" calcext:value-type="string">
            <text:p>7.2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28" calcext:value-type="date">
            <text:p>28/12/2014</text:p>
          </table:table-cell>
          <table:table-cell table:style-name="ce4" office:value-type="string" calcext:value-type="string">
            <text:p>34.1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7.75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29" calcext:value-type="date">
            <text:p>29/12/2014</text:p>
          </table:table-cell>
          <table:table-cell table:style-name="ce4" office:value-type="string" calcext:value-type="string">
            <text:p>33.8</text:p>
          </table:table-cell>
          <table:table-cell table:style-name="ce4" office:value-type="string" calcext:value-type="string">
            <text:p>21.4</text:p>
          </table:table-cell>
          <table:table-cell table:style-name="ce4" office:value-type="string" calcext:value-type="string">
            <text:p>27.6</text:p>
          </table:table-cell>
          <table:table-cell table:style-name="ce4" office:value-type="string" calcext:value-type="string">
            <text:p>8.3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30" calcext:value-type="date">
            <text:p>30/12/2014</text:p>
          </table:table-cell>
          <table:table-cell table:style-name="ce4" office:value-type="string" calcext:value-type="string">
            <text:p>33.9</text:p>
          </table:table-cell>
          <table:table-cell table:style-name="ce4" office:value-type="string" calcext:value-type="string">
            <text:p>20.3</text:p>
          </table:table-cell>
          <table:table-cell table:style-name="ce4" office:value-type="string" calcext:value-type="string">
            <text:p>27.1</text:p>
          </table:table-cell>
          <table:table-cell table:style-name="ce4" office:value-type="string" calcext:value-type="string">
            <text:p>7.1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4-12-31" calcext:value-type="date">
            <text:p>31/12/2014</text:p>
          </table:table-cell>
          <table:table-cell table:style-name="ce4" office:value-type="string" calcext:value-type="string">
            <text:p>29.7</text:p>
          </table:table-cell>
          <table:table-cell table:style-name="ce4" office:value-type="string" calcext:value-type="string">
            <text:p>21.1</text:p>
          </table:table-cell>
          <table:table-cell table:style-name="ce4" office:value-type="string" calcext:value-type="string">
            <text:p>25.4</text:p>
          </table:table-cell>
          <table:table-cell table:style-name="ce4" office:value-type="string" calcext:value-type="string">
            <text:p>2.7</text:p>
          </table:table-cell>
          <table:table-cell table:number-columns-repeated="1019"/>
        </table:table-row>
        <table:table-row table:style-name="ro2" table:number-rows-repeated="10460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3:45:42.408507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rsos</meta:initial-creator>
    <meta:creation-date>2017-10-24T23:39:52</meta:creation-date>
    <dc:date>2017-10-26T13:55:46.390431582</dc:date>
    <meta:generator>LibreOffice/5.1.6.2$Linux_X86_64 LibreOffice_project/10m0$Build-2</meta:generator>
    <meta:editing-duration>PT13M26S</meta:editing-duration>
    <meta:editing-cycles>3</meta:editing-cycles>
    <meta:document-statistic meta:table-count="3" meta:cell-count="1279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